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5pt"/>
    </style:style>
    <style:style style:name="co2" style:family="table-column">
      <style:table-column-properties fo:break-before="auto" style:column-width="59.44pt"/>
    </style:style>
    <style:style style:name="co3" style:family="table-column">
      <style:table-column-properties fo:break-before="auto" style:column-width="103.89pt"/>
    </style:style>
    <style:style style:name="co4" style:family="table-column">
      <style:table-column-properties fo:break-before="auto" style:column-width="215.49pt"/>
    </style:style>
    <style:style style:name="co5" style:family="table-column">
      <style:table-column-properties fo:break-before="auto" style:column-width="48.36pt"/>
    </style:style>
    <style:style style:name="co6" style:family="table-column">
      <style:table-column-properties fo:break-before="auto" style:column-width="159.51pt"/>
    </style:style>
    <style:style style:name="co7" style:family="table-column">
      <style:table-column-properties fo:break-before="auto" style:column-width="46.91pt"/>
    </style:style>
    <style:style style:name="ro1" style:family="table-row">
      <style:table-row-properties style:row-height="26.25pt" fo:break-before="auto" style:use-optimal-row-height="true"/>
    </style:style>
    <style:style style:name="ro2" style:family="table-row">
      <style:table-row-properties style:row-height="75.74pt" fo:break-before="auto" style:use-optimal-row-height="true"/>
    </style:style>
    <style:style style:name="ro3" style:family="table-row">
      <style:table-row-properties style:row-height="60.75pt" fo:break-before="auto" style:use-optimal-row-height="tru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30.76pt" fo:break-before="auto" style:use-optimal-row-height="true"/>
    </style:style>
    <style:style style:name="ro6" style:family="table-row">
      <style:table-row-properties style:row-height="45.75pt" fo:break-before="auto" style:use-optimal-row-height="true"/>
    </style:style>
    <style:style style:name="ro7" style:family="table-row">
      <style:table-row-properties style:row-height="90.74pt" fo:break-before="auto" style:use-optimal-row-height="true"/>
    </style:style>
    <style:style style:name="ro8" style:family="table-row">
      <style:table-row-properties style:row-height="105.76pt" fo:break-before="auto" style:use-optimal-row-height="true"/>
    </style:style>
    <style:style style:name="ro9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ff"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0000"/>
    </style:style>
    <style:style style:name="T3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800000"/>
    </style:style>
    <style:style style:name="T4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00ff"/>
    </style:style>
    <style:style style:name="T5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ff0000"/>
    </style:style>
    <style:style style:name="T6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8000"/>
    </style:style>
    <style:style style:name="T7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8080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-is-between(0,1)" table:allow-empty-cell="true" table:base-cell-address="NLT.G2">
          <table:help-message table:display="true"/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NLT.K2"/>
      </table:content-validations>
      <table:table table:name="NLT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3" table:number-columns-repeated="2" table:default-cell-style-name="ce10"/>
        <table:table-column table:style-name="co4" table:default-cell-style-name="ce3"/>
        <table:table-column table:style-name="co5" table:number-columns-repeated="4" table:default-cell-style-name="ce3"/>
        <table:table-column table:style-name="co3" table:default-cell-style-name="ce3"/>
        <table:table-column table:style-name="co6" table:number-columns-repeated="2" table:default-cell-style-name="ce3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ROUTINE</text:p>
          </table:table-cell>
          <table:table-cell table:style-name="ce4" office:value-type="string" calcext:value-type="string">
            <text:p>LINE NUMBER</text:p>
          </table:table-cell>
          <table:table-cell table:style-name="ce1" office:value-type="string" calcext:value-type="string">
            <text:p>TYPE</text:p>
          </table:table-cell>
          <table:table-cell table:style-name="ce7" office:value-type="string" calcext:value-type="string">
            <text:p>GLOBAL</text:p>
          </table:table-cell>
          <table:table-cell table:style-name="ce7" office:value-type="string" calcext:value-type="string">
            <text:p>FILEMAN FILE</text:p>
          </table:table-cell>
          <table:table-cell table:style-name="ce7" office:value-type="string" calcext:value-type="string">
            <text:p>CODE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Set</text:p>
          </table:table-cell>
          <table:table-cell table:style-name="ce13" office:value-type="string" calcext:value-type="string">
            <text:p>Read</text:p>
          </table:table-cell>
          <table:table-cell table:style-name="ce13" office:value-type="string" calcext:value-type="string">
            <text:p>Kill</text:p>
          </table:table-cell>
          <table:table-cell table:style-name="ce14" office:value-type="string" calcext:value-type="string">
            <text:p>Routine Type</text:p>
          </table:table-cell>
          <table:table-cell table:style-name="ce15" office:value-type="string" calcext:value-type="string">
            <text:p>API Suggestion</text:p>
          </table:table-cell>
          <table:table-cell table:style-name="ce15" office:value-type="string" calcext:value-type="string">
            <text:p>Comment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NLTIN001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1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2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2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3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3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4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4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5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5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6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6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7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7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8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8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9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9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A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A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B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B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C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C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D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D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E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E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F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F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G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G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H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H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I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I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J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J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K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K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L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L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M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M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N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N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O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O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P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P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Q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Q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R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R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S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S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T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T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U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U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V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V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W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W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X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X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Y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Y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Z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0Z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0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0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1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1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2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2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3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3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4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4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5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5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6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6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7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7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8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8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9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9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A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A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B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B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C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C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D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D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E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E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F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F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G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G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H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H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I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I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J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J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K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K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L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L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M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M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N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N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O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O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P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P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Q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Q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R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R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S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S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T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T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U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U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V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V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W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.21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W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.21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X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1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X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1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Y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.2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Y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.2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Z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1Z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22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20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.3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20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</text:span><text:span text:style-name="T2">(64.3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21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3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21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3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22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3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22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3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23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3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23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3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24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3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024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Q</text:span><text:span text:style-name="T2">:'</text:span><text:span text:style-name="T3">DIFQR</text:span><text:span text:style-name="T2">(64.3)  </text:span><text:span text:style-name="T4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025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025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026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EXECUTE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026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INDIRECTION</text:p>
          </table:table-cell>
          <table:table-cell table:style-name="ce8" table:number-columns-repeated="2"/>
          <table:table-cell table:style-name="ce11" office:value-type="string" calcext:value-type="string">
            <text:p> <text:span text:style-name="T1">F </text:span><text:span text:style-name="T3">I</text:span><text:span text:style-name="T2">=1:2 </text:span><text:span text:style-name="T4">S </text:span><text:span text:style-name="T3">X</text:span><text:span text:style-name="T2">=</text:span><text:span text:style-name="T4">$T</text:span><text:span text:style-name="T2">(</text:span><text:span text:style-name="T5">Q</text:span><text:span text:style-name="T2">+</text:span><text:span text:style-name="T3">I</text:span><text:span text:style-name="T2">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3">Y</text:span><text:span text:style-name="T2">=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4,999),</text:span><text:span text:style-name="T3">X</text:span><text:span text:style-name="T2">=</text:span><text:span text:style-name="T4">$E</text:span><text:span text:style-name="T2">(</text:span><text:span text:style-name="T3">X</text:span><text:span text:style-name="T2">,4,999) </text:span><text:span text:style-name="T4">S</text:span><text:span text:style-name="T2">:</text:span><text:span text:style-name="T4">$A</text:span><text:span text:style-name="T2">(</text:span><text:span text:style-name="T3">Y</text:span><text:span text:style-name="T2">)=126 </text:span><text:span text:style-name="T3">I</text:span><text:span text:style-name="T2">=</text:span><text:span text:style-name="T3">I</text:span><text:span text:style-name="T2">+1,</text:span><text:span text:style-name="T3">Y</text:span><text:span text:style-name="T2">=</text:span><text:span text:style-name="T4">$E</text:span><text:span text:style-name="T2">(</text:span><text:span text:style-name="T3">Y</text:span><text:span text:style-name="T2">,2,999)_</text:span><text:span text:style-name="T4">$E</text:span><text:span text:style-name="T2">(</text:span><text:span text:style-name="T4">$T</text:span><text:span text:style-name="T2">(</text:span><text:span text:style-name="T5">Q</text:span><text:span text:style-name="T2">+</text:span><text:span text:style-name="T3">I</text:span><text:span text:style-name="T2">+1),5,99) </text:span><text:span text:style-name="T4">S</text:span><text:span text:style-name="T2">:</text:span><text:span text:style-name="T4">$A</text:span><text:span text:style-name="T2">(</text:span><text:span text:style-name="T3">Y</text:span><text:span text:style-name="T2">)=61 </text:span><text:span text:style-name="T3">Y</text:span><text:span text:style-name="T2">=</text:span><text:span text:style-name="T4">$E</text:span><text:span text:style-name="T2">(</text:span><text:span text:style-name="T3">Y</text:span><text:span text:style-name="T2">,2,999) </text:span><text:span text:style-name="T4">X </text:span><text:span text:style-name="T3">NO </text:span><text:span text:style-name="T4">E  S </text:span><text:span text:style-name="T2">@</text:span><text:span text:style-name="T3">X</text:span><text:span text:style-name="T2">=</text:span><text:span text:style-name="T3">Y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4">
          <table:table-cell table:style-name="ce2" office:value-type="string" calcext:value-type="string">
            <text:p>NLTINIS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string" calcext:value-type="string">
            <text:p>$GET</text:p>
          </table:table-cell>
          <table:table-cell table:style-name="ce9" office:value-type="string" calcext:value-type="string">
            <text:p>^XMB("NETNAME",</text:p>
          </table:table-cell>
          <table:table-cell table:style-name="ce8"/>
          <table:table-cell table:style-name="ce11" office:value-type="string" calcext:value-type="string">
            <text:p> <text:span text:style-name="T1">I $G</text:span><text:span text:style-name="T2">(^XMB(</text:span><text:span text:style-name="T6">"NETNAME"</text:span><text:span text:style-name="T2">))'[</text:span><text:span text:style-name="T6">".VA.GOV" </text:span><text:span text:style-name="T4">Q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S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%ZOSF("PROD",</text:p>
          </table:table-cell>
          <table:table-cell table:style-name="ce8"/>
          <table:table-cell table:style-name="ce11" office:value-type="string" calcext:value-type="string">
            <text:p> <text:span text:style-name="T1">Q</text:span><text:span text:style-name="T2">:'</text:span><text:span text:style-name="T4">$D</text:span><text:span text:style-name="T2">(^%ZOSF(</text:span><text:span text:style-name="T6">"UCI"</text:span><text:span text:style-name="T2">))  </text:span><text:span text:style-name="T4">Q</text:span><text:span text:style-name="T2">:'</text:span><text:span text:style-name="T4">$D</text:span><text:span text:style-name="T2">(^%ZOSF(</text:span><text:span text:style-name="T6">"PROD"</text:span><text:span text:style-name="T2">)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S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EXECUTE</text:p>
          </table:table-cell>
          <table:table-cell table:style-name="ce9" office:value-type="string" calcext:value-type="string">
            <text:p>^%ZOSF("PROD",</text:p>
          </table:table-cell>
          <table:table-cell table:style-name="ce8"/>
          <table:table-cell table:style-name="ce11" office:value-type="string" calcext:value-type="string">
            <text:p> <text:span text:style-name="T1">X </text:span><text:span text:style-name="T2">^%ZOSF(</text:span><text:span text:style-name="T6">"UCI"</text:span><text:span text:style-name="T2">) </text:span><text:span text:style-name="T4">I </text:span><text:span text:style-name="T3">Y</text:span><text:span text:style-name="T2">'=^%ZOSF(</text:span><text:span text:style-name="T6">"PROD"</text:span><text:span text:style-name="T2">) </text:span><text:span text:style-name="T4">Q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S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XECUTE</text:p>
          </table:table-cell>
          <table:table-cell table:style-name="ce9" office:value-type="string" calcext:value-type="string">
            <text:p>^%ZOSF("PROD",</text:p>
          </table:table-cell>
          <table:table-cell table:style-name="ce8"/>
          <table:table-cell table:style-name="ce11" office:value-type="string" calcext:value-type="string">
            <text:p> <text:span text:style-name="T1">X </text:span><text:span text:style-name="T2">^%ZOSF(</text:span><text:span text:style-name="T6">"UCI"</text:span><text:span text:style-name="T2">) </text:span><text:span text:style-name="T4">I </text:span><text:span text:style-name="T3">Y</text:span><text:span text:style-name="T2">'=^%ZOSF(</text:span><text:span text:style-name="T6">"PROD"</text:span><text:span text:style-name="T2">) </text:span><text:span text:style-name="T4">Q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4">
          <table:table-cell table:style-name="ce2" office:value-type="string" calcext:value-type="string">
            <text:p>NLTINIS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$GET</text:p>
          </table:table-cell>
          <table:table-cell table:style-name="ce9" office:value-type="string" calcext:value-type="string">
            <text:p>^XMB("NETNAME",</text:p>
          </table:table-cell>
          <table:table-cell table:style-name="ce8"/>
          <table:table-cell table:style-name="ce11" office:value-type="string" calcext:value-type="string">
            <text:p> <text:span text:style-name="T1">S </text:span><text:span text:style-name="T3">SITE</text:span><text:span text:style-name="T2">=</text:span><text:span text:style-name="T4">$G</text:span><text:span text:style-name="T2">(^XMB(</text:span><text:span text:style-name="T6">"NETNAME"</text:span><text:span text:style-name="T2">)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S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string" calcext:value-type="string">
            <text:p>$GET</text:p>
          </table:table-cell>
          <table:table-cell table:style-name="ce9" office:value-type="string" calcext:value-type="string">
            <text:p>^DIC(9.4,</text:p>
          </table:table-cell>
          <table:table-cell table:style-name="ce9" office:value-type="string" calcext:value-type="string">
            <text:p>PACKAGE</text:p>
          </table:table-cell>
          <table:table-cell table:style-name="ce11" office:value-type="string" calcext:value-type="string">
            <text:p> <text:span text:style-name="T1">S </text:span><text:span text:style-name="T3">START</text:span><text:span text:style-name="T2">=</text:span><text:span text:style-name="T4">$P</text:span><text:span text:style-name="T2">(</text:span><text:span text:style-name="T4">$G</text:span><text:span text:style-name="T2">(^DIC(9.4,</text:span><text:span text:style-name="T3">VER</text:span><text:span text:style-name="T2">(0),</text:span><text:span text:style-name="T6">"PRE"</text:span><text:span text:style-name="T2">)),</text:span><text:span text:style-name="T3">U</text:span><text:span text:style-name="T2">,2) </text:span><text:span text:style-name="T4">I </text:span><text:span text:style-name="T2">'</text:span><text:span text:style-name="T4">$L</text:span><text:span text:style-name="T2">(</text:span><text:span text:style-name="T3">START</text:span><text:span text:style-name="T2">) </text:span><text:span text:style-name="T4">S </text:span><text:span text:style-name="T3">START</text:span><text:span text:style-name="T2">=</text:span><text:span text:style-name="T6">"Unknown"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S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string" calcext:value-type="string">
            <text:p>EXECUTE</text:p>
          </table:table-cell>
          <table:table-cell table:style-name="ce9" office:value-type="string" calcext:value-type="string">
            <text:p>^%ZOSF("TEST",</text:p>
          </table:table-cell>
          <table:table-cell table:style-name="ce8"/>
          <table:table-cell table:style-name="ce11" office:value-type="string" calcext:value-type="string">
            <text:p> .<text:span text:style-name="T1">S </text:span><text:span text:style-name="T3">X</text:span><text:span text:style-name="T2">=</text:span><text:span text:style-name="T6">"XLFDT" </text:span><text:span text:style-name="T4">X </text:span><text:span text:style-name="T2">^%ZOSF(</text:span><text:span text:style-name="T6">"TEST"</text:span><text:span text:style-name="T2">) </text:span><text:span text:style-name="T4">I $T D  Q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S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string" calcext:value-type="string">
            <text:p>XECUTE</text:p>
          </table:table-cell>
          <table:table-cell table:style-name="ce9" office:value-type="string" calcext:value-type="string">
            <text:p>^%ZOSF("TEST",</text:p>
          </table:table-cell>
          <table:table-cell table:style-name="ce8"/>
          <table:table-cell table:style-name="ce11" office:value-type="string" calcext:value-type="string">
            <text:p> .<text:span text:style-name="T1">S </text:span><text:span text:style-name="T3">X</text:span><text:span text:style-name="T2">=</text:span><text:span text:style-name="T6">"XLFDT" </text:span><text:span text:style-name="T4">X </text:span><text:span text:style-name="T2">^%ZOSF(</text:span><text:span text:style-name="T6">"TEST"</text:span><text:span text:style-name="T2">) </text:span><text:span text:style-name="T4">I $T D  Q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DD("VERSION",</text:p>
          </table:table-cell>
          <table:table-cell table:style-name="ce8"/>
          <table:table-cell table:style-name="ce11" office:value-type="string" calcext:value-type="string">
            <text:p> <text:span text:style-name="T1">I $D</text:span><text:span text:style-name="T2">(^DD(</text:span><text:span text:style-name="T6">"VERSION"</text:span><text:span text:style-name="T2">)),^(</text:span><text:span text:style-name="T6">"VERSION"</text:span><text:span text:style-name="T2">)'&lt;21 </text:span><text:span text:style-name="T4">G </text:span><text:span text:style-name="T5">GO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D("VERSION",</text:p>
          </table:table-cell>
          <table:table-cell table:style-name="ce8"/>
          <table:table-cell table:style-name="ce11" office:value-type="string" calcext:value-type="string">
            <text:p> <text:span text:style-name="T1">I $D</text:span><text:span text:style-name="T2">(^DD(</text:span><text:span text:style-name="T6">"VERSION"</text:span><text:span text:style-name="T2">)),^(</text:span><text:span text:style-name="T6">"VERSION"</text:span><text:span text:style-name="T2">)'&lt;21 </text:span><text:span text:style-name="T4">G </text:span><text:span text:style-name="T5">GO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IF</text:p>
          </table:table-cell>
          <table:table-cell table:style-name="ce9" office:value-type="string" calcext:value-type="string">
            <text:p>^DD("VERSION",</text:p>
          </table:table-cell>
          <table:table-cell table:style-name="ce8"/>
          <table:table-cell table:style-name="ce11" office:value-type="string" calcext:value-type="string">
            <text:p> <text:span text:style-name="T1">I </text:span><text:span text:style-name="T2">^DD(</text:span><text:span text:style-name="T6">"VERSION"</text:span><text:span text:style-name="T2">)&lt;21 </text:span><text:span text:style-name="T4">W </text:span><text:span text:style-name="T2">!,</text:span><text:span text:style-name="T6">"but I need version 21 of the VA FileMan!" </text:span><text:span text:style-name="T4">G </text:span><text:span text:style-name="T5">Q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</text:p>
          </table:table-cell>
          <table:table-cell table:style-name="ce5" office:value-type="float" office:value="14" calcext:value-type="float">
            <text:p>14</text:p>
          </table:table-cell>
          <table:table-cell table:style-name="ce2" office:value-type="string" calcext:value-type="string">
            <text:p>INDIRECTION</text:p>
          </table:table-cell>
          <table:table-cell table:style-name="ce9" office:value-type="string" calcext:value-type="string">
            <text:p>^DD("VERSION",</text:p>
          </table:table-cell>
          <table:table-cell table:style-name="ce8"/>
          <table:table-cell table:style-name="ce11" office:value-type="string" calcext:value-type="string">
            <text:p> <text:span text:style-name="T1">F </text:span><text:span text:style-name="T3">DIFRIR</text:span><text:span text:style-name="T2">=1:1:1 </text:span><text:span text:style-name="T4">S </text:span><text:span text:style-name="T3">DIFRRTN</text:span><text:span text:style-name="T2">=</text:span><text:span text:style-name="T6">"^NLTINIT"</text:span><text:span text:style-name="T2">_</text:span><text:span text:style-name="T4">$E</text:span><text:span text:style-name="T2">(</text:span><text:span text:style-name="T6">"5"</text:span><text:span text:style-name="T2">,</text:span><text:span text:style-name="T3">DIFRIR</text:span><text:span text:style-name="T2">) </text:span><text:span text:style-name="T4">D </text:span><text:span text:style-name="T2">@</text:span><text:span text:style-name="T3">DIFRRTN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string" calcext:value-type="string">
            <text:p>SET</text:p>
          </table:table-cell>
          <table:table-cell table:style-name="ce9" office:value-type="string" calcext:value-type="string">
            <text:p>^DD(N,</text:p>
          </table:table-cell>
          <table:table-cell table:style-name="ce8"/>
          <table:table-cell table:style-name="ce11" office:value-type="string" calcext:value-type="string">
            <text:p> <text:span text:style-name="T1">I </text:span><text:span text:style-name="T3">DIFROM </text:span><text:span text:style-name="T4">F </text:span><text:span text:style-name="T3">DIF</text:span><text:span text:style-name="T2">=1:2:10 </text:span><text:span text:style-name="T4">S </text:span><text:span text:style-name="T3">%</text:span><text:span text:style-name="T2">=^UTILITY(</text:span><text:span text:style-name="T6">"DIF"</text:span><text:span text:style-name="T2">,</text:span><text:span text:style-name="T4">$J</text:span><text:span text:style-name="T2">,</text:span><text:span text:style-name="T3">DIF</text:span><text:span text:style-name="T2">),</text:span><text:span text:style-name="T3">N</text:span><text:span text:style-name="T2">=+</text:span><text:span text:style-name="T4">$P</text:span><text:span text:style-name="T2">(</text:span><text:span text:style-name="T3">%</text:span><text:span text:style-name="T2">,</text:span><text:span text:style-name="T6">";"</text:span><text:span text:style-name="T2">,3) </text:span><text:span text:style-name="T4">I </text:span><text:span text:style-name="T3">N</text:span><text:span text:style-name="T2">,</text:span><text:span text:style-name="T4">$P</text:span><text:span text:style-name="T2">(</text:span><text:span text:style-name="T3">%</text:span><text:span text:style-name="T2">,</text:span><text:span text:style-name="T6">";"</text:span><text:span text:style-name="T2">,8)=</text:span><text:span text:style-name="T6">"y" </text:span><text:span text:style-name="T4">S </text:span><text:span text:style-name="T2">^DD(</text:span><text:span text:style-name="T3">N</text:span><text:span text:style-name="T2">,0,</text:span><text:span text:style-name="T6">"VR"</text:span><text:span text:style-name="T2">)=</text:span><text:span text:style-name="T3">DIFROM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</text:p>
          </table:table-cell>
          <table:table-cell table:style-name="ce5" office:value-type="float" office:value="22" calcext:value-type="float">
            <text:p>22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DIC(9.4,</text:p>
          </table:table-cell>
          <table:table-cell table:style-name="ce9" office:value-type="string" calcext:value-type="string">
            <text:p>PACKAGE</text:p>
          </table:table-cell>
          <table:table-cell table:style-name="ce11" office:value-type="string" calcext:value-type="string">
            <text:p> <text:span text:style-name="T1">I </text:span><text:span text:style-name="T3">DIFROM</text:span><text:span text:style-name="T2">(0)&gt;0 </text:span><text:span text:style-name="T4">F </text:span><text:span text:style-name="T3">%</text:span><text:span text:style-name="T2">=</text:span><text:span text:style-name="T6">"PRE"</text:span><text:span text:style-name="T2">,</text:span><text:span text:style-name="T6">"INI"</text:span><text:span text:style-name="T2">,</text:span><text:span text:style-name="T6">"INIT" </text:span><text:span text:style-name="T4">S</text:span><text:span text:style-name="T2">:</text:span><text:span text:style-name="T4">$D</text:span><text:span text:style-name="T2">(</text:span><text:span text:style-name="T3">DIFROM</text:span><text:span text:style-name="T2">(</text:span><text:span text:style-name="T3">%</text:span><text:span text:style-name="T2">)) </text:span><text:span text:style-name="T4">$P</text:span><text:span text:style-name="T2">(^DIC(9.4,</text:span><text:span text:style-name="T3">DIFROM</text:span><text:span text:style-name="T2">(0),</text:span><text:span text:style-name="T3">%</text:span><text:span text:style-name="T2">),</text:span><text:span text:style-name="T3">U</text:span><text:span text:style-name="T2">,2)=</text:span><text:span text:style-name="T3">DIFROM</text:span><text:span text:style-name="T2">(</text:span><text:span text:style-name="T3">%</text:span><text:span text:style-name="T2">)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</text:p>
          </table:table-cell>
          <table:table-cell table:style-name="ce5" office:value-type="float" office:value="23" calcext:value-type="float">
            <text:p>23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0,</text:p>
          </table:table-cell>
          <table:table-cell table:style-name="ce9" office:value-type="string" calcext:value-type="string">
            <text:p>FILE</text:p>
          </table:table-cell>
          <table:table-cell table:style-name="ce11" office:value-type="string" calcext:value-type="string">
            <text:p> <text:span text:style-name="T1">I $G</text:span><text:span text:style-name="T2">(</text:span><text:span text:style-name="T3">DIFQN</text:span><text:span text:style-name="T2">) </text:span><text:span text:style-name="T4">S $P</text:span><text:span text:style-name="T2">(^(0),</text:span><text:span text:style-name="T3">U</text:span><text:span text:style-name="T2">,3,4)=</text:span><text:span text:style-name="T4">$P</text:span><text:span text:style-name="T2">(</text:span><text:span text:style-name="T3">DIFQN</text:span><text:span text:style-name="T2">,</text:span><text:span text:style-name="T3">U</text:span><text:span text:style-name="T2">,2)_</text:span><text:span text:style-name="T3">U</text:span><text:span text:style-name="T2">_(</text:span><text:span text:style-name="T4">$P</text:span><text:span text:style-name="T2">(^DIC(0),</text:span><text:span text:style-name="T3">U</text:span><text:span text:style-name="T2">,4)+</text:span><text:span text:style-name="T3">DIFQN</text:span><text:span text:style-name="T2">) </text:span><text:span text:style-name="T4">K </text:span><text:span text:style-name="T3">DIFQN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</text:p>
          </table:table-cell>
          <table:table-cell table:style-name="ce5" office:value-type="float" office:value="23" calcext:value-type="float">
            <text:p>23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DIC(0,</text:p>
          </table:table-cell>
          <table:table-cell table:style-name="ce9" office:value-type="string" calcext:value-type="string">
            <text:p>FILE</text:p>
          </table:table-cell>
          <table:table-cell table:style-name="ce11" office:value-type="string" calcext:value-type="string">
            <text:p> <text:span text:style-name="T1">I $G</text:span><text:span text:style-name="T2">(</text:span><text:span text:style-name="T3">DIFQN</text:span><text:span text:style-name="T2">) </text:span><text:span text:style-name="T4">S $P</text:span><text:span text:style-name="T2">(^(0),</text:span><text:span text:style-name="T3">U</text:span><text:span text:style-name="T2">,3,4)=</text:span><text:span text:style-name="T4">$P</text:span><text:span text:style-name="T2">(</text:span><text:span text:style-name="T3">DIFQN</text:span><text:span text:style-name="T2">,</text:span><text:span text:style-name="T3">U</text:span><text:span text:style-name="T2">,2)_</text:span><text:span text:style-name="T3">U</text:span><text:span text:style-name="T2">_(</text:span><text:span text:style-name="T4">$P</text:span><text:span text:style-name="T2">(^DIC(0),</text:span><text:span text:style-name="T3">U</text:span><text:span text:style-name="T2">,4)+</text:span><text:span text:style-name="T3">DIFQN</text:span><text:span text:style-name="T2">) </text:span><text:span text:style-name="T4">K </text:span><text:span text:style-name="T3">DIFQN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%ZOSF("TEST",</text:p>
          </table:table-cell>
          <table:table-cell table:style-name="ce8"/>
          <table:table-cell table:style-name="ce11" office:value-type="string" calcext:value-type="string">
            <text:p> <text:span text:style-name="T1">I </text:span><text:span text:style-name="T3">DIFROM</text:span><text:span text:style-name="T2">,</text:span><text:span text:style-name="T4">$D</text:span><text:span text:style-name="T2">(^%ZTSK) </text:span><text:span text:style-name="T4">S </text:span><text:span text:style-name="T3">X</text:span><text:span text:style-name="T2">=</text:span><text:span text:style-name="T6">"NLTINIS" </text:span><text:span text:style-name="T4">X </text:span><text:span text:style-name="T2">^%ZOSF(</text:span><text:span text:style-name="T6">"TEST"</text:span><text:span text:style-name="T2">) </text:span><text:span text:style-name="T4">D</text:span><text:span text:style-name="T2">:</text:span><text:span text:style-name="T4">$T </text:span><text:span text:style-name="T5">PAC</text:span><text:span text:style-name="T2">^NLTINIS(</text:span><text:span text:style-name="T4">$T</text:span><text:span text:style-name="T2">(</text:span><text:span text:style-name="T5">IXF</text:span><text:span text:style-name="T2">),.</text:span><text:span text:style-name="T3">DIFROM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string" calcext:value-type="string">
            <text:p>EXECUTE</text:p>
          </table:table-cell>
          <table:table-cell table:style-name="ce9" office:value-type="string" calcext:value-type="string">
            <text:p>^%ZOSF("TEST",</text:p>
          </table:table-cell>
          <table:table-cell table:style-name="ce8"/>
          <table:table-cell table:style-name="ce11" office:value-type="string" calcext:value-type="string">
            <text:p> <text:span text:style-name="T1">I </text:span><text:span text:style-name="T3">DIFROM</text:span><text:span text:style-name="T2">,</text:span><text:span text:style-name="T4">$D</text:span><text:span text:style-name="T2">(^%ZTSK) </text:span><text:span text:style-name="T4">S </text:span><text:span text:style-name="T3">X</text:span><text:span text:style-name="T2">=</text:span><text:span text:style-name="T6">"NLTINIS" </text:span><text:span text:style-name="T4">X </text:span><text:span text:style-name="T2">^%ZOSF(</text:span><text:span text:style-name="T6">"TEST"</text:span><text:span text:style-name="T2">) </text:span><text:span text:style-name="T4">D</text:span><text:span text:style-name="T2">:</text:span><text:span text:style-name="T4">$T </text:span><text:span text:style-name="T5">PAC</text:span><text:span text:style-name="T2">^NLTINIS(</text:span><text:span text:style-name="T4">$T</text:span><text:span text:style-name="T2">(</text:span><text:span text:style-name="T5">IXF</text:span><text:span text:style-name="T2">),.</text:span><text:span text:style-name="T3">DIFROM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</text:p>
          </table:table-cell>
          <table:table-cell table:style-name="ce5" office:value-type="float" office:value="24" calcext:value-type="float">
            <text:p>24</text:p>
          </table:table-cell>
          <table:table-cell table:style-name="ce2" office:value-type="string" calcext:value-type="string">
            <text:p>XECUTE</text:p>
          </table:table-cell>
          <table:table-cell table:style-name="ce9" office:value-type="string" calcext:value-type="string">
            <text:p>^%ZOSF("TEST",</text:p>
          </table:table-cell>
          <table:table-cell table:style-name="ce8"/>
          <table:table-cell table:style-name="ce11" office:value-type="string" calcext:value-type="string">
            <text:p> <text:span text:style-name="T1">I </text:span><text:span text:style-name="T3">DIFROM</text:span><text:span text:style-name="T2">,</text:span><text:span text:style-name="T4">$D</text:span><text:span text:style-name="T2">(^%ZTSK) </text:span><text:span text:style-name="T4">S </text:span><text:span text:style-name="T3">X</text:span><text:span text:style-name="T2">=</text:span><text:span text:style-name="T6">"NLTINIS" </text:span><text:span text:style-name="T4">X </text:span><text:span text:style-name="T2">^%ZOSF(</text:span><text:span text:style-name="T6">"TEST"</text:span><text:span text:style-name="T2">) </text:span><text:span text:style-name="T4">D</text:span><text:span text:style-name="T2">:</text:span><text:span text:style-name="T4">$T </text:span><text:span text:style-name="T5">PAC</text:span><text:span text:style-name="T2">^NLTINIS(</text:span><text:span text:style-name="T4">$T</text:span><text:span text:style-name="T2">(</text:span><text:span text:style-name="T5">IXF</text:span><text:span text:style-name="T2">),.</text:span><text:span text:style-name="T3">DIFROM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string" calcext:value-type="string">
            <text:p>*UNKNOWN</text:p>
          </table:table-cell>
          <table:table-cell table:style-name="ce9" office:value-type="string" calcext:value-type="string">
            <text:p>^DIC(9.4,</text:p>
          </table:table-cell>
          <table:table-cell table:style-name="ce9" office:value-type="string" calcext:value-type="string">
            <text:p>PACKAGE</text:p>
          </table:table-cell>
          <table:table-cell table:style-name="ce11" office:value-type="string" calcext:value-type="string">
            <text:p> <text:span text:style-name="T1">S</text:span><text:span text:style-name="T2">:</text:span><text:span text:style-name="T3">DIFROM</text:span><text:span text:style-name="T2">(0)&gt;0 ^DIC(9.4,</text:span><text:span text:style-name="T3">DIFROM</text:span><text:span text:style-name="T2">(0),</text:span><text:span text:style-name="T6">"VERSION"</text:span><text:span text:style-name="T2">)=</text:span><text:span text:style-name="T3">DIFROM </text:span><text:span text:style-name="T4">G </text:span><text:span text:style-name="T5">Q</text:span><text:span text:style-name="T2">^DIFROM0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</text:p>
          </table:table-cell>
          <table:table-cell table:style-name="ce5" office:value-type="float" office:value="26" calcext:value-type="float">
            <text:p>26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DIC(+N,</text:p>
          </table:table-cell>
          <table:table-cell table:style-name="ce9" office:value-type="string" calcext:value-type="string">
            <text:p>FILE</text:p>
          </table:table-cell>
          <table:table-cell table:style-name="ce12" office:value-type="string" calcext:value-type="string">
            <text:p>D <text:span text:style-name="T1">S</text:span><text:span text:style-name="T2">:</text:span><text:span text:style-name="T4">$D</text:span><text:span text:style-name="T2">(^DIC(+</text:span><text:span text:style-name="T3">N</text:span><text:span text:style-name="T2">,0))[0 ^(0)=</text:span><text:span text:style-name="T3">D </text:span><text:span text:style-name="T4">S </text:span><text:span text:style-name="T3">X</text:span><text:span text:style-name="T2">=</text:span><text:span text:style-name="T4">$D</text:span><text:span text:style-name="T2">(@(</text:span><text:span text:style-name="T3">DIK</text:span><text:span text:style-name="T2">_</text:span><text:span text:style-name="T6">"0)"</text:span><text:span text:style-name="T2">)),^(0)=</text:span><text:span text:style-name="T3">D</text:span><text:span text:style-name="T2">_</text:span><text:span text:style-name="T3">U</text:span><text:span text:style-name="T2">_</text:span><text:span text:style-name="T4">$S</text:span><text:span text:style-name="T2">(</text:span><text:span text:style-name="T3">X</text:span><text:span text:style-name="T2">#2:</text:span><text:span text:style-name="T4">$P</text:span><text:span text:style-name="T2">(^(0),</text:span><text:span text:style-name="T3">U</text:span><text:span text:style-name="T2">,3,9),1:</text:span><text:span text:style-name="T3">U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</text:p>
          </table:table-cell>
          <table:table-cell table:style-name="ce5" office:value-type="float" office:value="26" calcext:value-type="float">
            <text:p>26</text:p>
          </table:table-cell>
          <table:table-cell table:style-name="ce2" office:value-type="string" calcext:value-type="string">
            <text:p>CONDITIONAL SET</text:p>
          </table:table-cell>
          <table:table-cell table:style-name="ce9" office:value-type="string" calcext:value-type="string">
            <text:p>^DIC(+N,</text:p>
          </table:table-cell>
          <table:table-cell table:style-name="ce9" office:value-type="string" calcext:value-type="string">
            <text:p>FILE</text:p>
          </table:table-cell>
          <table:table-cell table:style-name="ce12" office:value-type="string" calcext:value-type="string">
            <text:p>D <text:span text:style-name="T1">S</text:span><text:span text:style-name="T2">:</text:span><text:span text:style-name="T4">$D</text:span><text:span text:style-name="T2">(^DIC(+</text:span><text:span text:style-name="T3">N</text:span><text:span text:style-name="T2">,0))[0 ^(0)=</text:span><text:span text:style-name="T3">D </text:span><text:span text:style-name="T4">S </text:span><text:span text:style-name="T3">X</text:span><text:span text:style-name="T2">=</text:span><text:span text:style-name="T4">$D</text:span><text:span text:style-name="T2">(@(</text:span><text:span text:style-name="T3">DIK</text:span><text:span text:style-name="T2">_</text:span><text:span text:style-name="T6">"0)"</text:span><text:span text:style-name="T2">)),^(0)=</text:span><text:span text:style-name="T3">D</text:span><text:span text:style-name="T2">_</text:span><text:span text:style-name="T3">U</text:span><text:span text:style-name="T2">_</text:span><text:span text:style-name="T4">$S</text:span><text:span text:style-name="T2">(</text:span><text:span text:style-name="T3">X</text:span><text:span text:style-name="T2">#2:</text:span><text:span text:style-name="T4">$P</text:span><text:span text:style-name="T2">(^(0),</text:span><text:span text:style-name="T3">U</text:span><text:span text:style-name="T2">,3,9),1:</text:span><text:span text:style-name="T3">U</text:span><text:span text:style-name="T2">)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</text:p>
          </table:table-cell>
          <table:table-cell table:style-name="ce5" office:value-type="float" office:value="26" calcext:value-type="float">
            <text:p>26</text:p>
          </table:table-cell>
          <table:table-cell table:style-name="ce2" office:value-type="string" calcext:value-type="string">
            <text:p>INDIRECTION</text:p>
          </table:table-cell>
          <table:table-cell table:style-name="ce9" office:value-type="string" calcext:value-type="string">
            <text:p>^DIC(+N,</text:p>
          </table:table-cell>
          <table:table-cell table:style-name="ce9" office:value-type="string" calcext:value-type="string">
            <text:p>FILE</text:p>
          </table:table-cell>
          <table:table-cell table:style-name="ce12" office:value-type="string" calcext:value-type="string">
            <text:p>D <text:span text:style-name="T1">S</text:span><text:span text:style-name="T2">:</text:span><text:span text:style-name="T4">$D</text:span><text:span text:style-name="T2">(^DIC(+</text:span><text:span text:style-name="T3">N</text:span><text:span text:style-name="T2">,0))[0 ^(0)=</text:span><text:span text:style-name="T3">D </text:span><text:span text:style-name="T4">S </text:span><text:span text:style-name="T3">X</text:span><text:span text:style-name="T2">=</text:span><text:span text:style-name="T4">$D</text:span><text:span text:style-name="T2">(@(</text:span><text:span text:style-name="T3">DIK</text:span><text:span text:style-name="T2">_</text:span><text:span text:style-name="T6">"0)"</text:span><text:span text:style-name="T2">)),^(0)=</text:span><text:span text:style-name="T3">D</text:span><text:span text:style-name="T2">_</text:span><text:span text:style-name="T3">U</text:span><text:span text:style-name="T2">_</text:span><text:span text:style-name="T4">$S</text:span><text:span text:style-name="T2">(</text:span><text:span text:style-name="T3">X</text:span><text:span text:style-name="T2">#2:</text:span><text:span text:style-name="T4">$P</text:span><text:span text:style-name="T2">(^(0),</text:span><text:span text:style-name="T3">U</text:span><text:span text:style-name="T2">,3,9),1:</text:span><text:span text:style-name="T3">U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</text:p>
          </table:table-cell>
          <table:table-cell table:style-name="ce5" office:value-type="float" office:value="26" calcext:value-type="float">
            <text:p>26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+N,</text:p>
          </table:table-cell>
          <table:table-cell table:style-name="ce9" office:value-type="string" calcext:value-type="string">
            <text:p>FILE</text:p>
          </table:table-cell>
          <table:table-cell table:style-name="ce12" office:value-type="string" calcext:value-type="string">
            <text:p>D <text:span text:style-name="T1">S</text:span><text:span text:style-name="T2">:</text:span><text:span text:style-name="T4">$D</text:span><text:span text:style-name="T2">(^DIC(+</text:span><text:span text:style-name="T3">N</text:span><text:span text:style-name="T2">,0))[0 ^(0)=</text:span><text:span text:style-name="T3">D </text:span><text:span text:style-name="T4">S </text:span><text:span text:style-name="T3">X</text:span><text:span text:style-name="T2">=</text:span><text:span text:style-name="T4">$D</text:span><text:span text:style-name="T2">(@(</text:span><text:span text:style-name="T3">DIK</text:span><text:span text:style-name="T2">_</text:span><text:span text:style-name="T6">"0)"</text:span><text:span text:style-name="T2">)),^(0)=</text:span><text:span text:style-name="T3">D</text:span><text:span text:style-name="T2">_</text:span><text:span text:style-name="T3">U</text:span><text:span text:style-name="T2">_</text:span><text:span text:style-name="T4">$S</text:span><text:span text:style-name="T2">(</text:span><text:span text:style-name="T3">X</text:span><text:span text:style-name="T2">#2:</text:span><text:span text:style-name="T4">$P</text:span><text:span text:style-name="T2">(^(0),</text:span><text:span text:style-name="T3">U</text:span><text:span text:style-name="T2">,3,9),1:</text:span><text:span text:style-name="T3">U</text:span><text:span text:style-name="T2">)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</text:p>
          </table:table-cell>
          <table:table-cell table:style-name="ce5" office:value-type="float" office:value="27" calcext:value-type="float">
            <text:p>27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DD("ROU",</text:p>
          </table:table-cell>
          <table:table-cell table:style-name="ce8"/>
          <table:table-cell table:style-name="ce11" office:value-type="string" calcext:value-type="string">
            <text:p> <text:span text:style-name="T1">S </text:span><text:span text:style-name="T3">DIFQR</text:span><text:span text:style-name="T2">=</text:span><text:span text:style-name="T3">DIFQR</text:span><text:span text:style-name="T2">(+</text:span><text:span text:style-name="T3">N</text:span><text:span text:style-name="T2">) </text:span><text:span text:style-name="T4">I </text:span><text:span text:style-name="T2">^DD(</text:span><text:span text:style-name="T6">"VERSION"</text:span><text:span text:style-name="T2">)&gt;17.5,</text:span><text:span text:style-name="T4">$D</text:span><text:span text:style-name="T2">(^DD(+</text:span><text:span text:style-name="T3">N</text:span><text:span text:style-name="T2">,0,</text:span><text:span text:style-name="T6">"DIK"</text:span><text:span text:style-name="T2">))#2 </text:span><text:span text:style-name="T4">S </text:span><text:span text:style-name="T3">X</text:span><text:span text:style-name="T2">=^(</text:span><text:span text:style-name="T6">"DIK"</text:span><text:span text:style-name="T2">),</text:span><text:span text:style-name="T3">Y</text:span><text:span text:style-name="T2">=+</text:span><text:span text:style-name="T3">N</text:span><text:span text:style-name="T2">,</text:span><text:span text:style-name="T3">DMAX</text:span><text:span text:style-name="T2">=^DD(</text:span><text:span text:style-name="T6">"ROU"</text:span><text:span text:style-name="T2">) </text:span><text:span text:style-name="T4">D </text:span><text:span text:style-name="T5">EN</text:span><text:span text:style-name="T2">^DIKZ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</text:p>
          </table:table-cell>
          <table:table-cell table:style-name="ce5" office:value-type="float" office:value="27" calcext:value-type="float">
            <text:p>27</text:p>
          </table:table-cell>
          <table:table-cell table:style-name="ce2" office:value-type="string" calcext:value-type="string">
            <text:p>EQUAL</text:p>
          </table:table-cell>
          <table:table-cell table:style-name="ce9" office:value-type="string" calcext:value-type="string">
            <text:p>^DD("ROU",</text:p>
          </table:table-cell>
          <table:table-cell table:style-name="ce8"/>
          <table:table-cell table:style-name="ce11" office:value-type="string" calcext:value-type="string">
            <text:p> <text:span text:style-name="T1">S </text:span><text:span text:style-name="T3">DIFQR</text:span><text:span text:style-name="T2">=</text:span><text:span text:style-name="T3">DIFQR</text:span><text:span text:style-name="T2">(+</text:span><text:span text:style-name="T3">N</text:span><text:span text:style-name="T2">) </text:span><text:span text:style-name="T4">I </text:span><text:span text:style-name="T2">^DD(</text:span><text:span text:style-name="T6">"VERSION"</text:span><text:span text:style-name="T2">)&gt;17.5,</text:span><text:span text:style-name="T4">$D</text:span><text:span text:style-name="T2">(^DD(+</text:span><text:span text:style-name="T3">N</text:span><text:span text:style-name="T2">,0,</text:span><text:span text:style-name="T6">"DIK"</text:span><text:span text:style-name="T2">))#2 </text:span><text:span text:style-name="T4">S </text:span><text:span text:style-name="T3">X</text:span><text:span text:style-name="T2">=^(</text:span><text:span text:style-name="T6">"DIK"</text:span><text:span text:style-name="T2">),</text:span><text:span text:style-name="T3">Y</text:span><text:span text:style-name="T2">=+</text:span><text:span text:style-name="T3">N</text:span><text:span text:style-name="T2">,</text:span><text:span text:style-name="T3">DMAX</text:span><text:span text:style-name="T2">=^DD(</text:span><text:span text:style-name="T6">"ROU"</text:span><text:span text:style-name="T2">) </text:span><text:span text:style-name="T4">D </text:span><text:span text:style-name="T5">EN</text:span><text:span text:style-name="T2">^DIKZ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</text:p>
          </table:table-cell>
          <table:table-cell table:style-name="ce5" office:value-type="float" office:value="27" calcext:value-type="float">
            <text:p>27</text:p>
          </table:table-cell>
          <table:table-cell table:style-name="ce2" office:value-type="string" calcext:value-type="string">
            <text:p>IF</text:p>
          </table:table-cell>
          <table:table-cell table:style-name="ce9" office:value-type="string" calcext:value-type="string">
            <text:p>^DD("ROU",</text:p>
          </table:table-cell>
          <table:table-cell table:style-name="ce8"/>
          <table:table-cell table:style-name="ce11" office:value-type="string" calcext:value-type="string">
            <text:p> <text:span text:style-name="T1">S </text:span><text:span text:style-name="T3">DIFQR</text:span><text:span text:style-name="T2">=</text:span><text:span text:style-name="T3">DIFQR</text:span><text:span text:style-name="T2">(+</text:span><text:span text:style-name="T3">N</text:span><text:span text:style-name="T2">) </text:span><text:span text:style-name="T4">I </text:span><text:span text:style-name="T2">^DD(</text:span><text:span text:style-name="T6">"VERSION"</text:span><text:span text:style-name="T2">)&gt;17.5,</text:span><text:span text:style-name="T4">$D</text:span><text:span text:style-name="T2">(^DD(+</text:span><text:span text:style-name="T3">N</text:span><text:span text:style-name="T2">,0,</text:span><text:span text:style-name="T6">"DIK"</text:span><text:span text:style-name="T2">))#2 </text:span><text:span text:style-name="T4">S </text:span><text:span text:style-name="T3">X</text:span><text:span text:style-name="T2">=^(</text:span><text:span text:style-name="T6">"DIK"</text:span><text:span text:style-name="T2">),</text:span><text:span text:style-name="T3">Y</text:span><text:span text:style-name="T2">=+</text:span><text:span text:style-name="T3">N</text:span><text:span text:style-name="T2">,</text:span><text:span text:style-name="T3">DMAX</text:span><text:span text:style-name="T2">=^DD(</text:span><text:span text:style-name="T6">"ROU"</text:span><text:span text:style-name="T2">) </text:span><text:span text:style-name="T4">D </text:span><text:span text:style-name="T5">EN</text:span><text:span text:style-name="T2">^DIKZ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</text:p>
          </table:table-cell>
          <table:table-cell table:style-name="ce5" office:value-type="float" office:value="27" calcext:value-type="float">
            <text:p>27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D("ROU",</text:p>
          </table:table-cell>
          <table:table-cell table:style-name="ce8"/>
          <table:table-cell table:style-name="ce11" office:value-type="string" calcext:value-type="string">
            <text:p> <text:span text:style-name="T1">S </text:span><text:span text:style-name="T3">DIFQR</text:span><text:span text:style-name="T2">=</text:span><text:span text:style-name="T3">DIFQR</text:span><text:span text:style-name="T2">(+</text:span><text:span text:style-name="T3">N</text:span><text:span text:style-name="T2">) </text:span><text:span text:style-name="T4">I </text:span><text:span text:style-name="T2">^DD(</text:span><text:span text:style-name="T6">"VERSION"</text:span><text:span text:style-name="T2">)&gt;17.5,</text:span><text:span text:style-name="T4">$D</text:span><text:span text:style-name="T2">(^DD(+</text:span><text:span text:style-name="T3">N</text:span><text:span text:style-name="T2">,0,</text:span><text:span text:style-name="T6">"DIK"</text:span><text:span text:style-name="T2">))#2 </text:span><text:span text:style-name="T4">S </text:span><text:span text:style-name="T3">X</text:span><text:span text:style-name="T2">=^(</text:span><text:span text:style-name="T6">"DIK"</text:span><text:span text:style-name="T2">),</text:span><text:span text:style-name="T3">Y</text:span><text:span text:style-name="T2">=+</text:span><text:span text:style-name="T3">N</text:span><text:span text:style-name="T2">,</text:span><text:span text:style-name="T3">DMAX</text:span><text:span text:style-name="T2">=^DD(</text:span><text:span text:style-name="T6">"ROU"</text:span><text:span text:style-name="T2">) </text:span><text:span text:style-name="T4">D </text:span><text:span text:style-name="T5">EN</text:span><text:span text:style-name="T2">^DIKZ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</text:p>
          </table:table-cell>
          <table:table-cell table:style-name="ce5" office:value-type="float" office:value="28" calcext:value-type="float">
            <text:p>28</text:p>
          </table:table-cell>
          <table:table-cell table:style-name="ce2" office:value-type="string" calcext:value-type="string">
            <text:p>INDIRECTION</text:p>
          </table:table-cell>
          <table:table-cell table:style-name="ce9" office:value-type="string" calcext:value-type="string">
            <text:p>^DD("ROU",</text:p>
          </table:table-cell>
          <table:table-cell table:style-name="ce8"/>
          <table:table-cell table:style-name="ce11" office:value-type="string" calcext:value-type="string">
            <text:p> <text:span text:style-name="T1">I </text:span><text:span text:style-name="T3">DIFQR </text:span><text:span text:style-name="T4">D </text:span><text:span text:style-name="T5">IXALL</text:span><text:span text:style-name="T2">^DIK:</text:span><text:span text:style-name="T4">$O</text:span><text:span text:style-name="T2">(@(</text:span><text:span text:style-name="T3">DIK</text:span><text:span text:style-name="T2">_</text:span><text:span text:style-name="T6">"0)"</text:span><text:span text:style-name="T2">)) </text:span><text:span text:style-name="T4">W </text:span><text:span text:style-name="T6">"."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IT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DIC(N,</text:p>
          </table:table-cell>
          <table:table-cell table:style-name="ce9" office:value-type="string" calcext:value-type="string">
            <text:p>FILE</text:p>
          </table:table-cell>
          <table:table-cell table:style-name="ce11" office:value-type="string" calcext:value-type="string">
            <text:p> <text:span text:style-name="T1">W </text:span><text:span text:style-name="T2">!!?3,</text:span><text:span text:style-name="T3">N</text:span><text:span text:style-name="T2">,?13,</text:span><text:span text:style-name="T3">DIF</text:span><text:span text:style-name="T2">,</text:span><text:span text:style-name="T4">$P</text:span><text:span text:style-name="T2">(</text:span><text:span text:style-name="T6">"  (Partial Definition)"</text:span><text:span text:style-name="T2">,</text:span><text:span text:style-name="T3">U</text:span><text:span text:style-name="T2">,</text:span><text:span text:style-name="T4">$P</text:span><text:span text:style-name="T2">(</text:span><text:span text:style-name="T3">DIF</text:span><text:span text:style-name="T2">(</text:span><text:span text:style-name="T3">I</text:span><text:span text:style-name="T2">),</text:span><text:span text:style-name="T6">";"</text:span><text:span text:style-name="T2">,6)),</text:span><text:span text:style-name="T4">$P</text:span><text:span text:style-name="T2">(</text:span><text:span text:style-name="T6">"  (including data)"</text:span><text:span text:style-name="T2">,</text:span><text:span text:style-name="T3">U</text:span><text:span text:style-name="T2">,</text:span><text:span text:style-name="T4">$P</text:span><text:span text:style-name="T2">(</text:span><text:span text:style-name="T3">DIF</text:span><text:span text:style-name="T2">(</text:span><text:span text:style-name="T3">I</text:span><text:span text:style-name="T2">),</text:span><text:span text:style-name="T6">";"</text:span><text:span text:style-name="T2">,13)=</text:span><text:span text:style-name="T6">"y"</text:span><text:span text:style-name="T2">) </text:span><text:span text:style-name="T4">S </text:span><text:span text:style-name="T3">Z</text:span><text:span text:style-name="T2">=</text:span><text:span text:style-name="T4">$S</text:span><text:span text:style-name="T2">(</text:span><text:span text:style-name="T4">$D</text:span><text:span text:style-name="T2">(^DIC(</text:span><text:span text:style-name="T3">N</text:span><text:span text:style-name="T2">,0))#2:^(0),1:</text:span><text:span text:style-name="T6">""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IT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N,</text:p>
          </table:table-cell>
          <table:table-cell table:style-name="ce9" office:value-type="string" calcext:value-type="string">
            <text:p>FILE</text:p>
          </table:table-cell>
          <table:table-cell table:style-name="ce11" office:value-type="string" calcext:value-type="string">
            <text:p> <text:span text:style-name="T1">W </text:span><text:span text:style-name="T2">!!?3,</text:span><text:span text:style-name="T3">N</text:span><text:span text:style-name="T2">,?13,</text:span><text:span text:style-name="T3">DIF</text:span><text:span text:style-name="T2">,</text:span><text:span text:style-name="T4">$P</text:span><text:span text:style-name="T2">(</text:span><text:span text:style-name="T6">"  (Partial Definition)"</text:span><text:span text:style-name="T2">,</text:span><text:span text:style-name="T3">U</text:span><text:span text:style-name="T2">,</text:span><text:span text:style-name="T4">$P</text:span><text:span text:style-name="T2">(</text:span><text:span text:style-name="T3">DIF</text:span><text:span text:style-name="T2">(</text:span><text:span text:style-name="T3">I</text:span><text:span text:style-name="T2">),</text:span><text:span text:style-name="T6">";"</text:span><text:span text:style-name="T2">,6)),</text:span><text:span text:style-name="T4">$P</text:span><text:span text:style-name="T2">(</text:span><text:span text:style-name="T6">"  (including data)"</text:span><text:span text:style-name="T2">,</text:span><text:span text:style-name="T3">U</text:span><text:span text:style-name="T2">,</text:span><text:span text:style-name="T4">$P</text:span><text:span text:style-name="T2">(</text:span><text:span text:style-name="T3">DIF</text:span><text:span text:style-name="T2">(</text:span><text:span text:style-name="T3">I</text:span><text:span text:style-name="T2">),</text:span><text:span text:style-name="T6">";"</text:span><text:span text:style-name="T2">,13)=</text:span><text:span text:style-name="T6">"y"</text:span><text:span text:style-name="T2">) </text:span><text:span text:style-name="T4">S </text:span><text:span text:style-name="T3">Z</text:span><text:span text:style-name="T2">=</text:span><text:span text:style-name="T4">$S</text:span><text:span text:style-name="T2">(</text:span><text:span text:style-name="T4">$D</text:span><text:span text:style-name="T2">(^DIC(</text:span><text:span text:style-name="T3">N</text:span><text:span text:style-name="T2">,0))#2:^(0),1:</text:span><text:span text:style-name="T6">""</text:span><text:span text:style-name="T2">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IT</text:p>
          </table:table-cell>
          <table:table-cell table:style-name="ce5" office:value-type="float" office:value="38" calcext:value-type="float">
            <text:p>38</text:p>
          </table:table-cell>
          <table:table-cell table:style-name="ce2" office:value-type="string" calcext:value-type="string">
            <text:p>EXECUTE</text:p>
          </table:table-cell>
          <table:table-cell table:style-name="ce9" office:value-type="string" calcext:value-type="string">
            <text:p>^DIC(N,</text:p>
          </table:table-cell>
          <table:table-cell table:style-name="ce9" office:value-type="string" calcext:value-type="string">
            <text:p>FILE</text:p>
          </table:table-cell>
          <table:table-cell table:style-name="ce11" office:value-type="string" calcext:value-type="string">
            <text:p> <text:span text:style-name="T1">S </text:span><text:span text:style-name="T3">%</text:span><text:span text:style-name="T2">=</text:span><text:span text:style-name="T4">$E</text:span><text:span text:style-name="T2">(^UTILITY(</text:span><text:span text:style-name="T6">"DIF"</text:span><text:span text:style-name="T2">,</text:span><text:span text:style-name="T4">$J</text:span><text:span text:style-name="T2">,</text:span><text:span text:style-name="T3">I</text:span><text:span text:style-name="T2">+1),4,245) </text:span><text:span text:style-name="T4">I </text:span><text:span text:style-name="T3">%</text:span><text:span text:style-name="T2">]</text:span><text:span text:style-name="T6">"" </text:span><text:span text:style-name="T4">X </text:span><text:span text:style-name="T3">% </text:span><text:span text:style-name="T4">S </text:span><text:span text:style-name="T3">DIFQ</text:span><text:span text:style-name="T2">(</text:span><text:span text:style-name="T3">N</text:span><text:span text:style-name="T2">)=</text:span><text:span text:style-name="T4">$T W</text:span><text:span text:style-name="T2">:'</text:span><text:span text:style-name="T4">$T </text:span><text:span text:style-name="T2">!,</text:span><text:span text:style-name="T6">"Screen on this Data Dictionary did not pass--DD will not be installed!" </text:span><text:span text:style-name="T4">G </text:span><text:span text:style-name="T5">S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 office:value-type="string" calcext:value-type="string">
            <text:p>Needs Further Research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NLTINIT</text:p>
          </table:table-cell>
          <table:table-cell table:style-name="ce5" office:value-type="float" office:value="41" calcext:value-type="float">
            <text:p>41</text:p>
          </table:table-cell>
          <table:table-cell table:style-name="ce2" office:value-type="string" calcext:value-type="string">
            <text:p>INDIRECTION</text:p>
          </table:table-cell>
          <table:table-cell table:style-name="ce9" office:value-type="string" calcext:value-type="string">
            <text:p>^DIC(N,</text:p>
          </table:table-cell>
          <table:table-cell table:style-name="ce9" office:value-type="string" calcext:value-type="string">
            <text:p>FILE</text:p>
          </table:table-cell>
          <table:table-cell table:style-name="ce11" office:value-type="string" calcext:value-type="string">
            <text:p> <text:span text:style-name="T1">I $P</text:span><text:span text:style-name="T2">(</text:span><text:span text:style-name="T3">DIF</text:span><text:span text:style-name="T2">(</text:span><text:span text:style-name="T3">I</text:span><text:span text:style-name="T2">),</text:span><text:span text:style-name="T6">";"</text:span><text:span text:style-name="T2">,15)=</text:span><text:span text:style-name="T6">"y"</text:span><text:span text:style-name="T2">,</text:span><text:span text:style-name="T4">$O</text:span><text:span text:style-name="T2">(@(</text:span><text:span text:style-name="T3">S</text:span><text:span text:style-name="T2">_</text:span><text:span text:style-name="T6">"0)"</text:span><text:span text:style-name="T2">))&gt;0 </text:span><text:span text:style-name="T4">S </text:span><text:span text:style-name="T3">DIF</text:span><text:span text:style-name="T2">=</text:span><text:span text:style-name="T4">$P</text:span><text:span text:style-name="T2">(</text:span><text:span text:style-name="T3">DIF</text:span><text:span text:style-name="T2">(</text:span><text:span text:style-name="T3">I</text:span><text:span text:style-name="T2">),</text:span><text:span text:style-name="T6">";"</text:span><text:span text:style-name="T2">,14)=</text:span><text:span text:style-name="T6">"o"</text:span><text:span text:style-name="T2">,</text:span><text:span text:style-name="T3">DIR</text:span><text:span text:style-name="T2">(</text:span><text:span text:style-name="T6">"A"</text:span><text:span text:style-name="T2">)=</text:span><text:span text:style-name="T6">"Want my data "</text:span><text:span text:style-name="T2">_</text:span><text:span text:style-name="T4">$P</text:span><text:span text:style-name="T2">(</text:span><text:span text:style-name="T6">"merged with^to overwrite"</text:span><text:span text:style-name="T2">,</text:span><text:span text:style-name="T3">U</text:span><text:span text:style-name="T2">,</text:span><text:span text:style-name="T3">DIF</text:span><text:span text:style-name="T2">+1)_</text:span><text:span text:style-name="T6">" yours"</text:span><text:span text:style-name="T2">,</text:span><text:span text:style-name="T3">DIR</text:span><text:span text:style-name="T2">(</text:span><text:span text:style-name="T6">"??"</text:span><text:span text:style-name="T2">)=</text:span><text:span text:style-name="T6">"^D DTA^DIFROMH1"</text:span><text:span text:style-name="T2">,</text:span><text:span text:style-name="T3">DIR</text:span><text:span text:style-name="T2">(0)=</text:span><text:span text:style-name="T6">"Y" </text:span><text:span text:style-name="T4">D </text:span><text:span text:style-name="T2">^DIR </text:span><text:span text:style-name="T4">S </text:span><text:span text:style-name="T3">DIFQR</text:span><text:span text:style-name="T2">(</text:span><text:span text:style-name="T3">N</text:span><text:span text:style-name="T2">)=</text:span><text:span text:style-name="T4">$S</text:span><text:span text:style-name="T2">('</text:span><text:span text:style-name="T3">Y</text:span><text:span text:style-name="T2">:</text:span><text:span text:style-name="T3">Y</text:span><text:span text:style-name="T2">,1:</text:span><text:span text:style-name="T3">Y</text:span><text:span text:style-name="T2">+</text:span><text:span text:style-name="T3">DIF</text:span><text:span text:style-name="T2">) </text:span><text:span text:style-name="T4">Q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1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INDIRECTION</text:p>
          </table:table-cell>
          <table:table-cell table:style-name="ce9" office:value-type="string" calcext:value-type="string">
            <text:p>^DIC(N,</text:p>
          </table:table-cell>
          <table:table-cell table:style-name="ce9" office:value-type="string" calcext:value-type="string">
            <text:p>FILE</text:p>
          </table:table-cell>
          <table:table-cell table:style-name="ce11" office:value-type="string" calcext:value-type="string">
            <text:p> <text:span text:style-name="T1">S </text:span><text:span text:style-name="T3">DN</text:span><text:span text:style-name="T2">=</text:span><text:span text:style-name="T6">"^NLTIN" </text:span><text:span text:style-name="T4">F </text:span><text:span text:style-name="T3">R</text:span><text:span text:style-name="T2">=1:1:78 </text:span><text:span text:style-name="T4">D </text:span><text:span text:style-name="T2">@(</text:span><text:span text:style-name="T3">DN</text:span><text:span text:style-name="T2">_</text:span><text:span text:style-name="T4">$$</text:span><text:span text:style-name="T5">B36</text:span><text:span text:style-name="T2">(</text:span><text:span text:style-name="T3">R</text:span><text:span text:style-name="T2">)) </text:span><text:span text:style-name="T4">W </text:span><text:span text:style-name="T6">"."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1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N,</text:p>
          </table:table-cell>
          <table:table-cell table:style-name="ce9" office:value-type="string" calcext:value-type="string">
            <text:p>FILE</text:p>
          </table:table-cell>
          <table:table-cell table:style-name="ce11" office:value-type="string" calcext:value-type="string">
            <text:p> <text:span text:style-name="T1">F  S </text:span><text:span text:style-name="T3">D</text:span><text:span text:style-name="T2">=</text:span><text:span text:style-name="T4">$O</text:span><text:span text:style-name="T2">(^UTILITY(</text:span><text:span text:style-name="T3">U</text:span><text:span text:style-name="T2">,</text:span><text:span text:style-name="T4">$J</text:span><text:span text:style-name="T2">,</text:span><text:span text:style-name="T6">"SBF"</text:span><text:span text:style-name="T2">,</text:span><text:span text:style-name="T6">""</text:span><text:span text:style-name="T2">)) </text:span><text:span text:style-name="T4">Q</text:span><text:span text:style-name="T2">:</text:span><text:span text:style-name="T3">D</text:span><text:span text:style-name="T2">'&gt;0  </text:span><text:span text:style-name="T4">K</text:span><text:span text:style-name="T2">:'</text:span><text:span text:style-name="T3">DIFQ</text:span><text:span text:style-name="T2">(</text:span><text:span text:style-name="T3">D</text:span><text:span text:style-name="T2">) ^(</text:span><text:span text:style-name="T3">D</text:span><text:span text:style-name="T2">) </text:span><text:span text:style-name="T4">S </text:span><text:span text:style-name="T3">D</text:span><text:span text:style-name="T2">=</text:span><text:span text:style-name="T4">$O</text:span><text:span text:style-name="T2">(^(</text:span><text:span text:style-name="T3">D</text:span><text:span text:style-name="T2">,</text:span><text:span text:style-name="T6">""</text:span><text:span text:style-name="T2">)) </text:span><text:span text:style-name="T4">I </text:span><text:span text:style-name="T3">D</text:span><text:span text:style-name="T2">&gt;0  </text:span><text:span text:style-name="T4">K </text:span><text:span text:style-name="T2">^(</text:span><text:span text:style-name="T3">D</text:span><text:span text:style-name="T2">) </text:span><text:span text:style-name="T4">D </text:span><text:span text:style-name="T5">IX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7">
          <table:table-cell table:style-name="ce2" office:value-type="string" calcext:value-type="string">
            <text:p>NLTINIT1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INDIRECTION</text:p>
          </table:table-cell>
          <table:table-cell table:style-name="ce9" office:value-type="string" calcext:value-type="string">
            <text:p>^DIC(N,</text:p>
          </table:table-cell>
          <table:table-cell table:style-name="ce9" office:value-type="string" calcext:value-type="string">
            <text:p>FILE</text:p>
          </table:table-cell>
          <table:table-cell table:style-name="ce11" office:value-type="string" calcext:value-type="string">
            <text:p> <text:span text:style-name="T1">I </text:span><text:span text:style-name="T3">DIFQR</text:span><text:span text:style-name="T2">(</text:span><text:span text:style-name="T3">D</text:span><text:span text:style-name="T2">) </text:span><text:span text:style-name="T4">S </text:span><text:span text:style-name="T3">DTO</text:span><text:span text:style-name="T2">=0,</text:span><text:span text:style-name="T3">DMRG</text:span><text:span text:style-name="T2">=1,</text:span><text:span text:style-name="T3">DTO</text:span><text:span text:style-name="T2">(0)=^(</text:span><text:span text:style-name="T3">D</text:span><text:span text:style-name="T2">),</text:span><text:span text:style-name="T3">Z</text:span><text:span text:style-name="T2">=^(</text:span><text:span text:style-name="T3">D</text:span><text:span text:style-name="T2">)_</text:span><text:span text:style-name="T6">"0)"</text:span><text:span text:style-name="T2">,</text:span><text:span text:style-name="T3">D0</text:span><text:span text:style-name="T2">=^(</text:span><text:span text:style-name="T3">D</text:span><text:span text:style-name="T2">,0),@</text:span><text:span text:style-name="T3">Z</text:span><text:span text:style-name="T2">=</text:span><text:span text:style-name="T3">D0</text:span><text:span text:style-name="T2">,</text:span><text:span text:style-name="T3">DFR</text:span><text:span text:style-name="T2">(1)=</text:span><text:span text:style-name="T6">"^UTILITY(U,$J,DDF(1),D0,"</text:span><text:span text:style-name="T2">,</text:span><text:span text:style-name="T3">DKP</text:span><text:span text:style-name="T2">=</text:span><text:span text:style-name="T3">DIFQR</text:span><text:span text:style-name="T2">(</text:span><text:span text:style-name="T3">D</text:span><text:span text:style-name="T2">)'=2 </text:span><text:span text:style-name="T4">F </text:span><text:span text:style-name="T3">D0</text:span><text:span text:style-name="T2">=0:0 </text:span><text:span text:style-name="T4">S </text:span><text:span text:style-name="T3">D0</text:span><text:span text:style-name="T2">=</text:span><text:span text:style-name="T4">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DDF</text:span><text:span text:style-name="T2">(1),</text:span><text:span text:style-name="T3">D0</text:span><text:span text:style-name="T2">)) </text:span><text:span text:style-name="T4">S</text:span><text:span text:style-name="T2">:</text:span><text:span text:style-name="T3">D0</text:span><text:span text:style-name="T2">=</text:span><text:span text:style-name="T6">"" </text:span><text:span text:style-name="T3">D0</text:span><text:span text:style-name="T2">=-1 </text:span><text:span text:style-name="T4">Q</text:span><text:span text:style-name="T2">:'</text:span><text:span text:style-name="T4">$D</text:span><text:span text:style-name="T2">(^(</text:span><text:span text:style-name="T3">D0</text:span><text:span text:style-name="T2">,0))  </text:span><text:span text:style-name="T4">S </text:span><text:span text:style-name="T3">Z</text:span><text:span text:style-name="T2">=^(0) </text:span><text:span text:style-name="T4">D </text:span><text:span text:style-name="T5">I</text:span><text:span text:style-name="T2">^DITR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7">
          <table:table-cell table:style-name="ce2" office:value-type="string" calcext:value-type="string">
            <text:p>NLTINIT1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N,</text:p>
          </table:table-cell>
          <table:table-cell table:style-name="ce9" office:value-type="string" calcext:value-type="string">
            <text:p>FILE</text:p>
          </table:table-cell>
          <table:table-cell table:style-name="ce11" office:value-type="string" calcext:value-type="string">
            <text:p> <text:span text:style-name="T1">I </text:span><text:span text:style-name="T3">DIFQR</text:span><text:span text:style-name="T2">(</text:span><text:span text:style-name="T3">D</text:span><text:span text:style-name="T2">) </text:span><text:span text:style-name="T4">S </text:span><text:span text:style-name="T3">DTO</text:span><text:span text:style-name="T2">=0,</text:span><text:span text:style-name="T3">DMRG</text:span><text:span text:style-name="T2">=1,</text:span><text:span text:style-name="T3">DTO</text:span><text:span text:style-name="T2">(0)=^(</text:span><text:span text:style-name="T3">D</text:span><text:span text:style-name="T2">),</text:span><text:span text:style-name="T3">Z</text:span><text:span text:style-name="T2">=^(</text:span><text:span text:style-name="T3">D</text:span><text:span text:style-name="T2">)_</text:span><text:span text:style-name="T6">"0)"</text:span><text:span text:style-name="T2">,</text:span><text:span text:style-name="T3">D0</text:span><text:span text:style-name="T2">=^(</text:span><text:span text:style-name="T3">D</text:span><text:span text:style-name="T2">,0),@</text:span><text:span text:style-name="T3">Z</text:span><text:span text:style-name="T2">=</text:span><text:span text:style-name="T3">D0</text:span><text:span text:style-name="T2">,</text:span><text:span text:style-name="T3">DFR</text:span><text:span text:style-name="T2">(1)=</text:span><text:span text:style-name="T6">"^UTILITY(U,$J,DDF(1),D0,"</text:span><text:span text:style-name="T2">,</text:span><text:span text:style-name="T3">DKP</text:span><text:span text:style-name="T2">=</text:span><text:span text:style-name="T3">DIFQR</text:span><text:span text:style-name="T2">(</text:span><text:span text:style-name="T3">D</text:span><text:span text:style-name="T2">)'=2 </text:span><text:span text:style-name="T4">F </text:span><text:span text:style-name="T3">D0</text:span><text:span text:style-name="T2">=0:0 </text:span><text:span text:style-name="T4">S </text:span><text:span text:style-name="T3">D0</text:span><text:span text:style-name="T2">=</text:span><text:span text:style-name="T4">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DDF</text:span><text:span text:style-name="T2">(1),</text:span><text:span text:style-name="T3">D0</text:span><text:span text:style-name="T2">)) </text:span><text:span text:style-name="T4">S</text:span><text:span text:style-name="T2">:</text:span><text:span text:style-name="T3">D0</text:span><text:span text:style-name="T2">=</text:span><text:span text:style-name="T6">"" </text:span><text:span text:style-name="T3">D0</text:span><text:span text:style-name="T2">=-1 </text:span><text:span text:style-name="T4">Q</text:span><text:span text:style-name="T2">:'</text:span><text:span text:style-name="T4">$D</text:span><text:span text:style-name="T2">(^(</text:span><text:span text:style-name="T3">D0</text:span><text:span text:style-name="T2">,0))  </text:span><text:span text:style-name="T4">S </text:span><text:span text:style-name="T3">Z</text:span><text:span text:style-name="T2">=^(0) </text:span><text:span text:style-name="T4">D </text:span><text:span text:style-name="T5">I</text:span><text:span text:style-name="T2">^DITR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1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string" calcext:value-type="string">
            <text:p>INDIRECTION</text:p>
          </table:table-cell>
          <table:table-cell table:style-name="ce9" office:value-type="string" calcext:value-type="string">
            <text:p>^DIC(N,</text:p>
          </table:table-cell>
          <table:table-cell table:style-name="ce9" office:value-type="string" calcext:value-type="string">
            <text:p>FILE</text:p>
          </table:table-cell>
          <table:table-cell table:style-name="ce12" office:value-type="string" calcext:value-type="string">
            <text:p>W <text:span text:style-name="T1">S </text:span><text:span text:style-name="T3">Y</text:span><text:span text:style-name="T2">=</text:span><text:span text:style-name="T4">$P</text:span><text:span text:style-name="T2">(</text:span><text:span text:style-name="T4">$T</text:span><text:span text:style-name="T2">(@</text:span><text:span text:style-name="T3">X</text:span><text:span text:style-name="T2">),</text:span><text:span text:style-name="T6">";"</text:span><text:span text:style-name="T2">,2) </text:span><text:span text:style-name="T4">W </text:span><text:span text:style-name="T2">!,</text:span><text:span text:style-name="T6">"NOTE: This package also contains "</text:span><text:span text:style-name="T2">_</text:span><text:span text:style-name="T3">Y</text:span><text:span text:style-name="T2">_</text:span><text:span text:style-name="T6">"S"</text:span><text:span text:style-name="T2">,! </text:span><text:span text:style-name="T4">Q</text:span><text:span text:style-name="T2">:'</text:span><text:span text:style-name="T4">$D</text:span><text:span text:style-name="T2">(</text:span><text:span text:style-name="T3">DIFQ</text:span><text:span text:style-name="T2">(0)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1</text:p>
          </table:table-cell>
          <table:table-cell table:style-name="ce5" office:value-type="float" office:value="35" calcext:value-type="float">
            <text:p>35</text:p>
          </table:table-cell>
          <table:table-cell table:style-name="ce2" office:value-type="string" calcext:value-type="string">
            <text:p>$ORDER</text:p>
          </table:table-cell>
          <table:table-cell table:style-name="ce9" office:value-type="string" calcext:value-type="string">
            <text:p>^DD(D,</text:p>
          </table:table-cell>
          <table:table-cell table:style-name="ce8"/>
          <table:table-cell table:style-name="ce12" office:value-type="string" calcext:value-type="string">
            <text:p>IX <text:span text:style-name="T1">W </text:span><text:span text:style-name="T6">"." </text:span><text:span text:style-name="T4">S </text:span><text:span text:style-name="T3">DIK</text:span><text:span text:style-name="T2">=</text:span><text:span text:style-name="T6">"A" </text:span><text:span text:style-name="T4">F </text:span><text:span text:style-name="T3">%</text:span><text:span text:style-name="T2">=0:0 </text:span><text:span text:style-name="T4">S </text:span><text:span text:style-name="T3">DIK</text:span><text:span text:style-name="T2">=</text:span><text:span text:style-name="T4">$O</text:span><text:span text:style-name="T2">(^DD(</text:span><text:span text:style-name="T3">D</text:span><text:span text:style-name="T2">,</text:span><text:span text:style-name="T3">DIK</text:span><text:span text:style-name="T2">)) </text:span><text:span text:style-name="T4">Q</text:span><text:span text:style-name="T2">:</text:span><text:span text:style-name="T3">DIK</text:span><text:span text:style-name="T2">=</text:span><text:span text:style-name="T6">""  </text:span><text:span text:style-name="T4">K </text:span><text:span text:style-name="T2">^(</text:span><text:span text:style-name="T3">DIK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1</text:p>
          </table:table-cell>
          <table:table-cell table:style-name="ce5" office:value-type="float" office:value="35" calcext:value-type="float">
            <text:p>35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D(D,</text:p>
          </table:table-cell>
          <table:table-cell table:style-name="ce8"/>
          <table:table-cell table:style-name="ce12" office:value-type="string" calcext:value-type="string">
            <text:p>IX <text:span text:style-name="T1">W </text:span><text:span text:style-name="T6">"." </text:span><text:span text:style-name="T4">S </text:span><text:span text:style-name="T3">DIK</text:span><text:span text:style-name="T2">=</text:span><text:span text:style-name="T6">"A" </text:span><text:span text:style-name="T4">F </text:span><text:span text:style-name="T3">%</text:span><text:span text:style-name="T2">=0:0 </text:span><text:span text:style-name="T4">S </text:span><text:span text:style-name="T3">DIK</text:span><text:span text:style-name="T2">=</text:span><text:span text:style-name="T4">$O</text:span><text:span text:style-name="T2">(^DD(</text:span><text:span text:style-name="T3">D</text:span><text:span text:style-name="T2">,</text:span><text:span text:style-name="T3">DIK</text:span><text:span text:style-name="T2">)) </text:span><text:span text:style-name="T4">Q</text:span><text:span text:style-name="T2">:</text:span><text:span text:style-name="T3">DIK</text:span><text:span text:style-name="T2">=</text:span><text:span text:style-name="T6">""  </text:span><text:span text:style-name="T4">K </text:span><text:span text:style-name="T2">^(</text:span><text:span text:style-name="T3">DIK</text:span><text:span text:style-name="T2">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ible change to DIK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1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DIC(D,</text:p>
          </table:table-cell>
          <table:table-cell table:style-name="ce9" office:value-type="string" calcext:value-type="string">
            <text:p>FILE</text:p>
          </table:table-cell>
          <table:table-cell table:style-name="ce11" office:value-type="string" calcext:value-type="string">
            <text:p> <text:span text:style-name="T1">I $D</text:span><text:span text:style-name="T2">(^DIC(</text:span><text:span text:style-name="T3">D</text:span><text:span text:style-name="T2">,</text:span><text:span text:style-name="T6">"%"</text:span><text:span text:style-name="T2">,0)) </text:span><text:span text:style-name="T4">S </text:span><text:span text:style-name="T3">DIK</text:span><text:span text:style-name="T2">=</text:span><text:span text:style-name="T6">"^DIC(D,""%""," </text:span><text:span text:style-name="T4">G </text:span><text:span text:style-name="T5">IXALL</text:span><text:span text:style-name="T2">^DIK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2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DIC(9.2,</text:p>
          </table:table-cell>
          <table:table-cell table:style-name="ce9" office:value-type="string" calcext:value-type="string">
            <text:p>HELP FRAME</text:p>
          </table:table-cell>
          <table:table-cell table:style-name="ce11" office:value-type="string" calcext:value-type="string">
            <text:p> <text:span text:style-name="T1">I $D</text:span><text:span text:style-name="T2">(^DIC(9.2,0))#2,^(0)?1</text:span><text:span text:style-name="T6">"HEL"</text:span><text:span text:style-name="T2">.</text:span><text:span text:style-name="T7">E </text:span><text:span text:style-name="T4">S </text:span><text:span text:style-name="T2">(</text:span><text:span text:style-name="T3">DIC</text:span><text:span text:style-name="T2">,</text:span><text:span text:style-name="T3">DLAYGO</text:span><text:span text:style-name="T2">)=9.2,</text:span><text:span text:style-name="T3">N</text:span><text:span text:style-name="T2">=</text:span><text:span text:style-name="T6">"HEL"</text:span><text:span text:style-name="T2">,</text:span><text:span text:style-name="T3">DIC</text:span><text:span text:style-name="T2">(0)=</text:span><text:span text:style-name="T6">"LX" </text:span><text:span text:style-name="T4">G </text:span><text:span text:style-name="T5">ADD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2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9.2,</text:p>
          </table:table-cell>
          <table:table-cell table:style-name="ce9" office:value-type="string" calcext:value-type="string">
            <text:p>HELP FRAME</text:p>
          </table:table-cell>
          <table:table-cell table:style-name="ce11" office:value-type="string" calcext:value-type="string">
            <text:p> <text:span text:style-name="T1">I $D</text:span><text:span text:style-name="T2">(^DIC(9.2,0))#2,^(0)?1</text:span><text:span text:style-name="T6">"HEL"</text:span><text:span text:style-name="T2">.</text:span><text:span text:style-name="T7">E </text:span><text:span text:style-name="T4">S </text:span><text:span text:style-name="T2">(</text:span><text:span text:style-name="T3">DIC</text:span><text:span text:style-name="T2">,</text:span><text:span text:style-name="T3">DLAYGO</text:span><text:span text:style-name="T2">)=9.2,</text:span><text:span text:style-name="T3">N</text:span><text:span text:style-name="T2">=</text:span><text:span text:style-name="T6">"HEL"</text:span><text:span text:style-name="T2">,</text:span><text:span text:style-name="T3">DIC</text:span><text:span text:style-name="T2">(0)=</text:span><text:span text:style-name="T6">"LX" </text:span><text:span text:style-name="T4">G </text:span><text:span text:style-name="T5">ADD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7">
          <table:table-cell table:style-name="ce2" office:value-type="string" calcext:value-type="string">
            <text:p>NLTINIT2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KILL</text:p>
          </table:table-cell>
          <table:table-cell table:style-name="ce9" office:value-type="string" calcext:value-type="string">
            <text:p>^DIC(9.2,</text:p>
          </table:table-cell>
          <table:table-cell table:style-name="ce9" office:value-type="string" calcext:value-type="string">
            <text:p>HELP FRAME</text:p>
          </table:table-cell>
          <table:table-cell table:style-name="ce12" office:value-type="string" calcext:value-type="string">
            <text:p>ADD <text:span text:style-name="T1">F </text:span><text:span text:style-name="T3">R</text:span><text:span text:style-name="T2">=0:0 </text:span><text:span text:style-name="T4">S </text:span><text:span text:style-name="T3">R</text:span><text:span text:style-name="T2">=</text:span><text:span text:style-name="T4">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)) </text:span><text:span text:style-name="T4">Q</text:span><text:span text:style-name="T2">:</text:span><text:span text:style-name="T3">R</text:span><text:span text:style-name="T2">'&gt;0  </text:span><text:span text:style-name="T4">S </text:span><text:span text:style-name="T3">X</text:span><text:span text:style-name="T2">=</text:span><text:span text:style-name="T4">$P</text:span><text:span text:style-name="T2">(^(</text:span><text:span text:style-name="T3">R</text:span><text:span text:style-name="T2">,0),</text:span><text:span text:style-name="T3">U</text:span><text:span text:style-name="T2">,1) </text:span><text:span text:style-name="T4">W </text:span><text:span text:style-name="T6">"." </text:span><text:span text:style-name="T4">K </text:span><text:span text:style-name="T3">DA </text:span><text:span text:style-name="T4">D </text:span><text:span text:style-name="T2">^DIC </text:span><text:span text:style-name="T4">I </text:span><text:span text:style-name="T3">Y</text:span><text:span text:style-name="T2">&gt;0,'</text:span><text:span text:style-name="T4">$D</text:span><text:span text:style-name="T2">(</text:span><text:span text:style-name="T3">DIFQ</text:span><text:span text:style-name="T2">(</text:span><text:span text:style-name="T3">N</text:span><text:span text:style-name="T2">))!</text:span><text:span text:style-name="T4">$P</text:span><text:span text:style-name="T2">(</text:span><text:span text:style-name="T3">Y</text:span><text:span text:style-name="T2">,</text:span><text:span text:style-name="T3">U</text:span><text:span text:style-name="T2">,3) </text:span><text:span text:style-name="T4">S </text:span><text:span text:style-name="T2">^UTILITY(</text:span><text:span text:style-name="T6">"DIFROM"</text:span><text:span text:style-name="T2">,</text:span><text:span text:style-name="T4">$J</text:span><text:span text:style-name="T2">,</text:span><text:span text:style-name="T3">N</text:span><text:span text:style-name="T2">,</text:span><text:span text:style-name="T3">X</text:span><text:span text:style-name="T2">)=+</text:span><text:span text:style-name="T3">Y </text:span><text:span text:style-name="T4">K </text:span><text:span text:style-name="T2">^DIC(9.2,+</text:span><text:span text:style-name="T3">Y</text:span><text:span text:style-name="T2">,1),^(2),^(3),^(10) </text:span><text:span text:style-name="T4">S </text:span><text:span text:style-name="T3">%X</text:span><text:span text:style-name="T2">=</text:span><text:span text:style-name="T6">"^UTILITY(U,$J,N,R,"</text:span><text:span text:style-name="T2">,</text:span><text:span text:style-name="T3">%Y</text:span><text:span text:style-name="T2">=</text:span><text:span text:style-name="T3">DIC</text:span><text:span text:style-name="T2">_</text:span><text:span text:style-name="T6">"+Y,"</text:span><text:span text:style-name="T2">,</text:span><text:span text:style-name="T3">DA</text:span><text:span text:style-name="T2">=+</text:span><text:span text:style-name="T3">Y </text:span><text:span text:style-name="T4">D </text:span><text:span text:style-name="T5">%XY</text:span><text:span text:style-name="T2">^%RCR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ible change to DIK API</text:p>
          </table:table-cell>
          <table:table-cell table:style-name="ce17"/>
          <table:table-cell table:number-columns-repeated="1011"/>
        </table:table-row>
        <table:table-row table:style-name="ro7">
          <table:table-cell table:style-name="ce2" office:value-type="string" calcext:value-type="string">
            <text:p>NLTINIT2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9.2,</text:p>
          </table:table-cell>
          <table:table-cell table:style-name="ce9" office:value-type="string" calcext:value-type="string">
            <text:p>HELP FRAME</text:p>
          </table:table-cell>
          <table:table-cell table:style-name="ce12" office:value-type="string" calcext:value-type="string">
            <text:p>ADD <text:span text:style-name="T1">F </text:span><text:span text:style-name="T3">R</text:span><text:span text:style-name="T2">=0:0 </text:span><text:span text:style-name="T4">S </text:span><text:span text:style-name="T3">R</text:span><text:span text:style-name="T2">=</text:span><text:span text:style-name="T4">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)) </text:span><text:span text:style-name="T4">Q</text:span><text:span text:style-name="T2">:</text:span><text:span text:style-name="T3">R</text:span><text:span text:style-name="T2">'&gt;0  </text:span><text:span text:style-name="T4">S </text:span><text:span text:style-name="T3">X</text:span><text:span text:style-name="T2">=</text:span><text:span text:style-name="T4">$P</text:span><text:span text:style-name="T2">(^(</text:span><text:span text:style-name="T3">R</text:span><text:span text:style-name="T2">,0),</text:span><text:span text:style-name="T3">U</text:span><text:span text:style-name="T2">,1) </text:span><text:span text:style-name="T4">W </text:span><text:span text:style-name="T6">"." </text:span><text:span text:style-name="T4">K </text:span><text:span text:style-name="T3">DA </text:span><text:span text:style-name="T4">D </text:span><text:span text:style-name="T2">^DIC </text:span><text:span text:style-name="T4">I </text:span><text:span text:style-name="T3">Y</text:span><text:span text:style-name="T2">&gt;0,'</text:span><text:span text:style-name="T4">$D</text:span><text:span text:style-name="T2">(</text:span><text:span text:style-name="T3">DIFQ</text:span><text:span text:style-name="T2">(</text:span><text:span text:style-name="T3">N</text:span><text:span text:style-name="T2">))!</text:span><text:span text:style-name="T4">$P</text:span><text:span text:style-name="T2">(</text:span><text:span text:style-name="T3">Y</text:span><text:span text:style-name="T2">,</text:span><text:span text:style-name="T3">U</text:span><text:span text:style-name="T2">,3) </text:span><text:span text:style-name="T4">S </text:span><text:span text:style-name="T2">^UTILITY(</text:span><text:span text:style-name="T6">"DIFROM"</text:span><text:span text:style-name="T2">,</text:span><text:span text:style-name="T4">$J</text:span><text:span text:style-name="T2">,</text:span><text:span text:style-name="T3">N</text:span><text:span text:style-name="T2">,</text:span><text:span text:style-name="T3">X</text:span><text:span text:style-name="T2">)=+</text:span><text:span text:style-name="T3">Y </text:span><text:span text:style-name="T4">K </text:span><text:span text:style-name="T2">^DIC(9.2,+</text:span><text:span text:style-name="T3">Y</text:span><text:span text:style-name="T2">,1),^(2),^(3),^(10) </text:span><text:span text:style-name="T4">S </text:span><text:span text:style-name="T3">%X</text:span><text:span text:style-name="T2">=</text:span><text:span text:style-name="T6">"^UTILITY(U,$J,N,R,"</text:span><text:span text:style-name="T2">,</text:span><text:span text:style-name="T3">%Y</text:span><text:span text:style-name="T2">=</text:span><text:span text:style-name="T3">DIC</text:span><text:span text:style-name="T2">_</text:span><text:span text:style-name="T6">"+Y,"</text:span><text:span text:style-name="T2">,</text:span><text:span text:style-name="T3">DA</text:span><text:span text:style-name="T2">=+</text:span><text:span text:style-name="T3">Y </text:span><text:span text:style-name="T4">D </text:span><text:span text:style-name="T5">%XY</text:span><text:span text:style-name="T2">^%RCR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2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9.2,</text:p>
          </table:table-cell>
          <table:table-cell table:style-name="ce9" office:value-type="string" calcext:value-type="string">
            <text:p>HELP FRAME</text:p>
          </table:table-cell>
          <table:table-cell table:style-name="ce12" office:value-type="string" calcext:value-type="string">
            <text:p>HELP <text:span text:style-name="T1">S </text:span><text:span text:style-name="T3">R</text:span><text:span text:style-name="T2">=</text:span><text:span text:style-name="T4">$O</text:span><text:span text:style-name="T2">(^UTILITY(</text:span><text:span text:style-name="T6">"DIFROM"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)) </text:span><text:span text:style-name="T4">Q</text:span><text:span text:style-name="T2">:</text:span><text:span text:style-name="T3">R</text:span><text:span text:style-name="T2">=</text:span><text:span text:style-name="T6">""  </text:span><text:span text:style-name="T4">W </text:span><text:span text:style-name="T2">!,</text:span><text:span text:style-name="T6">"'"</text:span><text:span text:style-name="T2">_</text:span><text:span text:style-name="T3">R</text:span><text:span text:style-name="T2">_</text:span><text:span text:style-name="T6">"' Help Frame filed." </text:span><text:span text:style-name="T4">S </text:span><text:span text:style-name="T3">DA</text:span><text:span text:style-name="T2">=^(</text:span><text:span text:style-name="T3">R</text:span><text:span text:style-name="T2">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2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$ORDER</text:p>
          </table:table-cell>
          <table:table-cell table:style-name="ce9" office:value-type="string" calcext:value-type="string">
            <text:p>^DIC(9.2,</text:p>
          </table:table-cell>
          <table:table-cell table:style-name="ce9" office:value-type="string" calcext:value-type="string">
            <text:p>HELP FRAME</text:p>
          </table:table-cell>
          <table:table-cell table:style-name="ce11" office:value-type="string" calcext:value-type="string">
            <text:p> <text:span text:style-name="T1">F </text:span><text:span text:style-name="T3">X</text:span><text:span text:style-name="T2">=0:0 </text:span><text:span text:style-name="T4">S </text:span><text:span text:style-name="T3">X</text:span><text:span text:style-name="T2">=</text:span><text:span text:style-name="T4">$O</text:span><text:span text:style-name="T2">(^DIC(9.2,</text:span><text:span text:style-name="T3">DA</text:span><text:span text:style-name="T2">,2,</text:span><text:span text:style-name="T3">X</text:span><text:span text:style-name="T2">)) </text:span><text:span text:style-name="T4">Q</text:span><text:span text:style-name="T2">:'</text:span><text:span text:style-name="T3">X  </text:span><text:span text:style-name="T4">S </text:span><text:span text:style-name="T3">I</text:span><text:span text:style-name="T2">=</text:span><text:span text:style-name="T4">$S</text:span><text:span text:style-name="T2">(</text:span><text:span text:style-name="T4">$D</text:span><text:span text:style-name="T2">(^(</text:span><text:span text:style-name="T3">X</text:span><text:span text:style-name="T2">,0)):^(0),1:0),</text:span><text:span text:style-name="T3">Y</text:span><text:span text:style-name="T2">=</text:span><text:span text:style-name="T4">$P</text:span><text:span text:style-name="T2">(</text:span><text:span text:style-name="T3">I</text:span><text:span text:style-name="T2">,</text:span><text:span text:style-name="T3">U</text:span><text:span text:style-name="T2">,2) </text:span><text:span text:style-name="T4">S</text:span><text:span text:style-name="T2">:</text:span><text:span text:style-name="T3">Y</text:span><text:span text:style-name="T2">]</text:span><text:span text:style-name="T6">"" </text:span><text:span text:style-name="T3">Y</text:span><text:span text:style-name="T2">=</text:span><text:span text:style-name="T4">$O</text:span><text:span text:style-name="T2">(^DIC(9.2,</text:span><text:span text:style-name="T6">"B"</text:span><text:span text:style-name="T2">,</text:span><text:span text:style-name="T3">Y</text:span><text:span text:style-name="T2">,0)) </text:span><text:span text:style-name="T4">S </text:span><text:span text:style-name="T2">^(0)=</text:span><text:span text:style-name="T4">$P</text:span><text:span text:style-name="T2">(^DIC(9.2,</text:span><text:span text:style-name="T3">DA</text:span><text:span text:style-name="T2">,2,</text:span><text:span text:style-name="T3">X</text:span><text:span text:style-name="T2">,0),</text:span><text:span text:style-name="T3">U</text:span><text:span text:style-name="T2">,1)_</text:span><text:span text:style-name="T3">U</text:span><text:span text:style-name="T2">_</text:span><text:span text:style-name="T4">$S</text:span><text:span text:style-name="T2">(</text:span><text:span text:style-name="T3">Y</text:span><text:span text:style-name="T2">&gt;0:</text:span><text:span text:style-name="T3">Y</text:span><text:span text:style-name="T2">,1:</text:span><text:span text:style-name="T6">""</text:span><text:span text:style-name="T2">)_</text:span><text:span text:style-name="T3">U</text:span><text:span text:style-name="T2">_</text:span><text:span text:style-name="T4">$P</text:span><text:span text:style-name="T2">(^(0),</text:span><text:span text:style-name="T3">U</text:span><text:span text:style-name="T2">,3,99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2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9.2,</text:p>
          </table:table-cell>
          <table:table-cell table:style-name="ce9" office:value-type="string" calcext:value-type="string">
            <text:p>HELP FRAME</text:p>
          </table:table-cell>
          <table:table-cell table:style-name="ce11" office:value-type="string" calcext:value-type="string">
            <text:p> <text:span text:style-name="T1">F </text:span><text:span text:style-name="T3">X</text:span><text:span text:style-name="T2">=0:0 </text:span><text:span text:style-name="T4">S </text:span><text:span text:style-name="T3">X</text:span><text:span text:style-name="T2">=</text:span><text:span text:style-name="T4">$O</text:span><text:span text:style-name="T2">(^DIC(9.2,</text:span><text:span text:style-name="T3">DA</text:span><text:span text:style-name="T2">,2,</text:span><text:span text:style-name="T3">X</text:span><text:span text:style-name="T2">)) </text:span><text:span text:style-name="T4">Q</text:span><text:span text:style-name="T2">:'</text:span><text:span text:style-name="T3">X  </text:span><text:span text:style-name="T4">S </text:span><text:span text:style-name="T3">I</text:span><text:span text:style-name="T2">=</text:span><text:span text:style-name="T4">$S</text:span><text:span text:style-name="T2">(</text:span><text:span text:style-name="T4">$D</text:span><text:span text:style-name="T2">(^(</text:span><text:span text:style-name="T3">X</text:span><text:span text:style-name="T2">,0)):^(0),1:0),</text:span><text:span text:style-name="T3">Y</text:span><text:span text:style-name="T2">=</text:span><text:span text:style-name="T4">$P</text:span><text:span text:style-name="T2">(</text:span><text:span text:style-name="T3">I</text:span><text:span text:style-name="T2">,</text:span><text:span text:style-name="T3">U</text:span><text:span text:style-name="T2">,2) </text:span><text:span text:style-name="T4">S</text:span><text:span text:style-name="T2">:</text:span><text:span text:style-name="T3">Y</text:span><text:span text:style-name="T2">]</text:span><text:span text:style-name="T6">"" </text:span><text:span text:style-name="T3">Y</text:span><text:span text:style-name="T2">=</text:span><text:span text:style-name="T4">$O</text:span><text:span text:style-name="T2">(^DIC(9.2,</text:span><text:span text:style-name="T6">"B"</text:span><text:span text:style-name="T2">,</text:span><text:span text:style-name="T3">Y</text:span><text:span text:style-name="T2">,0)) </text:span><text:span text:style-name="T4">S </text:span><text:span text:style-name="T2">^(0)=</text:span><text:span text:style-name="T4">$P</text:span><text:span text:style-name="T2">(^DIC(9.2,</text:span><text:span text:style-name="T3">DA</text:span><text:span text:style-name="T2">,2,</text:span><text:span text:style-name="T3">X</text:span><text:span text:style-name="T2">,0),</text:span><text:span text:style-name="T3">U</text:span><text:span text:style-name="T2">,1)_</text:span><text:span text:style-name="T3">U</text:span><text:span text:style-name="T2">_</text:span><text:span text:style-name="T4">$S</text:span><text:span text:style-name="T2">(</text:span><text:span text:style-name="T3">Y</text:span><text:span text:style-name="T2">&gt;0:</text:span><text:span text:style-name="T3">Y</text:span><text:span text:style-name="T2">,1:</text:span><text:span text:style-name="T6">""</text:span><text:span text:style-name="T2">)_</text:span><text:span text:style-name="T3">U</text:span><text:span text:style-name="T2">_</text:span><text:span text:style-name="T4">$P</text:span><text:span text:style-name="T2">(^(0),</text:span><text:span text:style-name="T3">U</text:span><text:span text:style-name="T2">,3,99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2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DIC(9.2,</text:p>
          </table:table-cell>
          <table:table-cell table:style-name="ce9" office:value-type="string" calcext:value-type="string">
            <text:p>HELP FRAME</text:p>
          </table:table-cell>
          <table:table-cell table:style-name="ce11" office:value-type="string" calcext:value-type="string">
            <text:p> <text:span text:style-name="T1">F </text:span><text:span text:style-name="T3">X</text:span><text:span text:style-name="T2">=0:0 </text:span><text:span text:style-name="T4">S </text:span><text:span text:style-name="T3">X</text:span><text:span text:style-name="T2">=</text:span><text:span text:style-name="T4">$O</text:span><text:span text:style-name="T2">(^DIC(9.2,</text:span><text:span text:style-name="T3">DA</text:span><text:span text:style-name="T2">,2,</text:span><text:span text:style-name="T3">X</text:span><text:span text:style-name="T2">)) </text:span><text:span text:style-name="T4">Q</text:span><text:span text:style-name="T2">:'</text:span><text:span text:style-name="T3">X  </text:span><text:span text:style-name="T4">S </text:span><text:span text:style-name="T3">I</text:span><text:span text:style-name="T2">=</text:span><text:span text:style-name="T4">$S</text:span><text:span text:style-name="T2">(</text:span><text:span text:style-name="T4">$D</text:span><text:span text:style-name="T2">(^(</text:span><text:span text:style-name="T3">X</text:span><text:span text:style-name="T2">,0)):^(0),1:0),</text:span><text:span text:style-name="T3">Y</text:span><text:span text:style-name="T2">=</text:span><text:span text:style-name="T4">$P</text:span><text:span text:style-name="T2">(</text:span><text:span text:style-name="T3">I</text:span><text:span text:style-name="T2">,</text:span><text:span text:style-name="T3">U</text:span><text:span text:style-name="T2">,2) </text:span><text:span text:style-name="T4">S</text:span><text:span text:style-name="T2">:</text:span><text:span text:style-name="T3">Y</text:span><text:span text:style-name="T2">]</text:span><text:span text:style-name="T6">"" </text:span><text:span text:style-name="T3">Y</text:span><text:span text:style-name="T2">=</text:span><text:span text:style-name="T4">$O</text:span><text:span text:style-name="T2">(^DIC(9.2,</text:span><text:span text:style-name="T6">"B"</text:span><text:span text:style-name="T2">,</text:span><text:span text:style-name="T3">Y</text:span><text:span text:style-name="T2">,0)) </text:span><text:span text:style-name="T4">S </text:span><text:span text:style-name="T2">^(0)=</text:span><text:span text:style-name="T4">$P</text:span><text:span text:style-name="T2">(^DIC(9.2,</text:span><text:span text:style-name="T3">DA</text:span><text:span text:style-name="T2">,2,</text:span><text:span text:style-name="T3">X</text:span><text:span text:style-name="T2">,0),</text:span><text:span text:style-name="T3">U</text:span><text:span text:style-name="T2">,1)_</text:span><text:span text:style-name="T3">U</text:span><text:span text:style-name="T2">_</text:span><text:span text:style-name="T4">$S</text:span><text:span text:style-name="T2">(</text:span><text:span text:style-name="T3">Y</text:span><text:span text:style-name="T2">&gt;0:</text:span><text:span text:style-name="T3">Y</text:span><text:span text:style-name="T2">,1:</text:span><text:span text:style-name="T6">""</text:span><text:span text:style-name="T2">)_</text:span><text:span text:style-name="T3">U</text:span><text:span text:style-name="T2">_</text:span><text:span text:style-name="T4">$P</text:span><text:span text:style-name="T2">(^(0),</text:span><text:span text:style-name="T3">U</text:span><text:span text:style-name="T2">,3,99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2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READ PIECE</text:p>
          </table:table-cell>
          <table:table-cell table:style-name="ce9" office:value-type="string" calcext:value-type="string">
            <text:p>^DIC(9.2,</text:p>
          </table:table-cell>
          <table:table-cell table:style-name="ce9" office:value-type="string" calcext:value-type="string">
            <text:p>HELP FRAME</text:p>
          </table:table-cell>
          <table:table-cell table:style-name="ce11" office:value-type="string" calcext:value-type="string">
            <text:p> <text:span text:style-name="T1">F </text:span><text:span text:style-name="T3">X</text:span><text:span text:style-name="T2">=0:0 </text:span><text:span text:style-name="T4">S </text:span><text:span text:style-name="T3">X</text:span><text:span text:style-name="T2">=</text:span><text:span text:style-name="T4">$O</text:span><text:span text:style-name="T2">(^DIC(9.2,</text:span><text:span text:style-name="T3">DA</text:span><text:span text:style-name="T2">,2,</text:span><text:span text:style-name="T3">X</text:span><text:span text:style-name="T2">)) </text:span><text:span text:style-name="T4">Q</text:span><text:span text:style-name="T2">:'</text:span><text:span text:style-name="T3">X  </text:span><text:span text:style-name="T4">S </text:span><text:span text:style-name="T3">I</text:span><text:span text:style-name="T2">=</text:span><text:span text:style-name="T4">$S</text:span><text:span text:style-name="T2">(</text:span><text:span text:style-name="T4">$D</text:span><text:span text:style-name="T2">(^(</text:span><text:span text:style-name="T3">X</text:span><text:span text:style-name="T2">,0)):^(0),1:0),</text:span><text:span text:style-name="T3">Y</text:span><text:span text:style-name="T2">=</text:span><text:span text:style-name="T4">$P</text:span><text:span text:style-name="T2">(</text:span><text:span text:style-name="T3">I</text:span><text:span text:style-name="T2">,</text:span><text:span text:style-name="T3">U</text:span><text:span text:style-name="T2">,2) </text:span><text:span text:style-name="T4">S</text:span><text:span text:style-name="T2">:</text:span><text:span text:style-name="T3">Y</text:span><text:span text:style-name="T2">]</text:span><text:span text:style-name="T6">"" </text:span><text:span text:style-name="T3">Y</text:span><text:span text:style-name="T2">=</text:span><text:span text:style-name="T4">$O</text:span><text:span text:style-name="T2">(^DIC(9.2,</text:span><text:span text:style-name="T6">"B"</text:span><text:span text:style-name="T2">,</text:span><text:span text:style-name="T3">Y</text:span><text:span text:style-name="T2">,0)) </text:span><text:span text:style-name="T4">S </text:span><text:span text:style-name="T2">^(0)=</text:span><text:span text:style-name="T4">$P</text:span><text:span text:style-name="T2">(^DIC(9.2,</text:span><text:span text:style-name="T3">DA</text:span><text:span text:style-name="T2">,2,</text:span><text:span text:style-name="T3">X</text:span><text:span text:style-name="T2">,0),</text:span><text:span text:style-name="T3">U</text:span><text:span text:style-name="T2">,1)_</text:span><text:span text:style-name="T3">U</text:span><text:span text:style-name="T2">_</text:span><text:span text:style-name="T4">$S</text:span><text:span text:style-name="T2">(</text:span><text:span text:style-name="T3">Y</text:span><text:span text:style-name="T2">&gt;0:</text:span><text:span text:style-name="T3">Y</text:span><text:span text:style-name="T2">,1:</text:span><text:span text:style-name="T6">""</text:span><text:span text:style-name="T2">)_</text:span><text:span text:style-name="T3">U</text:span><text:span text:style-name="T2">_</text:span><text:span text:style-name="T4">$P</text:span><text:span text:style-name="T2">(^(0),</text:span><text:span text:style-name="T3">U</text:span><text:span text:style-name="T2">,3,99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2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$ORDER</text:p>
          </table:table-cell>
          <table:table-cell table:style-name="ce9" office:value-type="string" calcext:value-type="string">
            <text:p>^DIC(9.2,</text:p>
          </table:table-cell>
          <table:table-cell table:style-name="ce9" office:value-type="string" calcext:value-type="string">
            <text:p>HELP FRAME</text:p>
          </table:table-cell>
          <table:table-cell table:style-name="ce11" office:value-type="string" calcext:value-type="string">
            <text:p> <text:span text:style-name="T1">S </text:span><text:span text:style-name="T3">I</text:span><text:span text:style-name="T2">=0 </text:span><text:span text:style-name="T4">F </text:span><text:span text:style-name="T3">X</text:span><text:span text:style-name="T2">=0:0 </text:span><text:span text:style-name="T4">S </text:span><text:span text:style-name="T3">X</text:span><text:span text:style-name="T2">=</text:span><text:span text:style-name="T4">$O</text:span><text:span text:style-name="T2">(^DIC(9.2,</text:span><text:span text:style-name="T3">DA</text:span><text:span text:style-name="T2">,10,</text:span><text:span text:style-name="T3">X</text:span><text:span text:style-name="T2">)) </text:span><text:span text:style-name="T4">Q</text:span><text:span text:style-name="T2">:'</text:span><text:span text:style-name="T3">X  </text:span><text:span text:style-name="T4">I $D</text:span><text:span text:style-name="T2">(^(</text:span><text:span text:style-name="T3">X</text:span><text:span text:style-name="T2">,0)) </text:span><text:span text:style-name="T4">S </text:span><text:span text:style-name="T3">Y</text:span><text:span text:style-name="T2">=</text:span><text:span text:style-name="T4">$P</text:span><text:span text:style-name="T2">(^(0),</text:span><text:span text:style-name="T3">U</text:span><text:span text:style-name="T2">),</text:span><text:span text:style-name="T3">Y</text:span><text:span text:style-name="T2">=</text:span><text:span text:style-name="T4">$S</text:span><text:span text:style-name="T2">(</text:span><text:span text:style-name="T3">Y</text:span><text:span text:style-name="T2">]</text:span><text:span text:style-name="T6">""</text:span><text:span text:style-name="T2">:</text:span><text:span text:style-name="T4">$O</text:span><text:span text:style-name="T2">(^MAG(</text:span><text:span text:style-name="T6">"B"</text:span><text:span text:style-name="T2">,</text:span><text:span text:style-name="T3">Y</text:span><text:span text:style-name="T2">,0)),1:0) </text:span><text:span text:style-name="T4">S</text:span><text:span text:style-name="T2">:</text:span><text:span text:style-name="T3">Y </text:span><text:span text:style-name="T4">$P</text:span><text:span text:style-name="T2">(^DIC(9.2,</text:span><text:span text:style-name="T3">DA</text:span><text:span text:style-name="T2">,10,</text:span><text:span text:style-name="T3">X</text:span><text:span text:style-name="T2">,0),</text:span><text:span text:style-name="T3">U</text:span><text:span text:style-name="T2">)=</text:span><text:span text:style-name="T3">Y</text:span><text:span text:style-name="T2">,</text:span><text:span text:style-name="T3">I</text:span><text:span text:style-name="T2">=</text:span><text:span text:style-name="T3">I</text:span><text:span text:style-name="T2">+1,</text:span><text:span text:style-name="T3">%</text:span><text:span text:style-name="T2">=</text:span><text:span text:style-name="T3">X </text:span><text:span text:style-name="T4">I </text:span><text:span text:style-name="T2">'</text:span><text:span text:style-name="T3">Y </text:span><text:span text:style-name="T4">K </text:span><text:span text:style-name="T2">^DIC(9.2,</text:span><text:span text:style-name="T3">DA</text:span><text:span text:style-name="T2">,10,</text:span><text:span text:style-name="T3">X</text:span><text:span text:style-name="T2">,0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2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KILL</text:p>
          </table:table-cell>
          <table:table-cell table:style-name="ce9" office:value-type="string" calcext:value-type="string">
            <text:p>^DIC(9.2,</text:p>
          </table:table-cell>
          <table:table-cell table:style-name="ce9" office:value-type="string" calcext:value-type="string">
            <text:p>HELP FRAME</text:p>
          </table:table-cell>
          <table:table-cell table:style-name="ce11" office:value-type="string" calcext:value-type="string">
            <text:p> <text:span text:style-name="T1">S </text:span><text:span text:style-name="T3">I</text:span><text:span text:style-name="T2">=0 </text:span><text:span text:style-name="T4">F </text:span><text:span text:style-name="T3">X</text:span><text:span text:style-name="T2">=0:0 </text:span><text:span text:style-name="T4">S </text:span><text:span text:style-name="T3">X</text:span><text:span text:style-name="T2">=</text:span><text:span text:style-name="T4">$O</text:span><text:span text:style-name="T2">(^DIC(9.2,</text:span><text:span text:style-name="T3">DA</text:span><text:span text:style-name="T2">,10,</text:span><text:span text:style-name="T3">X</text:span><text:span text:style-name="T2">)) </text:span><text:span text:style-name="T4">Q</text:span><text:span text:style-name="T2">:'</text:span><text:span text:style-name="T3">X  </text:span><text:span text:style-name="T4">I $D</text:span><text:span text:style-name="T2">(^(</text:span><text:span text:style-name="T3">X</text:span><text:span text:style-name="T2">,0)) </text:span><text:span text:style-name="T4">S </text:span><text:span text:style-name="T3">Y</text:span><text:span text:style-name="T2">=</text:span><text:span text:style-name="T4">$P</text:span><text:span text:style-name="T2">(^(0),</text:span><text:span text:style-name="T3">U</text:span><text:span text:style-name="T2">),</text:span><text:span text:style-name="T3">Y</text:span><text:span text:style-name="T2">=</text:span><text:span text:style-name="T4">$S</text:span><text:span text:style-name="T2">(</text:span><text:span text:style-name="T3">Y</text:span><text:span text:style-name="T2">]</text:span><text:span text:style-name="T6">""</text:span><text:span text:style-name="T2">:</text:span><text:span text:style-name="T4">$O</text:span><text:span text:style-name="T2">(^MAG(</text:span><text:span text:style-name="T6">"B"</text:span><text:span text:style-name="T2">,</text:span><text:span text:style-name="T3">Y</text:span><text:span text:style-name="T2">,0)),1:0) </text:span><text:span text:style-name="T4">S</text:span><text:span text:style-name="T2">:</text:span><text:span text:style-name="T3">Y </text:span><text:span text:style-name="T4">$P</text:span><text:span text:style-name="T2">(^DIC(9.2,</text:span><text:span text:style-name="T3">DA</text:span><text:span text:style-name="T2">,10,</text:span><text:span text:style-name="T3">X</text:span><text:span text:style-name="T2">,0),</text:span><text:span text:style-name="T3">U</text:span><text:span text:style-name="T2">)=</text:span><text:span text:style-name="T3">Y</text:span><text:span text:style-name="T2">,</text:span><text:span text:style-name="T3">I</text:span><text:span text:style-name="T2">=</text:span><text:span text:style-name="T3">I</text:span><text:span text:style-name="T2">+1,</text:span><text:span text:style-name="T3">%</text:span><text:span text:style-name="T2">=</text:span><text:span text:style-name="T3">X </text:span><text:span text:style-name="T4">I </text:span><text:span text:style-name="T2">'</text:span><text:span text:style-name="T3">Y </text:span><text:span text:style-name="T4">K </text:span><text:span text:style-name="T2">^DIC(9.2,</text:span><text:span text:style-name="T3">DA</text:span><text:span text:style-name="T2">,10,</text:span><text:span text:style-name="T3">X</text:span><text:span text:style-name="T2">,0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ible change to DIK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2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9.2,</text:p>
          </table:table-cell>
          <table:table-cell table:style-name="ce9" office:value-type="string" calcext:value-type="string">
            <text:p>HELP FRAME</text:p>
          </table:table-cell>
          <table:table-cell table:style-name="ce11" office:value-type="string" calcext:value-type="string">
            <text:p> <text:span text:style-name="T1">S </text:span><text:span text:style-name="T3">I</text:span><text:span text:style-name="T2">=0 </text:span><text:span text:style-name="T4">F </text:span><text:span text:style-name="T3">X</text:span><text:span text:style-name="T2">=0:0 </text:span><text:span text:style-name="T4">S </text:span><text:span text:style-name="T3">X</text:span><text:span text:style-name="T2">=</text:span><text:span text:style-name="T4">$O</text:span><text:span text:style-name="T2">(^DIC(9.2,</text:span><text:span text:style-name="T3">DA</text:span><text:span text:style-name="T2">,10,</text:span><text:span text:style-name="T3">X</text:span><text:span text:style-name="T2">)) </text:span><text:span text:style-name="T4">Q</text:span><text:span text:style-name="T2">:'</text:span><text:span text:style-name="T3">X  </text:span><text:span text:style-name="T4">I $D</text:span><text:span text:style-name="T2">(^(</text:span><text:span text:style-name="T3">X</text:span><text:span text:style-name="T2">,0)) </text:span><text:span text:style-name="T4">S </text:span><text:span text:style-name="T3">Y</text:span><text:span text:style-name="T2">=</text:span><text:span text:style-name="T4">$P</text:span><text:span text:style-name="T2">(^(0),</text:span><text:span text:style-name="T3">U</text:span><text:span text:style-name="T2">),</text:span><text:span text:style-name="T3">Y</text:span><text:span text:style-name="T2">=</text:span><text:span text:style-name="T4">$S</text:span><text:span text:style-name="T2">(</text:span><text:span text:style-name="T3">Y</text:span><text:span text:style-name="T2">]</text:span><text:span text:style-name="T6">""</text:span><text:span text:style-name="T2">:</text:span><text:span text:style-name="T4">$O</text:span><text:span text:style-name="T2">(^MAG(</text:span><text:span text:style-name="T6">"B"</text:span><text:span text:style-name="T2">,</text:span><text:span text:style-name="T3">Y</text:span><text:span text:style-name="T2">,0)),1:0) </text:span><text:span text:style-name="T4">S</text:span><text:span text:style-name="T2">:</text:span><text:span text:style-name="T3">Y </text:span><text:span text:style-name="T4">$P</text:span><text:span text:style-name="T2">(^DIC(9.2,</text:span><text:span text:style-name="T3">DA</text:span><text:span text:style-name="T2">,10,</text:span><text:span text:style-name="T3">X</text:span><text:span text:style-name="T2">,0),</text:span><text:span text:style-name="T3">U</text:span><text:span text:style-name="T2">)=</text:span><text:span text:style-name="T3">Y</text:span><text:span text:style-name="T2">,</text:span><text:span text:style-name="T3">I</text:span><text:span text:style-name="T2">=</text:span><text:span text:style-name="T3">I</text:span><text:span text:style-name="T2">+1,</text:span><text:span text:style-name="T3">%</text:span><text:span text:style-name="T2">=</text:span><text:span text:style-name="T3">X </text:span><text:span text:style-name="T4">I </text:span><text:span text:style-name="T2">'</text:span><text:span text:style-name="T3">Y </text:span><text:span text:style-name="T4">K </text:span><text:span text:style-name="T2">^DIC(9.2,</text:span><text:span text:style-name="T3">DA</text:span><text:span text:style-name="T2">,10,</text:span><text:span text:style-name="T3">X</text:span><text:span text:style-name="T2">,0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2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DIC(9.2,</text:p>
          </table:table-cell>
          <table:table-cell table:style-name="ce9" office:value-type="string" calcext:value-type="string">
            <text:p>HELP FRAME</text:p>
          </table:table-cell>
          <table:table-cell table:style-name="ce11" office:value-type="string" calcext:value-type="string">
            <text:p> <text:span text:style-name="T1">S </text:span><text:span text:style-name="T3">I</text:span><text:span text:style-name="T2">=0 </text:span><text:span text:style-name="T4">F </text:span><text:span text:style-name="T3">X</text:span><text:span text:style-name="T2">=0:0 </text:span><text:span text:style-name="T4">S </text:span><text:span text:style-name="T3">X</text:span><text:span text:style-name="T2">=</text:span><text:span text:style-name="T4">$O</text:span><text:span text:style-name="T2">(^DIC(9.2,</text:span><text:span text:style-name="T3">DA</text:span><text:span text:style-name="T2">,10,</text:span><text:span text:style-name="T3">X</text:span><text:span text:style-name="T2">)) </text:span><text:span text:style-name="T4">Q</text:span><text:span text:style-name="T2">:'</text:span><text:span text:style-name="T3">X  </text:span><text:span text:style-name="T4">I $D</text:span><text:span text:style-name="T2">(^(</text:span><text:span text:style-name="T3">X</text:span><text:span text:style-name="T2">,0)) </text:span><text:span text:style-name="T4">S </text:span><text:span text:style-name="T3">Y</text:span><text:span text:style-name="T2">=</text:span><text:span text:style-name="T4">$P</text:span><text:span text:style-name="T2">(^(0),</text:span><text:span text:style-name="T3">U</text:span><text:span text:style-name="T2">),</text:span><text:span text:style-name="T3">Y</text:span><text:span text:style-name="T2">=</text:span><text:span text:style-name="T4">$S</text:span><text:span text:style-name="T2">(</text:span><text:span text:style-name="T3">Y</text:span><text:span text:style-name="T2">]</text:span><text:span text:style-name="T6">""</text:span><text:span text:style-name="T2">:</text:span><text:span text:style-name="T4">$O</text:span><text:span text:style-name="T2">(^MAG(</text:span><text:span text:style-name="T6">"B"</text:span><text:span text:style-name="T2">,</text:span><text:span text:style-name="T3">Y</text:span><text:span text:style-name="T2">,0)),1:0) </text:span><text:span text:style-name="T4">S</text:span><text:span text:style-name="T2">:</text:span><text:span text:style-name="T3">Y </text:span><text:span text:style-name="T4">$P</text:span><text:span text:style-name="T2">(^DIC(9.2,</text:span><text:span text:style-name="T3">DA</text:span><text:span text:style-name="T2">,10,</text:span><text:span text:style-name="T3">X</text:span><text:span text:style-name="T2">,0),</text:span><text:span text:style-name="T3">U</text:span><text:span text:style-name="T2">)=</text:span><text:span text:style-name="T3">Y</text:span><text:span text:style-name="T2">,</text:span><text:span text:style-name="T3">I</text:span><text:span text:style-name="T2">=</text:span><text:span text:style-name="T3">I</text:span><text:span text:style-name="T2">+1,</text:span><text:span text:style-name="T3">%</text:span><text:span text:style-name="T2">=</text:span><text:span text:style-name="T3">X </text:span><text:span text:style-name="T4">I </text:span><text:span text:style-name="T2">'</text:span><text:span text:style-name="T3">Y </text:span><text:span text:style-name="T4">K </text:span><text:span text:style-name="T2">^DIC(9.2,</text:span><text:span text:style-name="T3">DA</text:span><text:span text:style-name="T2">,10,</text:span><text:span text:style-name="T3">X</text:span><text:span text:style-name="T2">,0)</text:span></text:p>
          </table:table-cell>
          <table:table-cell table:number-columns-repeated="3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  <text:p>Possible DIQ API</text:p>
          </table:table-cell>
          <table:table-cell table:style-name="ce17"/>
          <table:table-cell table:number-columns-repeated="1011"/>
        </table:table-row>
        <table:table-row table:style-name="ro4">
          <table:table-cell table:style-name="ce2" office:value-type="string" calcext:value-type="string">
            <text:p>NLTINIT2</text:p>
          </table:table-cell>
          <table:table-cell table:style-name="ce5" office:value-type="float" office:value="14" calcext:value-type="float">
            <text:p>14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DIC(9.2,</text:p>
          </table:table-cell>
          <table:table-cell table:style-name="ce9" office:value-type="string" calcext:value-type="string">
            <text:p>HELP FRAME</text:p>
          </table:table-cell>
          <table:table-cell table:style-name="ce11" office:value-type="string" calcext:value-type="string">
            <text:p> <text:span text:style-name="T1">I </text:span><text:span text:style-name="T3">I </text:span><text:span text:style-name="T4">S $P</text:span><text:span text:style-name="T2">(^DIC(9.2,</text:span><text:span text:style-name="T3">DA</text:span><text:span text:style-name="T2">,10,0),</text:span><text:span text:style-name="T3">U</text:span><text:span text:style-name="T2">,3,4)=</text:span><text:span text:style-name="T3">%</text:span><text:span text:style-name="T2">_</text:span><text:span text:style-name="T3">U</text:span><text:span text:style-name="T2">_</text:span><text:span text:style-name="T3">I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4">
          <table:table-cell table:style-name="ce2" office:value-type="string" calcext:value-type="string">
            <text:p>NLTINIT2</text:p>
          </table:table-cell>
          <table:table-cell table:style-name="ce5" office:value-type="float" office:value="14" calcext:value-type="float">
            <text:p>14</text:p>
          </table:table-cell>
          <table:table-cell table:style-name="ce2" office:value-type="string" calcext:value-type="string">
            <text:p>SET PIECE</text:p>
          </table:table-cell>
          <table:table-cell table:style-name="ce9" office:value-type="string" calcext:value-type="string">
            <text:p>^DIC(9.2,</text:p>
          </table:table-cell>
          <table:table-cell table:style-name="ce9" office:value-type="string" calcext:value-type="string">
            <text:p>HELP FRAME</text:p>
          </table:table-cell>
          <table:table-cell table:style-name="ce11" office:value-type="string" calcext:value-type="string">
            <text:p> <text:span text:style-name="T1">I </text:span><text:span text:style-name="T3">I </text:span><text:span text:style-name="T4">S $P</text:span><text:span text:style-name="T2">(^DIC(9.2,</text:span><text:span text:style-name="T3">DA</text:span><text:span text:style-name="T2">,10,0),</text:span><text:span text:style-name="T3">U</text:span><text:span text:style-name="T2">,3,4)=</text:span><text:span text:style-name="T3">%</text:span><text:span text:style-name="T2">_</text:span><text:span text:style-name="T3">U</text:span><text:span text:style-name="T2">_</text:span><text:span text:style-name="T3">I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XMB(3.6,</text:p>
          </table:table-cell>
          <table:table-cell table:style-name="ce9" office:value-type="string" calcext:value-type="string">
            <text:p>BULLETIN</text:p>
          </table:table-cell>
          <table:table-cell table:style-name="ce11" office:value-type="string" calcext:value-type="string">
            <text:p> <text:span text:style-name="T1">K </text:span><text:span text:style-name="T2">^UTILITY(</text:span><text:span text:style-name="T6">"DIFROM"</text:span><text:span text:style-name="T2">,</text:span><text:span text:style-name="T4">$J</text:span><text:span text:style-name="T2">) </text:span><text:span text:style-name="T4">S </text:span><text:span text:style-name="T3">DIC</text:span><text:span text:style-name="T2">(0)=</text:span><text:span text:style-name="T6">"LX"</text:span><text:span text:style-name="T2">,(</text:span><text:span text:style-name="T3">DIC</text:span><text:span text:style-name="T2">,</text:span><text:span text:style-name="T3">DLAYGO</text:span><text:span text:style-name="T2">)=3.6,</text:span><text:span text:style-name="T3">N</text:span><text:span text:style-name="T2">=</text:span><text:span text:style-name="T6">"BUL" </text:span><text:span text:style-name="T4">D </text:span><text:span text:style-name="T5">ADD</text:span><text:span text:style-name="T2">:</text:span><text:span text:style-name="T4">$D</text:span><text:span text:style-name="T2">(^XMB(3.6,0)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3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DIC(9.4,</text:p>
          </table:table-cell>
          <table:table-cell table:style-name="ce9" office:value-type="string" calcext:value-type="string">
            <text:p>PACKAGE</text:p>
          </table:table-cell>
          <table:table-cell table:style-name="ce11" office:value-type="string" calcext:value-type="string">
            <text:p> <text:span text:style-name="T1">I $D</text:span><text:span text:style-name="T2">(^DIC(9.4,0))#2,^(0)?1</text:span><text:span text:style-name="T6">"PACK"</text:span><text:span text:style-name="T2">.</text:span><text:span text:style-name="T7">E </text:span><text:span text:style-name="T4">S </text:span><text:span text:style-name="T3">N</text:span><text:span text:style-name="T2">=</text:span><text:span text:style-name="T6">"PKG"</text:span><text:span text:style-name="T2">,(</text:span><text:span text:style-name="T3">DIC</text:span><text:span text:style-name="T2">,</text:span><text:span text:style-name="T3">DLAYGO</text:span><text:span text:style-name="T2">)=9.4 </text:span><text:span text:style-name="T4">D </text:span><text:span text:style-name="T5">ADD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3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9.4,</text:p>
          </table:table-cell>
          <table:table-cell table:style-name="ce9" office:value-type="string" calcext:value-type="string">
            <text:p>PACKAGE</text:p>
          </table:table-cell>
          <table:table-cell table:style-name="ce11" office:value-type="string" calcext:value-type="string">
            <text:p> <text:span text:style-name="T1">I $D</text:span><text:span text:style-name="T2">(^DIC(9.4,0))#2,^(0)?1</text:span><text:span text:style-name="T6">"PACK"</text:span><text:span text:style-name="T2">.</text:span><text:span text:style-name="T7">E </text:span><text:span text:style-name="T4">S </text:span><text:span text:style-name="T3">N</text:span><text:span text:style-name="T2">=</text:span><text:span text:style-name="T6">"PKG"</text:span><text:span text:style-name="T2">,(</text:span><text:span text:style-name="T3">DIC</text:span><text:span text:style-name="T2">,</text:span><text:span text:style-name="T3">DLAYGO</text:span><text:span text:style-name="T2">)=9.4 </text:span><text:span text:style-name="T4">D </text:span><text:span text:style-name="T5">ADD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DIC(9.4,</text:p>
          </table:table-cell>
          <table:table-cell table:style-name="ce9" office:value-type="string" calcext:value-type="string">
            <text:p>PACKAGE</text:p>
          </table:table-cell>
          <table:table-cell table:style-name="ce11" office:value-type="string" calcext:value-type="string">
            <text:p> <text:span text:style-name="T1">G </text:span><text:span text:style-name="T5">NP</text:span><text:span text:style-name="T2">:'</text:span><text:span text:style-name="T4">$D</text:span><text:span text:style-name="T2">(</text:span><text:span text:style-name="T3">DA</text:span><text:span text:style-name="T2">) </text:span><text:span text:style-name="T4">S </text:span><text:span text:style-name="T3">%</text:span><text:span text:style-name="T2">=+</text:span><text:span text:style-name="T4">$O</text:span><text:span text:style-name="T2">(^DIC(9.4,</text:span><text:span text:style-name="T3">DA</text:span><text:span text:style-name="T2">,22,</text:span><text:span text:style-name="T6">"B"</text:span><text:span text:style-name="T2">,</text:span><text:span text:style-name="T3">DIFROM</text:span><text:span text:style-name="T2">,0)) </text:span><text:span text:style-name="T4">I $D</text:span><text:span text:style-name="T2">(^DIC(9.4,</text:span><text:span text:style-name="T3">DA</text:span><text:span text:style-name="T2">,22,</text:span><text:span text:style-name="T3">%</text:span><text:span text:style-name="T2">,0)) </text:span><text:span text:style-name="T4">S $P</text:span><text:span text:style-name="T2">(^(0),</text:span><text:span text:style-name="T3">U</text:span><text:span text:style-name="T2">,3)=</text:span><text:span text:style-name="T3">DT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$ORDER</text:p>
          </table:table-cell>
          <table:table-cell table:style-name="ce9" office:value-type="string" calcext:value-type="string">
            <text:p>^DIC(9.4,</text:p>
          </table:table-cell>
          <table:table-cell table:style-name="ce9" office:value-type="string" calcext:value-type="string">
            <text:p>PACKAGE</text:p>
          </table:table-cell>
          <table:table-cell table:style-name="ce11" office:value-type="string" calcext:value-type="string">
            <text:p> <text:span text:style-name="T1">G </text:span><text:span text:style-name="T5">NP</text:span><text:span text:style-name="T2">:'</text:span><text:span text:style-name="T4">$D</text:span><text:span text:style-name="T2">(</text:span><text:span text:style-name="T3">DA</text:span><text:span text:style-name="T2">) </text:span><text:span text:style-name="T4">S </text:span><text:span text:style-name="T3">%</text:span><text:span text:style-name="T2">=+</text:span><text:span text:style-name="T4">$O</text:span><text:span text:style-name="T2">(^DIC(9.4,</text:span><text:span text:style-name="T3">DA</text:span><text:span text:style-name="T2">,22,</text:span><text:span text:style-name="T6">"B"</text:span><text:span text:style-name="T2">,</text:span><text:span text:style-name="T3">DIFROM</text:span><text:span text:style-name="T2">,0)) </text:span><text:span text:style-name="T4">I $D</text:span><text:span text:style-name="T2">(^DIC(9.4,</text:span><text:span text:style-name="T3">DA</text:span><text:span text:style-name="T2">,22,</text:span><text:span text:style-name="T3">%</text:span><text:span text:style-name="T2">,0)) </text:span><text:span text:style-name="T4">S $P</text:span><text:span text:style-name="T2">(^(0),</text:span><text:span text:style-name="T3">U</text:span><text:span text:style-name="T2">,3)=</text:span><text:span text:style-name="T3">DT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9.4,</text:p>
          </table:table-cell>
          <table:table-cell table:style-name="ce9" office:value-type="string" calcext:value-type="string">
            <text:p>PACKAGE</text:p>
          </table:table-cell>
          <table:table-cell table:style-name="ce11" office:value-type="string" calcext:value-type="string">
            <text:p> <text:span text:style-name="T1">G </text:span><text:span text:style-name="T5">NP</text:span><text:span text:style-name="T2">:'</text:span><text:span text:style-name="T4">$D</text:span><text:span text:style-name="T2">(</text:span><text:span text:style-name="T3">DA</text:span><text:span text:style-name="T2">) </text:span><text:span text:style-name="T4">S </text:span><text:span text:style-name="T3">%</text:span><text:span text:style-name="T2">=+</text:span><text:span text:style-name="T4">$O</text:span><text:span text:style-name="T2">(^DIC(9.4,</text:span><text:span text:style-name="T3">DA</text:span><text:span text:style-name="T2">,22,</text:span><text:span text:style-name="T6">"B"</text:span><text:span text:style-name="T2">,</text:span><text:span text:style-name="T3">DIFROM</text:span><text:span text:style-name="T2">,0)) </text:span><text:span text:style-name="T4">I $D</text:span><text:span text:style-name="T2">(^DIC(9.4,</text:span><text:span text:style-name="T3">DA</text:span><text:span text:style-name="T2">,22,</text:span><text:span text:style-name="T3">%</text:span><text:span text:style-name="T2">,0)) </text:span><text:span text:style-name="T4">S $P</text:span><text:span text:style-name="T2">(^(0),</text:span><text:span text:style-name="T3">U</text:span><text:span text:style-name="T2">,3)=</text:span><text:span text:style-name="T3">DT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DIC(9.4,</text:p>
          </table:table-cell>
          <table:table-cell table:style-name="ce9" office:value-type="string" calcext:value-type="string">
            <text:p>PACKAGE</text:p>
          </table:table-cell>
          <table:table-cell table:style-name="ce11" office:value-type="string" calcext:value-type="string">
            <text:p> <text:span text:style-name="T1">I $D</text:span><text:span text:style-name="T2">(^DIC(9.4,</text:span><text:span text:style-name="T3">DA</text:span><text:span text:style-name="T2">,0))#2 </text:span><text:span text:style-name="T4">S </text:span><text:span text:style-name="T3">%</text:span><text:span text:style-name="T2">=</text:span><text:span text:style-name="T4">$P</text:span><text:span text:style-name="T2">(^(0),</text:span><text:span text:style-name="T3">U</text:span><text:span text:style-name="T2">,4) </text:span><text:span text:style-name="T4">I </text:span><text:span text:style-name="T3">%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DIC(9.2,</text:span><text:span text:style-name="T6">"B"</text:span><text:span text:style-name="T2">,</text:span><text:span text:style-name="T3">%</text:span><text:span text:style-name="T2">,0)) </text:span><text:span text:style-name="T4">S</text:span><text:span text:style-name="T2">:</text:span><text:span text:style-name="T3">%</text:span><text:span text:style-name="T2">]</text:span><text:span text:style-name="T6">"" </text:span><text:span text:style-name="T4">$P</text:span><text:span text:style-name="T2">(^DIC(9.4,</text:span><text:span text:style-name="T3">DA</text:span><text:span text:style-name="T2">,0),</text:span><text:span text:style-name="T3">U</text:span><text:span text:style-name="T2">,4)=</text:span><text:span text:style-name="T3">%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$ORDER</text:p>
          </table:table-cell>
          <table:table-cell table:style-name="ce9" office:value-type="string" calcext:value-type="string">
            <text:p>^DIC(9.4,</text:p>
          </table:table-cell>
          <table:table-cell table:style-name="ce9" office:value-type="string" calcext:value-type="string">
            <text:p>PACKAGE</text:p>
          </table:table-cell>
          <table:table-cell table:style-name="ce11" office:value-type="string" calcext:value-type="string">
            <text:p> <text:span text:style-name="T1">I $D</text:span><text:span text:style-name="T2">(^DIC(9.4,</text:span><text:span text:style-name="T3">DA</text:span><text:span text:style-name="T2">,0))#2 </text:span><text:span text:style-name="T4">S </text:span><text:span text:style-name="T3">%</text:span><text:span text:style-name="T2">=</text:span><text:span text:style-name="T4">$P</text:span><text:span text:style-name="T2">(^(0),</text:span><text:span text:style-name="T3">U</text:span><text:span text:style-name="T2">,4) </text:span><text:span text:style-name="T4">I </text:span><text:span text:style-name="T3">%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DIC(9.2,</text:span><text:span text:style-name="T6">"B"</text:span><text:span text:style-name="T2">,</text:span><text:span text:style-name="T3">%</text:span><text:span text:style-name="T2">,0)) </text:span><text:span text:style-name="T4">S</text:span><text:span text:style-name="T2">:</text:span><text:span text:style-name="T3">%</text:span><text:span text:style-name="T2">]</text:span><text:span text:style-name="T6">"" </text:span><text:span text:style-name="T4">$P</text:span><text:span text:style-name="T2">(^DIC(9.4,</text:span><text:span text:style-name="T3">DA</text:span><text:span text:style-name="T2">,0),</text:span><text:span text:style-name="T3">U</text:span><text:span text:style-name="T2">,4)=</text:span><text:span text:style-name="T3">%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9.4,</text:p>
          </table:table-cell>
          <table:table-cell table:style-name="ce9" office:value-type="string" calcext:value-type="string">
            <text:p>PACKAGE</text:p>
          </table:table-cell>
          <table:table-cell table:style-name="ce11" office:value-type="string" calcext:value-type="string">
            <text:p> <text:span text:style-name="T1">I $D</text:span><text:span text:style-name="T2">(^DIC(9.4,</text:span><text:span text:style-name="T3">DA</text:span><text:span text:style-name="T2">,0))#2 </text:span><text:span text:style-name="T4">S </text:span><text:span text:style-name="T3">%</text:span><text:span text:style-name="T2">=</text:span><text:span text:style-name="T4">$P</text:span><text:span text:style-name="T2">(^(0),</text:span><text:span text:style-name="T3">U</text:span><text:span text:style-name="T2">,4) </text:span><text:span text:style-name="T4">I </text:span><text:span text:style-name="T3">%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DIC(9.2,</text:span><text:span text:style-name="T6">"B"</text:span><text:span text:style-name="T2">,</text:span><text:span text:style-name="T3">%</text:span><text:span text:style-name="T2">,0)) </text:span><text:span text:style-name="T4">S</text:span><text:span text:style-name="T2">:</text:span><text:span text:style-name="T3">%</text:span><text:span text:style-name="T2">]</text:span><text:span text:style-name="T6">"" </text:span><text:span text:style-name="T4">$P</text:span><text:span text:style-name="T2">(^DIC(9.4,</text:span><text:span text:style-name="T3">DA</text:span><text:span text:style-name="T2">,0),</text:span><text:span text:style-name="T3">U</text:span><text:span text:style-name="T2">,4)=</text:span><text:span text:style-name="T3">%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DIC(9.4,</text:p>
          </table:table-cell>
          <table:table-cell table:style-name="ce9" office:value-type="string" calcext:value-type="string">
            <text:p>PACKAGE</text:p>
          </table:table-cell>
          <table:table-cell table:style-name="ce11" office:value-type="string" calcext:value-type="string">
            <text:p> <text:span text:style-name="T1">I $D</text:span><text:span text:style-name="T2">(^DIC(9.4,</text:span><text:span text:style-name="T3">DA</text:span><text:span text:style-name="T2">,0))#2 </text:span><text:span text:style-name="T4">S </text:span><text:span text:style-name="T3">%</text:span><text:span text:style-name="T2">=</text:span><text:span text:style-name="T4">$P</text:span><text:span text:style-name="T2">(^(0),</text:span><text:span text:style-name="T3">U</text:span><text:span text:style-name="T2">,4) </text:span><text:span text:style-name="T4">I </text:span><text:span text:style-name="T3">%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DIC(9.2,</text:span><text:span text:style-name="T6">"B"</text:span><text:span text:style-name="T2">,</text:span><text:span text:style-name="T3">%</text:span><text:span text:style-name="T2">,0)) </text:span><text:span text:style-name="T4">S</text:span><text:span text:style-name="T2">:</text:span><text:span text:style-name="T3">%</text:span><text:span text:style-name="T2">]</text:span><text:span text:style-name="T6">"" </text:span><text:span text:style-name="T4">$P</text:span><text:span text:style-name="T2">(^DIC(9.4,</text:span><text:span text:style-name="T3">DA</text:span><text:span text:style-name="T2">,0),</text:span><text:span text:style-name="T3">U</text:span><text:span text:style-name="T2">,4)=</text:span><text:span text:style-name="T3">%</text:span></text:p>
          </table:table-cell>
          <table:table-cell table:number-columns-repeated="3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  <text:p>Poss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3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2" office:value-type="string" calcext:value-type="string">
            <text:p>OR <text:span text:style-name="T1">I $D</text:span><text:span text:style-name="T2">(^ORD(100.99))&amp;</text:span><text:span text:style-name="T4">$O</text:span><text:span text:style-name="T2">(^UTILITY(</text:span><text:span text:style-name="T3">U</text:span><text:span text:style-name="T2">,</text:span><text:span text:style-name="T4">$J</text:span><text:span text:style-name="T2">,</text:span><text:span text:style-name="T6">"OR"</text:span><text:span text:style-name="T2">,</text:span><text:span text:style-name="T6">""</text:span><text:span text:style-name="T2">)) </text:span><text:span text:style-name="T4">D </text:span><text:span text:style-name="T5">EN</text:span><text:span text:style-name="T2">^NLTINIT4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2" office:value-type="string" calcext:value-type="string">
            <text:p>NP <text:span text:style-name="T1">K </text:span><text:span text:style-name="T3">DIC</text:span><text:span text:style-name="T2">,^UTILITY(</text:span><text:span text:style-name="T6">"DIFROM"</text:span><text:span text:style-name="T2">,</text:span><text:span text:style-name="T4">$J</text:span><text:span text:style-name="T2">) </text:span><text:span text:style-name="T4">S </text:span><text:span text:style-name="T3">DIC</text:span><text:span text:style-name="T2">(0)=</text:span><text:span text:style-name="T6">"LX" </text:span><text:span text:style-name="T4">I $D</text:span><text:span text:style-name="T2">(^DIC(19,0))#2,^(0)?1</text:span><text:span text:style-name="T6">"OPTION"</text:span><text:span text:style-name="T2">.</text:span><text:span text:style-name="T7">E </text:span><text:span text:style-name="T4">S </text:span><text:span text:style-name="T2">(</text:span><text:span text:style-name="T3">DIC</text:span><text:span text:style-name="T2">,</text:span><text:span text:style-name="T3">DLAYGO</text:span><text:span text:style-name="T2">)=19,</text:span><text:span text:style-name="T3">N</text:span><text:span text:style-name="T2">=</text:span><text:span text:style-name="T6">"OPT" </text:span><text:span text:style-name="T4">D </text:span><text:span text:style-name="T5">ADD</text:span><text:span text:style-name="T2">,</text:span><text:span text:style-name="T5">OP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11" calcext:value-type="float">
            <text:p>11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2" office:value-type="string" calcext:value-type="string">
            <text:p>NP <text:span text:style-name="T1">K </text:span><text:span text:style-name="T3">DIC</text:span><text:span text:style-name="T2">,^UTILITY(</text:span><text:span text:style-name="T6">"DIFROM"</text:span><text:span text:style-name="T2">,</text:span><text:span text:style-name="T4">$J</text:span><text:span text:style-name="T2">) </text:span><text:span text:style-name="T4">S </text:span><text:span text:style-name="T3">DIC</text:span><text:span text:style-name="T2">(0)=</text:span><text:span text:style-name="T6">"LX" </text:span><text:span text:style-name="T4">I $D</text:span><text:span text:style-name="T2">(^DIC(19,0))#2,^(0)?1</text:span><text:span text:style-name="T6">"OPTION"</text:span><text:span text:style-name="T2">.</text:span><text:span text:style-name="T7">E </text:span><text:span text:style-name="T4">S </text:span><text:span text:style-name="T2">(</text:span><text:span text:style-name="T3">DIC</text:span><text:span text:style-name="T2">,</text:span><text:span text:style-name="T3">DLAYGO</text:span><text:span text:style-name="T2">)=19,</text:span><text:span text:style-name="T3">N</text:span><text:span text:style-name="T2">=</text:span><text:span text:style-name="T6">"OPT" </text:span><text:span text:style-name="T4">D </text:span><text:span text:style-name="T5">ADD</text:span><text:span text:style-name="T2">,</text:span><text:span text:style-name="T5">OP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IT3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DIC(19.1,</text:p>
          </table:table-cell>
          <table:table-cell table:style-name="ce9" office:value-type="string" calcext:value-type="string">
            <text:p>SECURITY KEY</text:p>
          </table:table-cell>
          <table:table-cell table:style-name="ce11" office:value-type="string" calcext:value-type="string">
            <text:p> <text:span text:style-name="T1">I $D</text:span><text:span text:style-name="T2">(^DIC(19.1,0))#2,(</text:span><text:span text:style-name="T4">$P</text:span><text:span text:style-name="T2">(^(0),</text:span><text:span text:style-name="T3">U</text:span><text:span text:style-name="T2">)?1</text:span><text:span text:style-name="T6">"SECUR"</text:span><text:span text:style-name="T2">.</text:span><text:span text:style-name="T7">E</text:span><text:span text:style-name="T2">)!(</text:span><text:span text:style-name="T4">$P</text:span><text:span text:style-name="T2">(^(0),</text:span><text:span text:style-name="T3">U</text:span><text:span text:style-name="T2">)=</text:span><text:span text:style-name="T6">"KEY"</text:span><text:span text:style-name="T2">) </text:span><text:span text:style-name="T4">S </text:span><text:span text:style-name="T2">(</text:span><text:span text:style-name="T3">DIC</text:span><text:span text:style-name="T2">,</text:span><text:span text:style-name="T3">DLAYGO</text:span><text:span text:style-name="T2">)=19.1,</text:span><text:span text:style-name="T3">N</text:span><text:span text:style-name="T2">=</text:span><text:span text:style-name="T6">"KEY" </text:span><text:span text:style-name="T4">D </text:span><text:span text:style-name="T5">ADD </text:span><text:span text:style-name="T4">K </text:span><text:span text:style-name="T2">^UTILITY(</text:span><text:span text:style-name="T6">"DIFROM"</text:span><text:span text:style-name="T2">,</text:span><text:span text:style-name="T4">$J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IT3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19.1,</text:p>
          </table:table-cell>
          <table:table-cell table:style-name="ce9" office:value-type="string" calcext:value-type="string">
            <text:p>SECURITY KEY</text:p>
          </table:table-cell>
          <table:table-cell table:style-name="ce11" office:value-type="string" calcext:value-type="string">
            <text:p> <text:span text:style-name="T1">I $D</text:span><text:span text:style-name="T2">(^DIC(19.1,0))#2,(</text:span><text:span text:style-name="T4">$P</text:span><text:span text:style-name="T2">(^(0),</text:span><text:span text:style-name="T3">U</text:span><text:span text:style-name="T2">)?1</text:span><text:span text:style-name="T6">"SECUR"</text:span><text:span text:style-name="T2">.</text:span><text:span text:style-name="T7">E</text:span><text:span text:style-name="T2">)!(</text:span><text:span text:style-name="T4">$P</text:span><text:span text:style-name="T2">(^(0),</text:span><text:span text:style-name="T3">U</text:span><text:span text:style-name="T2">)=</text:span><text:span text:style-name="T6">"KEY"</text:span><text:span text:style-name="T2">) </text:span><text:span text:style-name="T4">S </text:span><text:span text:style-name="T2">(</text:span><text:span text:style-name="T3">DIC</text:span><text:span text:style-name="T2">,</text:span><text:span text:style-name="T3">DLAYGO</text:span><text:span text:style-name="T2">)=19.1,</text:span><text:span text:style-name="T3">N</text:span><text:span text:style-name="T2">=</text:span><text:span text:style-name="T6">"KEY" </text:span><text:span text:style-name="T4">D </text:span><text:span text:style-name="T5">ADD </text:span><text:span text:style-name="T4">K </text:span><text:span text:style-name="T2">^UTILITY(</text:span><text:span text:style-name="T6">"DIFROM"</text:span><text:span text:style-name="T2">,</text:span><text:span text:style-name="T4">$J</text:span><text:span text:style-name="T2">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3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DIC(9.8,</text:p>
          </table:table-cell>
          <table:table-cell table:style-name="ce9" office:value-type="string" calcext:value-type="string">
            <text:p>ROUTINE</text:p>
          </table:table-cell>
          <table:table-cell table:style-name="ce11" office:value-type="string" calcext:value-type="string">
            <text:p> <text:span text:style-name="T1">I $D</text:span><text:span text:style-name="T2">(^DIC(9.8,0))#2,^(0)?1</text:span><text:span text:style-name="T6">"ROUTINE^"</text:span><text:span text:style-name="T2">.</text:span><text:span text:style-name="T7">E </text:span><text:span text:style-name="T4">S </text:span><text:span text:style-name="T2">(</text:span><text:span text:style-name="T3">DIC</text:span><text:span text:style-name="T2">,</text:span><text:span text:style-name="T3">DLAYGO</text:span><text:span text:style-name="T2">)=9.8,</text:span><text:span text:style-name="T3">N</text:span><text:span text:style-name="T2">=</text:span><text:span text:style-name="T6">"RTN" </text:span><text:span text:style-name="T4">D </text:span><text:span text:style-name="T5">ADD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3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9.8,</text:p>
          </table:table-cell>
          <table:table-cell table:style-name="ce9" office:value-type="string" calcext:value-type="string">
            <text:p>ROUTINE</text:p>
          </table:table-cell>
          <table:table-cell table:style-name="ce11" office:value-type="string" calcext:value-type="string">
            <text:p> <text:span text:style-name="T1">I $D</text:span><text:span text:style-name="T2">(^DIC(9.8,0))#2,^(0)?1</text:span><text:span text:style-name="T6">"ROUTINE^"</text:span><text:span text:style-name="T2">.</text:span><text:span text:style-name="T7">E </text:span><text:span text:style-name="T4">S </text:span><text:span text:style-name="T2">(</text:span><text:span text:style-name="T3">DIC</text:span><text:span text:style-name="T2">,</text:span><text:span text:style-name="T3">DLAYGO</text:span><text:span text:style-name="T2">)=9.8,</text:span><text:span text:style-name="T3">N</text:span><text:span text:style-name="T2">=</text:span><text:span text:style-name="T6">"RTN" </text:span><text:span text:style-name="T4">D </text:span><text:span text:style-name="T5">ADD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3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string" calcext:value-type="string">
            <text:p>IF</text:p>
          </table:table-cell>
          <table:table-cell table:style-name="ce9" office:value-type="string" calcext:value-type="string">
            <text:p>^DD("VERSION",</text:p>
          </table:table-cell>
          <table:table-cell table:style-name="ce8"/>
          <table:table-cell table:style-name="ce12" office:value-type="string" calcext:value-type="string">
            <text:p>DIEZ <text:span text:style-name="T1">I </text:span><text:span text:style-name="T2">^DD(</text:span><text:span text:style-name="T6">"VERSION"</text:span><text:span text:style-name="T2">)&gt;17.4,'</text:span><text:span text:style-name="T4">$D</text:span><text:span text:style-name="T2">(</text:span><text:span text:style-name="T3">DISYS</text:span><text:span text:style-name="T2">) </text:span><text:span text:style-name="T4">D </text:span><text:span text:style-name="T5">OS</text:span><text:span text:style-name="T2">^DII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NLTINIT3</text:p>
          </table:table-cell>
          <table:table-cell table:style-name="ce5" office:value-type="float" office:value="21" calcext:value-type="float">
            <text:p>21</text:p>
          </table:table-cell>
          <table:table-cell table:style-name="ce2" office:value-type="string" calcext:value-type="string">
            <text:p>EQUAL</text:p>
          </table:table-cell>
          <table:table-cell table:style-name="ce9" office:value-type="string" calcext:value-type="string">
            <text:p>^DD("OS",</text:p>
          </table:table-cell>
          <table:table-cell table:style-name="ce9" office:value-type="string" calcext:value-type="string">
            <text:p>MUMPS OPERATING SYSTEM</text:p>
          </table:table-cell>
          <table:table-cell table:style-name="ce11" office:value-type="string" calcext:value-type="string">
            <text:p> <text:span text:style-name="T1">E  S </text:span><text:span text:style-name="T3">DISYS</text:span><text:span text:style-name="T2">=^DD(</text:span><text:span text:style-name="T6">"OS"</text:span><text:span text:style-name="T2">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1">
          <table:table-cell table:style-name="ce2" office:value-type="string" calcext:value-type="string">
            <text:p>NLTINIT3</text:p>
          </table:table-cell>
          <table:table-cell table:style-name="ce5" office:value-type="float" office:value="22" calcext:value-type="float">
            <text:p>22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DD("OS",</text:p>
          </table:table-cell>
          <table:table-cell table:style-name="ce9" office:value-type="string" calcext:value-type="string">
            <text:p>MUMPS OPERATING SYSTEM</text:p>
          </table:table-cell>
          <table:table-cell table:style-name="ce11" office:value-type="string" calcext:value-type="string">
            <text:p> <text:span text:style-name="T1">Q</text:span><text:span text:style-name="T2">:'</text:span><text:span text:style-name="T4">$D</text:span><text:span text:style-name="T2">(^DD(</text:span><text:span text:style-name="T6">"OS"</text:span><text:span text:style-name="T2">,</text:span><text:span text:style-name="T3">DISYS</text:span><text:span text:style-name="T2">,</text:span><text:span text:style-name="T6">"ZS"</text:span><text:span text:style-name="T2">)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7">
          <table:table-cell table:style-name="ce2" office:value-type="string" calcext:value-type="string">
            <text:p>NLTINIT3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string" calcext:value-type="string">
            <text:p>EQUAL</text:p>
          </table:table-cell>
          <table:table-cell table:style-name="ce9" office:value-type="string" calcext:value-type="string">
            <text:p>^DD("ROU",</text:p>
          </table:table-cell>
          <table:table-cell table:style-name="ce8"/>
          <table:table-cell table:style-name="ce11" office:value-type="string" calcext:value-type="string">
            <text:p> <text:span text:style-name="T1">F </text:span><text:span text:style-name="T3">DIFR2</text:span><text:span text:style-name="T2">=0:0 </text:span><text:span text:style-name="T4">S </text:span><text:span text:style-name="T3">DIFR2</text:span><text:span text:style-name="T2">=</text:span><text:span text:style-name="T4">$O</text:span><text:span text:style-name="T2">(^UTILITY(</text:span><text:span text:style-name="T6">"DIFROM"</text:span><text:span text:style-name="T2">,</text:span><text:span text:style-name="T4">$J</text:span><text:span text:style-name="T2">,</text:span><text:span text:style-name="T3">DIFR</text:span><text:span text:style-name="T2">,</text:span><text:span text:style-name="T3">DIFR1</text:span><text:span text:style-name="T2">,</text:span><text:span text:style-name="T3">DIFR2</text:span><text:span text:style-name="T2">)) </text:span><text:span text:style-name="T4">Q</text:span><text:span text:style-name="T2">:'</text:span><text:span text:style-name="T3">DIFR2  </text:span><text:span text:style-name="T4">S </text:span><text:span text:style-name="T3">Y</text:span><text:span text:style-name="T2">=</text:span><text:span text:style-name="T3">DIFR2 </text:span><text:span text:style-name="T4">I $D</text:span><text:span text:style-name="T2">(@(</text:span><text:span text:style-name="T3">U</text:span><text:span text:style-name="T2">_</text:span><text:span text:style-name="T3">DIFR</text:span><text:span text:style-name="T2">_</text:span><text:span text:style-name="T6">"(Y,""ROU"")"</text:span><text:span text:style-name="T2">)) </text:span><text:span text:style-name="T4">K </text:span><text:span text:style-name="T2">^(</text:span><text:span text:style-name="T6">"ROU"</text:span><text:span text:style-name="T2">) </text:span><text:span text:style-name="T4">I $D</text:span><text:span text:style-name="T2">(^(</text:span><text:span text:style-name="T6">"ROUOLD"</text:span><text:span text:style-name="T2">)) </text:span><text:span text:style-name="T4">S </text:span><text:span text:style-name="T3">X</text:span><text:span text:style-name="T2">=^(</text:span><text:span text:style-name="T6">"ROUOLD"</text:span><text:span text:style-name="T2">),</text:span><text:span text:style-name="T3">DMAX</text:span><text:span text:style-name="T2">=^DD(</text:span><text:span text:style-name="T6">"ROU"</text:span><text:span text:style-name="T2">) </text:span><text:span text:style-name="T4">D</text:span><text:span text:style-name="T2">:</text:span><text:span text:style-name="T3">X</text:span><text:span text:style-name="T2">]</text:span><text:span text:style-name="T6">"" </text:span><text:span text:style-name="T2">@(</text:span><text:span text:style-name="T6">"EN^DI"</text:span><text:span text:style-name="T2">_</text:span><text:span text:style-name="T4">$E</text:span><text:span text:style-name="T2">(</text:span><text:span text:style-name="T3">DIFR</text:span><text:span text:style-name="T2">,3)_</text:span><text:span text:style-name="T6">"Z"</text:span><text:span text:style-name="T2">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7">
          <table:table-cell table:style-name="ce2" office:value-type="string" calcext:value-type="string">
            <text:p>NLTINIT3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string" calcext:value-type="string">
            <text:p>INDIRECTION</text:p>
          </table:table-cell>
          <table:table-cell table:style-name="ce9" office:value-type="string" calcext:value-type="string">
            <text:p>^DD("ROU",</text:p>
          </table:table-cell>
          <table:table-cell table:style-name="ce8"/>
          <table:table-cell table:style-name="ce11" office:value-type="string" calcext:value-type="string">
            <text:p> <text:span text:style-name="T1">F </text:span><text:span text:style-name="T3">DIFR2</text:span><text:span text:style-name="T2">=0:0 </text:span><text:span text:style-name="T4">S </text:span><text:span text:style-name="T3">DIFR2</text:span><text:span text:style-name="T2">=</text:span><text:span text:style-name="T4">$O</text:span><text:span text:style-name="T2">(^UTILITY(</text:span><text:span text:style-name="T6">"DIFROM"</text:span><text:span text:style-name="T2">,</text:span><text:span text:style-name="T4">$J</text:span><text:span text:style-name="T2">,</text:span><text:span text:style-name="T3">DIFR</text:span><text:span text:style-name="T2">,</text:span><text:span text:style-name="T3">DIFR1</text:span><text:span text:style-name="T2">,</text:span><text:span text:style-name="T3">DIFR2</text:span><text:span text:style-name="T2">)) </text:span><text:span text:style-name="T4">Q</text:span><text:span text:style-name="T2">:'</text:span><text:span text:style-name="T3">DIFR2  </text:span><text:span text:style-name="T4">S </text:span><text:span text:style-name="T3">Y</text:span><text:span text:style-name="T2">=</text:span><text:span text:style-name="T3">DIFR2 </text:span><text:span text:style-name="T4">I $D</text:span><text:span text:style-name="T2">(@(</text:span><text:span text:style-name="T3">U</text:span><text:span text:style-name="T2">_</text:span><text:span text:style-name="T3">DIFR</text:span><text:span text:style-name="T2">_</text:span><text:span text:style-name="T6">"(Y,""ROU"")"</text:span><text:span text:style-name="T2">)) </text:span><text:span text:style-name="T4">K </text:span><text:span text:style-name="T2">^(</text:span><text:span text:style-name="T6">"ROU"</text:span><text:span text:style-name="T2">) </text:span><text:span text:style-name="T4">I $D</text:span><text:span text:style-name="T2">(^(</text:span><text:span text:style-name="T6">"ROUOLD"</text:span><text:span text:style-name="T2">)) </text:span><text:span text:style-name="T4">S </text:span><text:span text:style-name="T3">X</text:span><text:span text:style-name="T2">=^(</text:span><text:span text:style-name="T6">"ROUOLD"</text:span><text:span text:style-name="T2">),</text:span><text:span text:style-name="T3">DMAX</text:span><text:span text:style-name="T2">=^DD(</text:span><text:span text:style-name="T6">"ROU"</text:span><text:span text:style-name="T2">) </text:span><text:span text:style-name="T4">D</text:span><text:span text:style-name="T2">:</text:span><text:span text:style-name="T3">X</text:span><text:span text:style-name="T2">]</text:span><text:span text:style-name="T6">"" </text:span><text:span text:style-name="T2">@(</text:span><text:span text:style-name="T6">"EN^DI"</text:span><text:span text:style-name="T2">_</text:span><text:span text:style-name="T4">$E</text:span><text:span text:style-name="T2">(</text:span><text:span text:style-name="T3">DIFR</text:span><text:span text:style-name="T2">,3)_</text:span><text:span text:style-name="T6">"Z"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7">
          <table:table-cell table:style-name="ce2" office:value-type="string" calcext:value-type="string">
            <text:p>NLTINIT3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D("ROU",</text:p>
          </table:table-cell>
          <table:table-cell table:style-name="ce8"/>
          <table:table-cell table:style-name="ce11" office:value-type="string" calcext:value-type="string">
            <text:p> <text:span text:style-name="T1">F </text:span><text:span text:style-name="T3">DIFR2</text:span><text:span text:style-name="T2">=0:0 </text:span><text:span text:style-name="T4">S </text:span><text:span text:style-name="T3">DIFR2</text:span><text:span text:style-name="T2">=</text:span><text:span text:style-name="T4">$O</text:span><text:span text:style-name="T2">(^UTILITY(</text:span><text:span text:style-name="T6">"DIFROM"</text:span><text:span text:style-name="T2">,</text:span><text:span text:style-name="T4">$J</text:span><text:span text:style-name="T2">,</text:span><text:span text:style-name="T3">DIFR</text:span><text:span text:style-name="T2">,</text:span><text:span text:style-name="T3">DIFR1</text:span><text:span text:style-name="T2">,</text:span><text:span text:style-name="T3">DIFR2</text:span><text:span text:style-name="T2">)) </text:span><text:span text:style-name="T4">Q</text:span><text:span text:style-name="T2">:'</text:span><text:span text:style-name="T3">DIFR2  </text:span><text:span text:style-name="T4">S </text:span><text:span text:style-name="T3">Y</text:span><text:span text:style-name="T2">=</text:span><text:span text:style-name="T3">DIFR2 </text:span><text:span text:style-name="T4">I $D</text:span><text:span text:style-name="T2">(@(</text:span><text:span text:style-name="T3">U</text:span><text:span text:style-name="T2">_</text:span><text:span text:style-name="T3">DIFR</text:span><text:span text:style-name="T2">_</text:span><text:span text:style-name="T6">"(Y,""ROU"")"</text:span><text:span text:style-name="T2">)) </text:span><text:span text:style-name="T4">K </text:span><text:span text:style-name="T2">^(</text:span><text:span text:style-name="T6">"ROU"</text:span><text:span text:style-name="T2">) </text:span><text:span text:style-name="T4">I $D</text:span><text:span text:style-name="T2">(^(</text:span><text:span text:style-name="T6">"ROUOLD"</text:span><text:span text:style-name="T2">)) </text:span><text:span text:style-name="T4">S </text:span><text:span text:style-name="T3">X</text:span><text:span text:style-name="T2">=^(</text:span><text:span text:style-name="T6">"ROUOLD"</text:span><text:span text:style-name="T2">),</text:span><text:span text:style-name="T3">DMAX</text:span><text:span text:style-name="T2">=^DD(</text:span><text:span text:style-name="T6">"ROU"</text:span><text:span text:style-name="T2">) </text:span><text:span text:style-name="T4">D</text:span><text:span text:style-name="T2">:</text:span><text:span text:style-name="T3">X</text:span><text:span text:style-name="T2">]</text:span><text:span text:style-name="T6">"" </text:span><text:span text:style-name="T2">@(</text:span><text:span text:style-name="T6">"EN^DI"</text:span><text:span text:style-name="T2">_</text:span><text:span text:style-name="T4">$E</text:span><text:span text:style-name="T2">(</text:span><text:span text:style-name="T3">DIFR</text:span><text:span text:style-name="T2">,3)_</text:span><text:span text:style-name="T6">"Z"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IT3</text:p>
          </table:table-cell>
          <table:table-cell table:style-name="ce5" office:value-type="float" office:value="29" calcext:value-type="float">
            <text:p>29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D("ROU",</text:p>
          </table:table-cell>
          <table:table-cell table:style-name="ce8"/>
          <table:table-cell table:style-name="ce11" office:value-type="string" calcext:value-type="string">
            <text:p> <text:span text:style-name="T1">W </text:span><text:span text:style-name="T2">!,</text:span><text:span text:style-name="T6">"'"</text:span><text:span text:style-name="T2">_</text:span><text:span text:style-name="T3">R</text:span><text:span text:style-name="T2">_</text:span><text:span text:style-name="T6">"' Option Filed" </text:span><text:span text:style-name="T4">S </text:span><text:span text:style-name="T3">DA</text:span><text:span text:style-name="T2">=+^UTILITY(</text:span><text:span text:style-name="T6">"DIFROM"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) </text:span><text:span text:style-name="T4">G</text:span><text:span text:style-name="T2">:</text:span><text:span text:style-name="T4">$P</text:span><text:span text:style-name="T2">(^(</text:span><text:span text:style-name="T3">R</text:span><text:span text:style-name="T2">),</text:span><text:span text:style-name="T3">U</text:span><text:span text:style-name="T2">,2,3)=</text:span><text:span text:style-name="T6">"XUCORE^"</text:span><text:span text:style-name="T2">!(</text:span><text:span text:style-name="T4">$P</text:span><text:span text:style-name="T2">(^(</text:span><text:span text:style-name="T3">R</text:span><text:span text:style-name="T2">),</text:span><text:span text:style-name="T3">U</text:span><text:span text:style-name="T2">,2,3)=</text:span><text:span text:style-name="T6">"XUCOMMAND^"</text:span><text:span text:style-name="T2">) </text:span><text:span text:style-name="T5">OP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3</text:p>
          </table:table-cell>
          <table:table-cell table:style-name="ce5" office:value-type="float" office:value="30" calcext:value-type="float">
            <text:p>30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I $D</text:span><text:span text:style-name="T2">(^DIC(19,</text:span><text:span text:style-name="T3">DA</text:span><text:span text:style-name="T2">,220)) </text:span><text:span text:style-name="T4">S </text:span><text:span text:style-name="T3">%</text:span><text:span text:style-name="T2">=</text:span><text:span text:style-name="T4">$P</text:span><text:span text:style-name="T2">(^(220),</text:span><text:span text:style-name="T3">U</text:span><text:span text:style-name="T2">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XMB(3.6,</text:span><text:span text:style-name="T6">"B"</text:span><text:span text:style-name="T2">,</text:span><text:span text:style-name="T3">%</text:span><text:span text:style-name="T2">,0)) </text:span><text:span text:style-name="T4">S $P</text:span><text:span text:style-name="T2">(^DIC(19,</text:span><text:span text:style-name="T3">DA</text:span><text:span text:style-name="T2">,220),</text:span><text:span text:style-name="T3">U</text:span><text:span text:style-name="T2">)=</text:span><text:span text:style-name="T3">%</text:span><text:span text:style-name="T2">,</text:span><text:span text:style-name="T3">%</text:span><text:span text:style-name="T2">=</text:span><text:span text:style-name="T4">$P</text:span><text:span text:style-name="T2">(^(220),</text:span><text:span text:style-name="T3">U</text:span><text:span text:style-name="T2">,3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XMB(3.8,</text:span><text:span text:style-name="T6">"B"</text:span><text:span text:style-name="T2">,</text:span><text:span text:style-name="T3">%</text:span><text:span text:style-name="T2">,0)) </text:span><text:span text:style-name="T4">S $P</text:span><text:span text:style-name="T2">(^DIC(19,</text:span><text:span text:style-name="T3">DA</text:span><text:span text:style-name="T2">,220),</text:span><text:span text:style-name="T3">U</text:span><text:span text:style-name="T2">,3)=</text:span><text:span text:style-name="T3">%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3</text:p>
          </table:table-cell>
          <table:table-cell table:style-name="ce5" office:value-type="float" office:value="30" calcext:value-type="float">
            <text:p>30</text:p>
          </table:table-cell>
          <table:table-cell table:style-name="ce2" office:value-type="string" calcext:value-type="string">
            <text:p>$ORDER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I $D</text:span><text:span text:style-name="T2">(^DIC(19,</text:span><text:span text:style-name="T3">DA</text:span><text:span text:style-name="T2">,220)) </text:span><text:span text:style-name="T4">S </text:span><text:span text:style-name="T3">%</text:span><text:span text:style-name="T2">=</text:span><text:span text:style-name="T4">$P</text:span><text:span text:style-name="T2">(^(220),</text:span><text:span text:style-name="T3">U</text:span><text:span text:style-name="T2">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XMB(3.6,</text:span><text:span text:style-name="T6">"B"</text:span><text:span text:style-name="T2">,</text:span><text:span text:style-name="T3">%</text:span><text:span text:style-name="T2">,0)) </text:span><text:span text:style-name="T4">S $P</text:span><text:span text:style-name="T2">(^DIC(19,</text:span><text:span text:style-name="T3">DA</text:span><text:span text:style-name="T2">,220),</text:span><text:span text:style-name="T3">U</text:span><text:span text:style-name="T2">)=</text:span><text:span text:style-name="T3">%</text:span><text:span text:style-name="T2">,</text:span><text:span text:style-name="T3">%</text:span><text:span text:style-name="T2">=</text:span><text:span text:style-name="T4">$P</text:span><text:span text:style-name="T2">(^(220),</text:span><text:span text:style-name="T3">U</text:span><text:span text:style-name="T2">,3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XMB(3.8,</text:span><text:span text:style-name="T6">"B"</text:span><text:span text:style-name="T2">,</text:span><text:span text:style-name="T3">%</text:span><text:span text:style-name="T2">,0)) </text:span><text:span text:style-name="T4">S $P</text:span><text:span text:style-name="T2">(^DIC(19,</text:span><text:span text:style-name="T3">DA</text:span><text:span text:style-name="T2">,220),</text:span><text:span text:style-name="T3">U</text:span><text:span text:style-name="T2">,3)=</text:span><text:span text:style-name="T3">%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3</text:p>
          </table:table-cell>
          <table:table-cell table:style-name="ce5" office:value-type="float" office:value="30" calcext:value-type="float">
            <text:p>30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I $D</text:span><text:span text:style-name="T2">(^DIC(19,</text:span><text:span text:style-name="T3">DA</text:span><text:span text:style-name="T2">,220)) </text:span><text:span text:style-name="T4">S </text:span><text:span text:style-name="T3">%</text:span><text:span text:style-name="T2">=</text:span><text:span text:style-name="T4">$P</text:span><text:span text:style-name="T2">(^(220),</text:span><text:span text:style-name="T3">U</text:span><text:span text:style-name="T2">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XMB(3.6,</text:span><text:span text:style-name="T6">"B"</text:span><text:span text:style-name="T2">,</text:span><text:span text:style-name="T3">%</text:span><text:span text:style-name="T2">,0)) </text:span><text:span text:style-name="T4">S $P</text:span><text:span text:style-name="T2">(^DIC(19,</text:span><text:span text:style-name="T3">DA</text:span><text:span text:style-name="T2">,220),</text:span><text:span text:style-name="T3">U</text:span><text:span text:style-name="T2">)=</text:span><text:span text:style-name="T3">%</text:span><text:span text:style-name="T2">,</text:span><text:span text:style-name="T3">%</text:span><text:span text:style-name="T2">=</text:span><text:span text:style-name="T4">$P</text:span><text:span text:style-name="T2">(^(220),</text:span><text:span text:style-name="T3">U</text:span><text:span text:style-name="T2">,3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XMB(3.8,</text:span><text:span text:style-name="T6">"B"</text:span><text:span text:style-name="T2">,</text:span><text:span text:style-name="T3">%</text:span><text:span text:style-name="T2">,0)) </text:span><text:span text:style-name="T4">S $P</text:span><text:span text:style-name="T2">(^DIC(19,</text:span><text:span text:style-name="T3">DA</text:span><text:span text:style-name="T2">,220),</text:span><text:span text:style-name="T3">U</text:span><text:span text:style-name="T2">,3)=</text:span><text:span text:style-name="T3">%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3</text:p>
          </table:table-cell>
          <table:table-cell table:style-name="ce5" office:value-type="float" office:value="30" calcext:value-type="float">
            <text:p>30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I $D</text:span><text:span text:style-name="T2">(^DIC(19,</text:span><text:span text:style-name="T3">DA</text:span><text:span text:style-name="T2">,220)) </text:span><text:span text:style-name="T4">S </text:span><text:span text:style-name="T3">%</text:span><text:span text:style-name="T2">=</text:span><text:span text:style-name="T4">$P</text:span><text:span text:style-name="T2">(^(220),</text:span><text:span text:style-name="T3">U</text:span><text:span text:style-name="T2">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XMB(3.6,</text:span><text:span text:style-name="T6">"B"</text:span><text:span text:style-name="T2">,</text:span><text:span text:style-name="T3">%</text:span><text:span text:style-name="T2">,0)) </text:span><text:span text:style-name="T4">S $P</text:span><text:span text:style-name="T2">(^DIC(19,</text:span><text:span text:style-name="T3">DA</text:span><text:span text:style-name="T2">,220),</text:span><text:span text:style-name="T3">U</text:span><text:span text:style-name="T2">)=</text:span><text:span text:style-name="T3">%</text:span><text:span text:style-name="T2">,</text:span><text:span text:style-name="T3">%</text:span><text:span text:style-name="T2">=</text:span><text:span text:style-name="T4">$P</text:span><text:span text:style-name="T2">(^(220),</text:span><text:span text:style-name="T3">U</text:span><text:span text:style-name="T2">,3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XMB(3.8,</text:span><text:span text:style-name="T6">"B"</text:span><text:span text:style-name="T2">,</text:span><text:span text:style-name="T3">%</text:span><text:span text:style-name="T2">,0)) </text:span><text:span text:style-name="T4">S $P</text:span><text:span text:style-name="T2">(^DIC(19,</text:span><text:span text:style-name="T3">DA</text:span><text:span text:style-name="T2">,220),</text:span><text:span text:style-name="T3">U</text:span><text:span text:style-name="T2">,3)=</text:span><text:span text:style-name="T3">%</text:span></text:p>
          </table:table-cell>
          <table:table-cell table:number-columns-repeated="3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  <text:p>Possible DIQ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3</text:p>
          </table:table-cell>
          <table:table-cell table:style-name="ce5" office:value-type="float" office:value="30" calcext:value-type="float">
            <text:p>30</text:p>
          </table:table-cell>
          <table:table-cell table:style-name="ce2" office:value-type="string" calcext:value-type="string">
            <text:p>SET PIE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I $D</text:span><text:span text:style-name="T2">(^DIC(19,</text:span><text:span text:style-name="T3">DA</text:span><text:span text:style-name="T2">,220)) </text:span><text:span text:style-name="T4">S </text:span><text:span text:style-name="T3">%</text:span><text:span text:style-name="T2">=</text:span><text:span text:style-name="T4">$P</text:span><text:span text:style-name="T2">(^(220),</text:span><text:span text:style-name="T3">U</text:span><text:span text:style-name="T2">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XMB(3.6,</text:span><text:span text:style-name="T6">"B"</text:span><text:span text:style-name="T2">,</text:span><text:span text:style-name="T3">%</text:span><text:span text:style-name="T2">,0)) </text:span><text:span text:style-name="T4">S $P</text:span><text:span text:style-name="T2">(^DIC(19,</text:span><text:span text:style-name="T3">DA</text:span><text:span text:style-name="T2">,220),</text:span><text:span text:style-name="T3">U</text:span><text:span text:style-name="T2">)=</text:span><text:span text:style-name="T3">%</text:span><text:span text:style-name="T2">,</text:span><text:span text:style-name="T3">%</text:span><text:span text:style-name="T2">=</text:span><text:span text:style-name="T4">$P</text:span><text:span text:style-name="T2">(^(220),</text:span><text:span text:style-name="T3">U</text:span><text:span text:style-name="T2">,3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XMB(3.8,</text:span><text:span text:style-name="T6">"B"</text:span><text:span text:style-name="T2">,</text:span><text:span text:style-name="T3">%</text:span><text:span text:style-name="T2">,0)) </text:span><text:span text:style-name="T4">S $P</text:span><text:span text:style-name="T2">(^DIC(19,</text:span><text:span text:style-name="T3">DA</text:span><text:span text:style-name="T2">,220),</text:span><text:span text:style-name="T3">U</text:span><text:span text:style-name="T2">,3)=</text:span><text:span text:style-name="T3">%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3</text:p>
          </table:table-cell>
          <table:table-cell table:style-name="ce5" office:value-type="float" office:value="31" calcext:value-type="float">
            <text:p>31</text:p>
          </table:table-cell>
          <table:table-cell table:style-name="ce2" office:value-type="string" calcext:value-type="string">
            <text:p>$ORDER</text:p>
          </table:table-cell>
          <table:table-cell table:style-name="ce9" office:value-type="string" calcext:value-type="string">
            <text:p>^DIC(9.4,</text:p>
          </table:table-cell>
          <table:table-cell table:style-name="ce9" office:value-type="string" calcext:value-type="string">
            <text:p>PACKAGE</text:p>
          </table:table-cell>
          <table:table-cell table:style-name="ce11" office:value-type="string" calcext:value-type="string">
            <text:p> <text:span text:style-name="T1">S </text:span><text:span text:style-name="T3">%</text:span><text:span text:style-name="T2">=</text:span><text:span text:style-name="T4">$P</text:span><text:span text:style-name="T2">(^DIC(19,</text:span><text:span text:style-name="T3">DA</text:span><text:span text:style-name="T2">,0),</text:span><text:span text:style-name="T3">U</text:span><text:span text:style-name="T2">,12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DIC(9.4,</text:span><text:span text:style-name="T6">"B"</text:span><text:span text:style-name="T2">,</text:span><text:span text:style-name="T3">%</text:span><text:span text:style-name="T2">,0)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3</text:p>
          </table:table-cell>
          <table:table-cell table:style-name="ce5" office:value-type="float" office:value="31" calcext:value-type="float">
            <text:p>31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DIC(9.4,</text:p>
          </table:table-cell>
          <table:table-cell table:style-name="ce9" office:value-type="string" calcext:value-type="string">
            <text:p>PACKAGE</text:p>
          </table:table-cell>
          <table:table-cell table:style-name="ce11" office:value-type="string" calcext:value-type="string">
            <text:p> <text:span text:style-name="T1">S </text:span><text:span text:style-name="T3">%</text:span><text:span text:style-name="T2">=</text:span><text:span text:style-name="T4">$P</text:span><text:span text:style-name="T2">(^DIC(19,</text:span><text:span text:style-name="T3">DA</text:span><text:span text:style-name="T2">,0),</text:span><text:span text:style-name="T3">U</text:span><text:span text:style-name="T2">,12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DIC(9.4,</text:span><text:span text:style-name="T6">"B"</text:span><text:span text:style-name="T2">,</text:span><text:span text:style-name="T3">%</text:span><text:span text:style-name="T2">,0)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3</text:p>
          </table:table-cell>
          <table:table-cell table:style-name="ce5" office:value-type="float" office:value="31" calcext:value-type="float">
            <text:p>31</text:p>
          </table:table-cell>
          <table:table-cell table:style-name="ce2" office:value-type="string" calcext:value-type="string">
            <text:p>READ PIECE</text:p>
          </table:table-cell>
          <table:table-cell table:style-name="ce9" office:value-type="string" calcext:value-type="string">
            <text:p>^DIC(9.4,</text:p>
          </table:table-cell>
          <table:table-cell table:style-name="ce9" office:value-type="string" calcext:value-type="string">
            <text:p>PACKAGE</text:p>
          </table:table-cell>
          <table:table-cell table:style-name="ce11" office:value-type="string" calcext:value-type="string">
            <text:p> <text:span text:style-name="T1">S </text:span><text:span text:style-name="T3">%</text:span><text:span text:style-name="T2">=</text:span><text:span text:style-name="T4">$P</text:span><text:span text:style-name="T2">(^DIC(19,</text:span><text:span text:style-name="T3">DA</text:span><text:span text:style-name="T2">,0),</text:span><text:span text:style-name="T3">U</text:span><text:span text:style-name="T2">,12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DIC(9.4,</text:span><text:span text:style-name="T6">"B"</text:span><text:span text:style-name="T2">,</text:span><text:span text:style-name="T3">%</text:span><text:span text:style-name="T2">,0)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3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S $P</text:span><text:span text:style-name="T2">(^DIC(19,</text:span><text:span text:style-name="T3">DA</text:span><text:span text:style-name="T2">,0),</text:span><text:span text:style-name="T3">U</text:span><text:span text:style-name="T2">,12)=</text:span><text:span text:style-name="T3">%</text:span><text:span text:style-name="T2">,</text:span><text:span text:style-name="T3">%</text:span><text:span text:style-name="T2">=</text:span><text:span text:style-name="T4">$P</text:span><text:span text:style-name="T2">(^(0),</text:span><text:span text:style-name="T3">U</text:span><text:span text:style-name="T2">,7),(</text:span><text:span text:style-name="T3">DZ</text:span><text:span text:style-name="T2">,</text:span><text:span text:style-name="T3">DIX</text:span><text:span text:style-name="T2">)=0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3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S $P</text:span><text:span text:style-name="T2">(^DIC(19,</text:span><text:span text:style-name="T3">DA</text:span><text:span text:style-name="T2">,0),</text:span><text:span text:style-name="T3">U</text:span><text:span text:style-name="T2">,12)=</text:span><text:span text:style-name="T3">%</text:span><text:span text:style-name="T2">,</text:span><text:span text:style-name="T3">%</text:span><text:span text:style-name="T2">=</text:span><text:span text:style-name="T4">$P</text:span><text:span text:style-name="T2">(^(0),</text:span><text:span text:style-name="T3">U</text:span><text:span text:style-name="T2">,7),(</text:span><text:span text:style-name="T3">DZ</text:span><text:span text:style-name="T2">,</text:span><text:span text:style-name="T3">DIX</text:span><text:span text:style-name="T2">)=0</text:span></text:p>
          </table:table-cell>
          <table:table-cell table:number-columns-repeated="3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  <text:p>Poss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3</text:p>
          </table:table-cell>
          <table:table-cell table:style-name="ce5" office:value-type="float" office:value="32" calcext:value-type="float">
            <text:p>32</text:p>
          </table:table-cell>
          <table:table-cell table:style-name="ce2" office:value-type="string" calcext:value-type="string">
            <text:p>SET PIE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S $P</text:span><text:span text:style-name="T2">(^DIC(19,</text:span><text:span text:style-name="T3">DA</text:span><text:span text:style-name="T2">,0),</text:span><text:span text:style-name="T3">U</text:span><text:span text:style-name="T2">,12)=</text:span><text:span text:style-name="T3">%</text:span><text:span text:style-name="T2">,</text:span><text:span text:style-name="T3">%</text:span><text:span text:style-name="T2">=</text:span><text:span text:style-name="T4">$P</text:span><text:span text:style-name="T2">(^(0),</text:span><text:span text:style-name="T3">U</text:span><text:span text:style-name="T2">,7),(</text:span><text:span text:style-name="T3">DZ</text:span><text:span text:style-name="T2">,</text:span><text:span text:style-name="T3">DIX</text:span><text:span text:style-name="T2">)=0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IT3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D</text:span><text:span text:style-name="T2">:</text:span><text:span text:style-name="T4">$D</text:span><text:span text:style-name="T2">(^DIC(19,</text:span><text:span text:style-name="T3">DA</text:span><text:span text:style-name="T2">,10,</text:span><text:span text:style-name="T6">"B"</text:span><text:span text:style-name="T2">)) </text:span><text:span text:style-name="T5">KAD</text:span><text:span text:style-name="T2">(</text:span><text:span text:style-name="T3">DA</text:span><text:span text:style-name="T2">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DIC(9.2,</text:span><text:span text:style-name="T6">"B"</text:span><text:span text:style-name="T2">,</text:span><text:span text:style-name="T3">%</text:span><text:span text:style-name="T2">,0)) </text:span><text:span text:style-name="T4">S $P</text:span><text:span text:style-name="T2">(^DIC(19,</text:span><text:span text:style-name="T3">DA</text:span><text:span text:style-name="T2">,0),</text:span><text:span text:style-name="T3">U</text:span><text:span text:style-name="T2">,7)=</text:span><text:span text:style-name="T3">%</text:span><text:span text:style-name="T2">,</text:span><text:span text:style-name="T3">%</text:span><text:span text:style-name="T2">=</text:span><text:span text:style-name="T4">$P</text:span><text:span text:style-name="T2">(^(0),</text:span><text:span text:style-name="T3">U</text:span><text:span text:style-name="T2">,4),</text:span><text:span text:style-name="T3">%</text:span><text:span text:style-name="T2">=</text:span><text:span text:style-name="T6">"MOQXL"</text:span><text:span text:style-name="T2">[</text:span><text:span text:style-name="T3">% </text:span><text:span text:style-name="T4">K </text:span><text:span text:style-name="T2">^(10,</text:span><text:span text:style-name="T6">"B"</text:span><text:span text:style-name="T2">),^(</text:span><text:span text:style-name="T6">"C"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IT3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string" calcext:value-type="string">
            <text:p>$ORDER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D</text:span><text:span text:style-name="T2">:</text:span><text:span text:style-name="T4">$D</text:span><text:span text:style-name="T2">(^DIC(19,</text:span><text:span text:style-name="T3">DA</text:span><text:span text:style-name="T2">,10,</text:span><text:span text:style-name="T6">"B"</text:span><text:span text:style-name="T2">)) </text:span><text:span text:style-name="T5">KAD</text:span><text:span text:style-name="T2">(</text:span><text:span text:style-name="T3">DA</text:span><text:span text:style-name="T2">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DIC(9.2,</text:span><text:span text:style-name="T6">"B"</text:span><text:span text:style-name="T2">,</text:span><text:span text:style-name="T3">%</text:span><text:span text:style-name="T2">,0)) </text:span><text:span text:style-name="T4">S $P</text:span><text:span text:style-name="T2">(^DIC(19,</text:span><text:span text:style-name="T3">DA</text:span><text:span text:style-name="T2">,0),</text:span><text:span text:style-name="T3">U</text:span><text:span text:style-name="T2">,7)=</text:span><text:span text:style-name="T3">%</text:span><text:span text:style-name="T2">,</text:span><text:span text:style-name="T3">%</text:span><text:span text:style-name="T2">=</text:span><text:span text:style-name="T4">$P</text:span><text:span text:style-name="T2">(^(0),</text:span><text:span text:style-name="T3">U</text:span><text:span text:style-name="T2">,4),</text:span><text:span text:style-name="T3">%</text:span><text:span text:style-name="T2">=</text:span><text:span text:style-name="T6">"MOQXL"</text:span><text:span text:style-name="T2">[</text:span><text:span text:style-name="T3">% </text:span><text:span text:style-name="T4">K </text:span><text:span text:style-name="T2">^(10,</text:span><text:span text:style-name="T6">"B"</text:span><text:span text:style-name="T2">),^(</text:span><text:span text:style-name="T6">"C"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IT3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D</text:span><text:span text:style-name="T2">:</text:span><text:span text:style-name="T4">$D</text:span><text:span text:style-name="T2">(^DIC(19,</text:span><text:span text:style-name="T3">DA</text:span><text:span text:style-name="T2">,10,</text:span><text:span text:style-name="T6">"B"</text:span><text:span text:style-name="T2">)) </text:span><text:span text:style-name="T5">KAD</text:span><text:span text:style-name="T2">(</text:span><text:span text:style-name="T3">DA</text:span><text:span text:style-name="T2">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DIC(9.2,</text:span><text:span text:style-name="T6">"B"</text:span><text:span text:style-name="T2">,</text:span><text:span text:style-name="T3">%</text:span><text:span text:style-name="T2">,0)) </text:span><text:span text:style-name="T4">S $P</text:span><text:span text:style-name="T2">(^DIC(19,</text:span><text:span text:style-name="T3">DA</text:span><text:span text:style-name="T2">,0),</text:span><text:span text:style-name="T3">U</text:span><text:span text:style-name="T2">,7)=</text:span><text:span text:style-name="T3">%</text:span><text:span text:style-name="T2">,</text:span><text:span text:style-name="T3">%</text:span><text:span text:style-name="T2">=</text:span><text:span text:style-name="T4">$P</text:span><text:span text:style-name="T2">(^(0),</text:span><text:span text:style-name="T3">U</text:span><text:span text:style-name="T2">,4),</text:span><text:span text:style-name="T3">%</text:span><text:span text:style-name="T2">=</text:span><text:span text:style-name="T6">"MOQXL"</text:span><text:span text:style-name="T2">[</text:span><text:span text:style-name="T3">% </text:span><text:span text:style-name="T4">K </text:span><text:span text:style-name="T2">^(10,</text:span><text:span text:style-name="T6">"B"</text:span><text:span text:style-name="T2">),^(</text:span><text:span text:style-name="T6">"C"</text:span><text:span text:style-name="T2">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IT3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D</text:span><text:span text:style-name="T2">:</text:span><text:span text:style-name="T4">$D</text:span><text:span text:style-name="T2">(^DIC(19,</text:span><text:span text:style-name="T3">DA</text:span><text:span text:style-name="T2">,10,</text:span><text:span text:style-name="T6">"B"</text:span><text:span text:style-name="T2">)) </text:span><text:span text:style-name="T5">KAD</text:span><text:span text:style-name="T2">(</text:span><text:span text:style-name="T3">DA</text:span><text:span text:style-name="T2">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DIC(9.2,</text:span><text:span text:style-name="T6">"B"</text:span><text:span text:style-name="T2">,</text:span><text:span text:style-name="T3">%</text:span><text:span text:style-name="T2">,0)) </text:span><text:span text:style-name="T4">S $P</text:span><text:span text:style-name="T2">(^DIC(19,</text:span><text:span text:style-name="T3">DA</text:span><text:span text:style-name="T2">,0),</text:span><text:span text:style-name="T3">U</text:span><text:span text:style-name="T2">,7)=</text:span><text:span text:style-name="T3">%</text:span><text:span text:style-name="T2">,</text:span><text:span text:style-name="T3">%</text:span><text:span text:style-name="T2">=</text:span><text:span text:style-name="T4">$P</text:span><text:span text:style-name="T2">(^(0),</text:span><text:span text:style-name="T3">U</text:span><text:span text:style-name="T2">,4),</text:span><text:span text:style-name="T3">%</text:span><text:span text:style-name="T2">=</text:span><text:span text:style-name="T6">"MOQXL"</text:span><text:span text:style-name="T2">[</text:span><text:span text:style-name="T3">% </text:span><text:span text:style-name="T4">K </text:span><text:span text:style-name="T2">^(10,</text:span><text:span text:style-name="T6">"B"</text:span><text:span text:style-name="T2">),^(</text:span><text:span text:style-name="T6">"C"</text:span><text:span text:style-name="T2">)</text:span></text:p>
          </table:table-cell>
          <table:table-cell table:number-columns-repeated="3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  <text:p>Possible DIQ API</text:p>
          </table:table-cell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IT3</text:p>
          </table:table-cell>
          <table:table-cell table:style-name="ce5" office:value-type="float" office:value="33" calcext:value-type="float">
            <text:p>33</text:p>
          </table:table-cell>
          <table:table-cell table:style-name="ce2" office:value-type="string" calcext:value-type="string">
            <text:p>SET PIE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D</text:span><text:span text:style-name="T2">:</text:span><text:span text:style-name="T4">$D</text:span><text:span text:style-name="T2">(^DIC(19,</text:span><text:span text:style-name="T3">DA</text:span><text:span text:style-name="T2">,10,</text:span><text:span text:style-name="T6">"B"</text:span><text:span text:style-name="T2">)) </text:span><text:span text:style-name="T5">KAD</text:span><text:span text:style-name="T2">(</text:span><text:span text:style-name="T3">DA</text:span><text:span text:style-name="T2">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DIC(9.2,</text:span><text:span text:style-name="T6">"B"</text:span><text:span text:style-name="T2">,</text:span><text:span text:style-name="T3">%</text:span><text:span text:style-name="T2">,0)) </text:span><text:span text:style-name="T4">S $P</text:span><text:span text:style-name="T2">(^DIC(19,</text:span><text:span text:style-name="T3">DA</text:span><text:span text:style-name="T2">,0),</text:span><text:span text:style-name="T3">U</text:span><text:span text:style-name="T2">,7)=</text:span><text:span text:style-name="T3">%</text:span><text:span text:style-name="T2">,</text:span><text:span text:style-name="T3">%</text:span><text:span text:style-name="T2">=</text:span><text:span text:style-name="T4">$P</text:span><text:span text:style-name="T2">(^(0),</text:span><text:span text:style-name="T3">U</text:span><text:span text:style-name="T2">,4),</text:span><text:span text:style-name="T3">%</text:span><text:span text:style-name="T2">=</text:span><text:span text:style-name="T6">"MOQXL"</text:span><text:span text:style-name="T2">[</text:span><text:span text:style-name="T3">% </text:span><text:span text:style-name="T4">K </text:span><text:span text:style-name="T2">^(10,</text:span><text:span text:style-name="T6">"B"</text:span><text:span text:style-name="T2">),^(</text:span><text:span text:style-name="T6">"C"</text:span><text:span text:style-name="T2">)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3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$ORDER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F </text:span><text:span text:style-name="T3">X</text:span><text:span text:style-name="T2">=0:0 </text:span><text:span text:style-name="T4">S </text:span><text:span text:style-name="T3">X</text:span><text:span text:style-name="T2">=</text:span><text:span text:style-name="T4">$O</text:span><text:span text:style-name="T2">(^DIC(19,</text:span><text:span text:style-name="T3">DA</text:span><text:span text:style-name="T2">,10,</text:span><text:span text:style-name="T3">X</text:span><text:span text:style-name="T2">)) </text:span><text:span text:style-name="T4">Q</text:span><text:span text:style-name="T2">:'</text:span><text:span text:style-name="T3">X  </text:span><text:span text:style-name="T4">S </text:span><text:span text:style-name="T3">I</text:span><text:span text:style-name="T2">=</text:span><text:span text:style-name="T4">$S</text:span><text:span text:style-name="T2">(</text:span><text:span text:style-name="T4">$D</text:span><text:span text:style-name="T2">(^(</text:span><text:span text:style-name="T3">X</text:span><text:span text:style-name="T2">,0)):^(0),1:0),</text:span><text:span text:style-name="T3">Y</text:span><text:span text:style-name="T2">=</text:span><text:span text:style-name="T4">$S</text:span><text:span text:style-name="T2">(</text:span><text:span text:style-name="T4">$D</text:span><text:span text:style-name="T2">(^(</text:span><text:span text:style-name="T3">U</text:span><text:span text:style-name="T2">)):^(</text:span><text:span text:style-name="T3">U</text:span><text:span text:style-name="T2">),1:</text:span><text:span text:style-name="T6">""</text:span><text:span text:style-name="T2">) </text:span><text:span text:style-name="T4">K </text:span><text:span text:style-name="T2">^DIC(19,</text:span><text:span text:style-name="T3">DA</text:span><text:span text:style-name="T2">,10,</text:span><text:span text:style-name="T3">X</text:span><text:span text:style-name="T2">) </text:span><text:span text:style-name="T4">I </text:span><text:span text:style-name="T3">Y</text:span><text:span text:style-name="T2">]</text:span><text:span text:style-name="T6">""</text:span><text:span text:style-name="T2">,</text:span><text:span text:style-name="T3">% </text:span><text:span text:style-name="T4">S </text:span><text:span text:style-name="T3">D</text:span><text:span text:style-name="T2">=</text:span><text:span text:style-name="T4">$O</text:span><text:span text:style-name="T2">(^DIC(19,</text:span><text:span text:style-name="T6">"B"</text:span><text:span text:style-name="T2">,</text:span><text:span text:style-name="T3">Y</text:span><text:span text:style-name="T2">,0)) </text:span><text:span text:style-name="T4">I </text:span><text:span text:style-name="T3">D </text:span><text:span text:style-name="T4">S </text:span><text:span text:style-name="T2">^DIC(19,</text:span><text:span text:style-name="T3">DA</text:span><text:span text:style-name="T2">,10,</text:span><text:span text:style-name="T3">X</text:span><text:span text:style-name="T2">,0)=</text:span><text:span text:style-name="T3">D</text:span><text:span text:style-name="T2">_</text:span><text:span text:style-name="T3">U</text:span><text:span text:style-name="T2">_</text:span><text:span text:style-name="T4">$P</text:span><text:span text:style-name="T2">(</text:span><text:span text:style-name="T3">I</text:span><text:span text:style-name="T2">,</text:span><text:span text:style-name="T3">U</text:span><text:span text:style-name="T2">,2,9),</text:span><text:span text:style-name="T3">DZ</text:span><text:span text:style-name="T2">=</text:span><text:span text:style-name="T3">DZ</text:span><text:span text:style-name="T2">+1,</text:span><text:span text:style-name="T3">DIX</text:span><text:span text:style-name="T2">=</text:span><text:span text:style-name="T3">X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3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KILL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F </text:span><text:span text:style-name="T3">X</text:span><text:span text:style-name="T2">=0:0 </text:span><text:span text:style-name="T4">S </text:span><text:span text:style-name="T3">X</text:span><text:span text:style-name="T2">=</text:span><text:span text:style-name="T4">$O</text:span><text:span text:style-name="T2">(^DIC(19,</text:span><text:span text:style-name="T3">DA</text:span><text:span text:style-name="T2">,10,</text:span><text:span text:style-name="T3">X</text:span><text:span text:style-name="T2">)) </text:span><text:span text:style-name="T4">Q</text:span><text:span text:style-name="T2">:'</text:span><text:span text:style-name="T3">X  </text:span><text:span text:style-name="T4">S </text:span><text:span text:style-name="T3">I</text:span><text:span text:style-name="T2">=</text:span><text:span text:style-name="T4">$S</text:span><text:span text:style-name="T2">(</text:span><text:span text:style-name="T4">$D</text:span><text:span text:style-name="T2">(^(</text:span><text:span text:style-name="T3">X</text:span><text:span text:style-name="T2">,0)):^(0),1:0),</text:span><text:span text:style-name="T3">Y</text:span><text:span text:style-name="T2">=</text:span><text:span text:style-name="T4">$S</text:span><text:span text:style-name="T2">(</text:span><text:span text:style-name="T4">$D</text:span><text:span text:style-name="T2">(^(</text:span><text:span text:style-name="T3">U</text:span><text:span text:style-name="T2">)):^(</text:span><text:span text:style-name="T3">U</text:span><text:span text:style-name="T2">),1:</text:span><text:span text:style-name="T6">""</text:span><text:span text:style-name="T2">) </text:span><text:span text:style-name="T4">K </text:span><text:span text:style-name="T2">^DIC(19,</text:span><text:span text:style-name="T3">DA</text:span><text:span text:style-name="T2">,10,</text:span><text:span text:style-name="T3">X</text:span><text:span text:style-name="T2">) </text:span><text:span text:style-name="T4">I </text:span><text:span text:style-name="T3">Y</text:span><text:span text:style-name="T2">]</text:span><text:span text:style-name="T6">""</text:span><text:span text:style-name="T2">,</text:span><text:span text:style-name="T3">% </text:span><text:span text:style-name="T4">S </text:span><text:span text:style-name="T3">D</text:span><text:span text:style-name="T2">=</text:span><text:span text:style-name="T4">$O</text:span><text:span text:style-name="T2">(^DIC(19,</text:span><text:span text:style-name="T6">"B"</text:span><text:span text:style-name="T2">,</text:span><text:span text:style-name="T3">Y</text:span><text:span text:style-name="T2">,0)) </text:span><text:span text:style-name="T4">I </text:span><text:span text:style-name="T3">D </text:span><text:span text:style-name="T4">S </text:span><text:span text:style-name="T2">^DIC(19,</text:span><text:span text:style-name="T3">DA</text:span><text:span text:style-name="T2">,10,</text:span><text:span text:style-name="T3">X</text:span><text:span text:style-name="T2">,0)=</text:span><text:span text:style-name="T3">D</text:span><text:span text:style-name="T2">_</text:span><text:span text:style-name="T3">U</text:span><text:span text:style-name="T2">_</text:span><text:span text:style-name="T4">$P</text:span><text:span text:style-name="T2">(</text:span><text:span text:style-name="T3">I</text:span><text:span text:style-name="T2">,</text:span><text:span text:style-name="T3">U</text:span><text:span text:style-name="T2">,2,9),</text:span><text:span text:style-name="T3">DZ</text:span><text:span text:style-name="T2">=</text:span><text:span text:style-name="T3">DZ</text:span><text:span text:style-name="T2">+1,</text:span><text:span text:style-name="T3">DIX</text:span><text:span text:style-name="T2">=</text:span><text:span text:style-name="T3">X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ible change to DIK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3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F </text:span><text:span text:style-name="T3">X</text:span><text:span text:style-name="T2">=0:0 </text:span><text:span text:style-name="T4">S </text:span><text:span text:style-name="T3">X</text:span><text:span text:style-name="T2">=</text:span><text:span text:style-name="T4">$O</text:span><text:span text:style-name="T2">(^DIC(19,</text:span><text:span text:style-name="T3">DA</text:span><text:span text:style-name="T2">,10,</text:span><text:span text:style-name="T3">X</text:span><text:span text:style-name="T2">)) </text:span><text:span text:style-name="T4">Q</text:span><text:span text:style-name="T2">:'</text:span><text:span text:style-name="T3">X  </text:span><text:span text:style-name="T4">S </text:span><text:span text:style-name="T3">I</text:span><text:span text:style-name="T2">=</text:span><text:span text:style-name="T4">$S</text:span><text:span text:style-name="T2">(</text:span><text:span text:style-name="T4">$D</text:span><text:span text:style-name="T2">(^(</text:span><text:span text:style-name="T3">X</text:span><text:span text:style-name="T2">,0)):^(0),1:0),</text:span><text:span text:style-name="T3">Y</text:span><text:span text:style-name="T2">=</text:span><text:span text:style-name="T4">$S</text:span><text:span text:style-name="T2">(</text:span><text:span text:style-name="T4">$D</text:span><text:span text:style-name="T2">(^(</text:span><text:span text:style-name="T3">U</text:span><text:span text:style-name="T2">)):^(</text:span><text:span text:style-name="T3">U</text:span><text:span text:style-name="T2">),1:</text:span><text:span text:style-name="T6">""</text:span><text:span text:style-name="T2">) </text:span><text:span text:style-name="T4">K </text:span><text:span text:style-name="T2">^DIC(19,</text:span><text:span text:style-name="T3">DA</text:span><text:span text:style-name="T2">,10,</text:span><text:span text:style-name="T3">X</text:span><text:span text:style-name="T2">) </text:span><text:span text:style-name="T4">I </text:span><text:span text:style-name="T3">Y</text:span><text:span text:style-name="T2">]</text:span><text:span text:style-name="T6">""</text:span><text:span text:style-name="T2">,</text:span><text:span text:style-name="T3">% </text:span><text:span text:style-name="T4">S </text:span><text:span text:style-name="T3">D</text:span><text:span text:style-name="T2">=</text:span><text:span text:style-name="T4">$O</text:span><text:span text:style-name="T2">(^DIC(19,</text:span><text:span text:style-name="T6">"B"</text:span><text:span text:style-name="T2">,</text:span><text:span text:style-name="T3">Y</text:span><text:span text:style-name="T2">,0)) </text:span><text:span text:style-name="T4">I </text:span><text:span text:style-name="T3">D </text:span><text:span text:style-name="T4">S </text:span><text:span text:style-name="T2">^DIC(19,</text:span><text:span text:style-name="T3">DA</text:span><text:span text:style-name="T2">,10,</text:span><text:span text:style-name="T3">X</text:span><text:span text:style-name="T2">,0)=</text:span><text:span text:style-name="T3">D</text:span><text:span text:style-name="T2">_</text:span><text:span text:style-name="T3">U</text:span><text:span text:style-name="T2">_</text:span><text:span text:style-name="T4">$P</text:span><text:span text:style-name="T2">(</text:span><text:span text:style-name="T3">I</text:span><text:span text:style-name="T2">,</text:span><text:span text:style-name="T3">U</text:span><text:span text:style-name="T2">,2,9),</text:span><text:span text:style-name="T3">DZ</text:span><text:span text:style-name="T2">=</text:span><text:span text:style-name="T3">DZ</text:span><text:span text:style-name="T2">+1,</text:span><text:span text:style-name="T3">DIX</text:span><text:span text:style-name="T2">=</text:span><text:span text:style-name="T3">X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3</text:p>
          </table:table-cell>
          <table:table-cell table:style-name="ce5" office:value-type="float" office:value="34" calcext:value-type="float">
            <text:p>34</text:p>
          </table:table-cell>
          <table:table-cell table:style-name="ce2" office:value-type="string" calcext:value-type="string">
            <text:p>SET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F </text:span><text:span text:style-name="T3">X</text:span><text:span text:style-name="T2">=0:0 </text:span><text:span text:style-name="T4">S </text:span><text:span text:style-name="T3">X</text:span><text:span text:style-name="T2">=</text:span><text:span text:style-name="T4">$O</text:span><text:span text:style-name="T2">(^DIC(19,</text:span><text:span text:style-name="T3">DA</text:span><text:span text:style-name="T2">,10,</text:span><text:span text:style-name="T3">X</text:span><text:span text:style-name="T2">)) </text:span><text:span text:style-name="T4">Q</text:span><text:span text:style-name="T2">:'</text:span><text:span text:style-name="T3">X  </text:span><text:span text:style-name="T4">S </text:span><text:span text:style-name="T3">I</text:span><text:span text:style-name="T2">=</text:span><text:span text:style-name="T4">$S</text:span><text:span text:style-name="T2">(</text:span><text:span text:style-name="T4">$D</text:span><text:span text:style-name="T2">(^(</text:span><text:span text:style-name="T3">X</text:span><text:span text:style-name="T2">,0)):^(0),1:0),</text:span><text:span text:style-name="T3">Y</text:span><text:span text:style-name="T2">=</text:span><text:span text:style-name="T4">$S</text:span><text:span text:style-name="T2">(</text:span><text:span text:style-name="T4">$D</text:span><text:span text:style-name="T2">(^(</text:span><text:span text:style-name="T3">U</text:span><text:span text:style-name="T2">)):^(</text:span><text:span text:style-name="T3">U</text:span><text:span text:style-name="T2">),1:</text:span><text:span text:style-name="T6">""</text:span><text:span text:style-name="T2">) </text:span><text:span text:style-name="T4">K </text:span><text:span text:style-name="T2">^DIC(19,</text:span><text:span text:style-name="T3">DA</text:span><text:span text:style-name="T2">,10,</text:span><text:span text:style-name="T3">X</text:span><text:span text:style-name="T2">) </text:span><text:span text:style-name="T4">I </text:span><text:span text:style-name="T3">Y</text:span><text:span text:style-name="T2">]</text:span><text:span text:style-name="T6">""</text:span><text:span text:style-name="T2">,</text:span><text:span text:style-name="T3">% </text:span><text:span text:style-name="T4">S </text:span><text:span text:style-name="T3">D</text:span><text:span text:style-name="T2">=</text:span><text:span text:style-name="T4">$O</text:span><text:span text:style-name="T2">(^DIC(19,</text:span><text:span text:style-name="T6">"B"</text:span><text:span text:style-name="T2">,</text:span><text:span text:style-name="T3">Y</text:span><text:span text:style-name="T2">,0)) </text:span><text:span text:style-name="T4">I </text:span><text:span text:style-name="T3">D </text:span><text:span text:style-name="T4">S </text:span><text:span text:style-name="T2">^DIC(19,</text:span><text:span text:style-name="T3">DA</text:span><text:span text:style-name="T2">,10,</text:span><text:span text:style-name="T3">X</text:span><text:span text:style-name="T2">,0)=</text:span><text:span text:style-name="T3">D</text:span><text:span text:style-name="T2">_</text:span><text:span text:style-name="T3">U</text:span><text:span text:style-name="T2">_</text:span><text:span text:style-name="T4">$P</text:span><text:span text:style-name="T2">(</text:span><text:span text:style-name="T3">I</text:span><text:span text:style-name="T2">,</text:span><text:span text:style-name="T3">U</text:span><text:span text:style-name="T2">,2,9),</text:span><text:span text:style-name="T3">DZ</text:span><text:span text:style-name="T2">=</text:span><text:span text:style-name="T3">DZ</text:span><text:span text:style-name="T2">+1,</text:span><text:span text:style-name="T3">DIX</text:span><text:span text:style-name="T2">=</text:span><text:span text:style-name="T3">X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3</text:p>
          </table:table-cell>
          <table:table-cell table:style-name="ce5" office:value-type="float" office:value="35" calcext:value-type="float">
            <text:p>35</text:p>
          </table:table-cell>
          <table:table-cell table:style-name="ce2" office:value-type="string" calcext:value-type="string">
            <text:p>CONDITIONAL SET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S</text:span><text:span text:style-name="T2">:</text:span><text:span text:style-name="T3">% </text:span><text:span text:style-name="T2">^DIC(19,</text:span><text:span text:style-name="T3">DA</text:span><text:span text:style-name="T2">,10,0)=</text:span><text:span text:style-name="T6">"^19.01PI^"</text:span><text:span text:style-name="T2">_</text:span><text:span text:style-name="T3">DIX</text:span><text:span text:style-name="T2">_</text:span><text:span text:style-name="T3">U</text:span><text:span text:style-name="T2">_</text:span><text:span text:style-name="T3">DZ </text:span><text:span text:style-name="T4">D </text:span><text:span text:style-name="T5">IX1</text:span><text:span text:style-name="T2">^DIK </text:span><text:span text:style-name="T4">G </text:span><text:span text:style-name="T5">OP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7">
          <table:table-cell table:style-name="ce2" office:value-type="string" calcext:value-type="string">
            <text:p>NLTINIT3</text:p>
          </table:table-cell>
          <table:table-cell table:style-name="ce5" office:value-type="float" office:value="37" calcext:value-type="float">
            <text:p>37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2" office:value-type="string" calcext:value-type="string">
            <text:p>ADD <text:span text:style-name="T1">F </text:span><text:span text:style-name="T3">R</text:span><text:span text:style-name="T2">=0:0 </text:span><text:span text:style-name="T4">S </text:span><text:span text:style-name="T3">R</text:span><text:span text:style-name="T2">=</text:span><text:span text:style-name="T4">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)) </text:span><text:span text:style-name="T4">Q</text:span><text:span text:style-name="T2">:</text:span><text:span text:style-name="T3">R</text:span><text:span text:style-name="T2">=</text:span><text:span text:style-name="T6">""  </text:span><text:span text:style-name="T4">S </text:span><text:span text:style-name="T3">X</text:span><text:span text:style-name="T2">=</text:span><text:span text:style-name="T4">$P</text:span><text:span text:style-name="T2">(^(</text:span><text:span text:style-name="T3">R</text:span><text:span text:style-name="T2">,0),</text:span><text:span text:style-name="T3">U</text:span><text:span text:style-name="T2">),</text:span><text:span text:style-name="T3">DIFL</text:span><text:span text:style-name="T2">=</text:span><text:span text:style-name="T4">$S</text:span><text:span text:style-name="T2">(</text:span><text:span text:style-name="T3">N</text:span><text:span text:style-name="T2">=</text:span><text:span text:style-name="T6">"DIST(.403,"</text:span><text:span text:style-name="T2">:</text:span><text:span text:style-name="T4">$P</text:span><text:span text:style-name="T2">(^(0),</text:span><text:span text:style-name="T3">U</text:span><text:span text:style-name="T2">,8),</text:span><text:span text:style-name="T3">N</text:span><text:span text:style-name="T2">=</text:span><text:span text:style-name="T6">"DIST(.404,"</text:span><text:span text:style-name="T2">:</text:span><text:span text:style-name="T4">$P</text:span><text:span text:style-name="T2">(^(0),</text:span><text:span text:style-name="T3">U</text:span><text:span text:style-name="T2">,2),1:</text:span><text:span text:style-name="T4">$P</text:span><text:span text:style-name="T2">(^(0),</text:span><text:span text:style-name="T3">U</text:span><text:span text:style-name="T2">,4)) </text:span><text:span text:style-name="T4">W </text:span><text:span text:style-name="T6">"." </text:span><text:span text:style-name="T4">K </text:span><text:span text:style-name="T3">DA </text:span><text:span text:style-name="T4">D </text:span><text:span text:style-name="T2">^DIC </text:span><text:span text:style-name="T4">I </text:span><text:span text:style-name="T3">Y</text:span><text:span text:style-name="T2">&gt;0,'</text:span><text:span text:style-name="T4">$D</text:span><text:span text:style-name="T2">(</text:span><text:span text:style-name="T3">DIFQ</text:span><text:span text:style-name="T2">(</text:span><text:span text:style-name="T4">$E</text:span><text:span text:style-name="T2">(</text:span><text:span text:style-name="T3">N</text:span><text:span text:style-name="T2">,1,3)))!</text:span><text:span text:style-name="T4">$P</text:span><text:span text:style-name="T2">(</text:span><text:span text:style-name="T3">Y</text:span><text:span text:style-name="T2">,</text:span><text:span text:style-name="T3">U</text:span><text:span text:style-name="T2">,3) </text:span><text:span text:style-name="T4">S </text:span><text:span text:style-name="T3">Y</text:span><text:span text:style-name="T2">=</text:span><text:span text:style-name="T3">Y</text:span><text:span text:style-name="T2">_</text:span><text:span text:style-name="T3">U </text:span><text:span text:style-name="T4">D </text:span><text:span text:style-name="T5">A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39" calcext:value-type="float">
            <text:p>39</text:p>
          </table:table-cell>
          <table:table-cell table:style-name="ce2" office:value-type="string" calcext:value-type="string">
            <text:p>INDIRECTION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2" office:value-type="string" calcext:value-type="string">
            <text:p>A <text:span text:style-name="T1">I </text:span><text:span text:style-name="T3">N</text:span><text:span text:style-name="T2">=</text:span><text:span text:style-name="T6">"BUL" </text:span><text:span text:style-name="T4">K </text:span><text:span text:style-name="T3">% </text:span><text:span text:style-name="T4">S </text:span><text:span text:style-name="T3">%</text:span><text:span text:style-name="T2">(0)=</text:span><text:span text:style-name="T4">$G</text:span><text:span text:style-name="T2">(@(</text:span><text:span text:style-name="T3">DIC</text:span><text:span text:style-name="T2">_</text:span><text:span text:style-name="T6">"+Y,2,0)"</text:span><text:span text:style-name="T2">)) </text:span><text:span text:style-name="T4">F </text:span><text:span text:style-name="T3">%</text:span><text:span text:style-name="T2">=0:0 </text:span><text:span text:style-name="T4">S </text:span><text:span text:style-name="T3">%</text:span><text:span text:style-name="T2">=</text:span><text:span text:style-name="T4">$O</text:span><text:span text:style-name="T2">(@(</text:span><text:span text:style-name="T3">DIC</text:span><text:span text:style-name="T2">_</text:span><text:span text:style-name="T6">"+Y,2,%)"</text:span><text:span text:style-name="T2">)) </text:span><text:span text:style-name="T4">Q</text:span><text:span text:style-name="T2">:'</text:span><text:span text:style-name="T3">%  </text:span><text:span text:style-name="T4">S </text:span><text:span text:style-name="T3">%</text:span><text:span text:style-name="T2">(</text:span><text:span text:style-name="T3">%</text:span><text:span text:style-name="T2">)=</text:span><text:span text:style-name="T4">$G</text:span><text:span text:style-name="T2">(^(</text:span><text:span text:style-name="T3">%</text:span><text:span text:style-name="T2">,0)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39" calcext:value-type="float">
            <text:p>39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2" office:value-type="string" calcext:value-type="string">
            <text:p>A <text:span text:style-name="T1">I </text:span><text:span text:style-name="T3">N</text:span><text:span text:style-name="T2">=</text:span><text:span text:style-name="T6">"BUL" </text:span><text:span text:style-name="T4">K </text:span><text:span text:style-name="T3">% </text:span><text:span text:style-name="T4">S </text:span><text:span text:style-name="T3">%</text:span><text:span text:style-name="T2">(0)=</text:span><text:span text:style-name="T4">$G</text:span><text:span text:style-name="T2">(@(</text:span><text:span text:style-name="T3">DIC</text:span><text:span text:style-name="T2">_</text:span><text:span text:style-name="T6">"+Y,2,0)"</text:span><text:span text:style-name="T2">)) </text:span><text:span text:style-name="T4">F </text:span><text:span text:style-name="T3">%</text:span><text:span text:style-name="T2">=0:0 </text:span><text:span text:style-name="T4">S </text:span><text:span text:style-name="T3">%</text:span><text:span text:style-name="T2">=</text:span><text:span text:style-name="T4">$O</text:span><text:span text:style-name="T2">(@(</text:span><text:span text:style-name="T3">DIC</text:span><text:span text:style-name="T2">_</text:span><text:span text:style-name="T6">"+Y,2,%)"</text:span><text:span text:style-name="T2">)) </text:span><text:span text:style-name="T4">Q</text:span><text:span text:style-name="T2">:'</text:span><text:span text:style-name="T3">%  </text:span><text:span text:style-name="T4">S </text:span><text:span text:style-name="T3">%</text:span><text:span text:style-name="T2">(</text:span><text:span text:style-name="T3">%</text:span><text:span text:style-name="T2">)=</text:span><text:span text:style-name="T4">$G</text:span><text:span text:style-name="T2">(^(</text:span><text:span text:style-name="T3">%</text:span><text:span text:style-name="T2">,0)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3</text:p>
          </table:table-cell>
          <table:table-cell table:style-name="ce5" office:value-type="float" office:value="40" calcext:value-type="float">
            <text:p>40</text:p>
          </table:table-cell>
          <table:table-cell table:style-name="ce2" office:value-type="string" calcext:value-type="string">
            <text:p>INDIRECTION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K</text:span><text:span text:style-name="T2">:</text:span><text:span text:style-name="T3">N</text:span><text:span text:style-name="T2">'=</text:span><text:span text:style-name="T6">"KEY"</text:span><text:span text:style-name="T2">&amp;(</text:span><text:span text:style-name="T3">N</text:span><text:span text:style-name="T2">'=</text:span><text:span text:style-name="T6">"OPT"</text:span><text:span text:style-name="T2">) @(</text:span><text:span text:style-name="T3">DIC</text:span><text:span text:style-name="T2">_</text:span><text:span text:style-name="T6">"+Y)"</text:span><text:span text:style-name="T2">) </text:span><text:span text:style-name="T4">S </text:span><text:span text:style-name="T2">^UTILITY(</text:span><text:span text:style-name="T6">"DIFROM"</text:span><text:span text:style-name="T2">,</text:span><text:span text:style-name="T4">$J</text:span><text:span text:style-name="T2">,</text:span><text:span text:style-name="T3">N</text:span><text:span text:style-name="T2">,</text:span><text:span text:style-name="T3">X</text:span><text:span text:style-name="T2">)=</text:span><text:span text:style-name="T3">Y </text:span><text:span text:style-name="T4">S</text:span><text:span text:style-name="T2">:</text:span><text:span text:style-name="T4">$E</text:span><text:span text:style-name="T2">(</text:span><text:span text:style-name="T3">N</text:span><text:span text:style-name="T2">,1,2)=</text:span><text:span text:style-name="T6">"DI" </text:span><text:span text:style-name="T2">^(</text:span><text:span text:style-name="T3">X</text:span><text:span text:style-name="T2">,+</text:span><text:span text:style-name="T3">Y</text:span><text:span text:style-name="T2">)=</text:span><text:span text:style-name="T6">"" </text:span><text:span text:style-name="T4">S</text:span><text:span text:style-name="T2">:</text:span><text:span text:style-name="T3">N</text:span><text:span text:style-name="T2">=</text:span><text:span text:style-name="T6">"PKG" </text:span><text:span text:style-name="T3">DIFROM</text:span><text:span text:style-name="T2">(0)=+</text:span><text:span text:style-name="T3">Y </text:span><text:span text:style-name="T4">Q</text:span><text:span text:style-name="T2">:</text:span><text:span text:style-name="T4">$P</text:span><text:span text:style-name="T2">(</text:span><text:span text:style-name="T3">Y</text:span><text:span text:style-name="T2">,</text:span><text:span text:style-name="T3">U</text:span><text:span text:style-name="T2">,2,3)=</text:span><text:span text:style-name="T6">"XUCORE^"</text:span><text:span text:style-name="T2">!(</text:span><text:span text:style-name="T4">$P</text:span><text:span text:style-name="T2">(</text:span><text:span text:style-name="T3">Y</text:span><text:span text:style-name="T2">,</text:span><text:span text:style-name="T3">U</text:span><text:span text:style-name="T2">,2,3)=</text:span><text:span text:style-name="T6">"XUCOMMAND^"</text:span><text:span text:style-name="T2">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3</text:p>
          </table:table-cell>
          <table:table-cell table:style-name="ce5" office:value-type="float" office:value="40" calcext:value-type="float">
            <text:p>40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K</text:span><text:span text:style-name="T2">:</text:span><text:span text:style-name="T3">N</text:span><text:span text:style-name="T2">'=</text:span><text:span text:style-name="T6">"KEY"</text:span><text:span text:style-name="T2">&amp;(</text:span><text:span text:style-name="T3">N</text:span><text:span text:style-name="T2">'=</text:span><text:span text:style-name="T6">"OPT"</text:span><text:span text:style-name="T2">) @(</text:span><text:span text:style-name="T3">DIC</text:span><text:span text:style-name="T2">_</text:span><text:span text:style-name="T6">"+Y)"</text:span><text:span text:style-name="T2">) </text:span><text:span text:style-name="T4">S </text:span><text:span text:style-name="T2">^UTILITY(</text:span><text:span text:style-name="T6">"DIFROM"</text:span><text:span text:style-name="T2">,</text:span><text:span text:style-name="T4">$J</text:span><text:span text:style-name="T2">,</text:span><text:span text:style-name="T3">N</text:span><text:span text:style-name="T2">,</text:span><text:span text:style-name="T3">X</text:span><text:span text:style-name="T2">)=</text:span><text:span text:style-name="T3">Y </text:span><text:span text:style-name="T4">S</text:span><text:span text:style-name="T2">:</text:span><text:span text:style-name="T4">$E</text:span><text:span text:style-name="T2">(</text:span><text:span text:style-name="T3">N</text:span><text:span text:style-name="T2">,1,2)=</text:span><text:span text:style-name="T6">"DI" </text:span><text:span text:style-name="T2">^(</text:span><text:span text:style-name="T3">X</text:span><text:span text:style-name="T2">,+</text:span><text:span text:style-name="T3">Y</text:span><text:span text:style-name="T2">)=</text:span><text:span text:style-name="T6">"" </text:span><text:span text:style-name="T4">S</text:span><text:span text:style-name="T2">:</text:span><text:span text:style-name="T3">N</text:span><text:span text:style-name="T2">=</text:span><text:span text:style-name="T6">"PKG" </text:span><text:span text:style-name="T3">DIFROM</text:span><text:span text:style-name="T2">(0)=+</text:span><text:span text:style-name="T3">Y </text:span><text:span text:style-name="T4">Q</text:span><text:span text:style-name="T2">:</text:span><text:span text:style-name="T4">$P</text:span><text:span text:style-name="T2">(</text:span><text:span text:style-name="T3">Y</text:span><text:span text:style-name="T2">,</text:span><text:span text:style-name="T3">U</text:span><text:span text:style-name="T2">,2,3)=</text:span><text:span text:style-name="T6">"XUCORE^"</text:span><text:span text:style-name="T2">!(</text:span><text:span text:style-name="T4">$P</text:span><text:span text:style-name="T2">(</text:span><text:span text:style-name="T3">Y</text:span><text:span text:style-name="T2">,</text:span><text:span text:style-name="T3">U</text:span><text:span text:style-name="T2">,2,3)=</text:span><text:span text:style-name="T6">"XUCOMMAND^"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41" calcext:value-type="float">
            <text:p>41</text:p>
          </table:table-cell>
          <table:table-cell table:style-name="ce2" office:value-type="string" calcext:value-type="string">
            <text:p>INDIRECTION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I </text:span><text:span text:style-name="T3">N</text:span><text:span text:style-name="T2">=</text:span><text:span text:style-name="T6">"BUL"</text:span><text:span text:style-name="T2">,</text:span><text:span text:style-name="T3">%</text:span><text:span text:style-name="T2">(0)]</text:span><text:span text:style-name="T6">"" </text:span><text:span text:style-name="T4">S </text:span><text:span text:style-name="T2">@(</text:span><text:span text:style-name="T3">DIC</text:span><text:span text:style-name="T2">_</text:span><text:span text:style-name="T6">"+Y,2,0)"</text:span><text:span text:style-name="T2">)=</text:span><text:span text:style-name="T3">%</text:span><text:span text:style-name="T2">(0) </text:span><text:span text:style-name="T4">F </text:span><text:span text:style-name="T3">%</text:span><text:span text:style-name="T2">=0:0 </text:span><text:span text:style-name="T4">S </text:span><text:span text:style-name="T3">%</text:span><text:span text:style-name="T2">=</text:span><text:span text:style-name="T4">$O</text:span><text:span text:style-name="T2">(</text:span><text:span text:style-name="T3">%</text:span><text:span text:style-name="T2">(</text:span><text:span text:style-name="T3">%</text:span><text:span text:style-name="T2">)) </text:span><text:span text:style-name="T4">Q</text:span><text:span text:style-name="T2">:'</text:span><text:span text:style-name="T3">%  </text:span><text:span text:style-name="T4">S </text:span><text:span text:style-name="T2">@(</text:span><text:span text:style-name="T3">DIC</text:span><text:span text:style-name="T2">_</text:span><text:span text:style-name="T6">"+Y,2,%,0)"</text:span><text:span text:style-name="T2">)=</text:span><text:span text:style-name="T3">%</text:span><text:span text:style-name="T2">(</text:span><text:span text:style-name="T3">%</text:span><text:span text:style-name="T2">)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4">
          <table:table-cell table:style-name="ce2" office:value-type="string" calcext:value-type="string">
            <text:p>NLTINIT3</text:p>
          </table:table-cell>
          <table:table-cell table:style-name="ce5" office:value-type="float" office:value="42" calcext:value-type="float">
            <text:p>42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DD(+DIFL,</text:p>
          </table:table-cell>
          <table:table-cell table:style-name="ce8"/>
          <table:table-cell table:style-name="ce11" office:value-type="string" calcext:value-type="string">
            <text:p> <text:span text:style-name="T1">I $E</text:span><text:span text:style-name="T2">(</text:span><text:span text:style-name="T3">N</text:span><text:span text:style-name="T2">,1,2)=</text:span><text:span text:style-name="T6">"DI"</text:span><text:span text:style-name="T2">,('</text:span><text:span text:style-name="T3">DIFL</text:span><text:span text:style-name="T2">)!('</text:span><text:span text:style-name="T4">$D</text:span><text:span text:style-name="T2">(^DD(+</text:span><text:span text:style-name="T3">DIFL</text:span><text:span text:style-name="T2">))) </text:span><text:span text:style-name="T4">D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45" calcext:value-type="float">
            <text:p>45</text:p>
          </table:table-cell>
          <table:table-cell table:style-name="ce2" office:value-type="string" calcext:value-type="string">
            <text:p>CONDITIONAL SET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I </text:span><text:span text:style-name="T3">N</text:span><text:span text:style-name="T2">=</text:span><text:span text:style-name="T6">"OPT" </text:span><text:span text:style-name="T4">S</text:span><text:span text:style-name="T2">:</text:span><text:span text:style-name="T4">$P</text:span><text:span text:style-name="T2">(^DIC(19,+</text:span><text:span text:style-name="T3">Y</text:span><text:span text:style-name="T2">,0),</text:span><text:span text:style-name="T3">U</text:span><text:span text:style-name="T2">,6)]</text:span><text:span text:style-name="T6">"" </text:span><text:span text:style-name="T3">DIOPT</text:span><text:span text:style-name="T2">=</text:span><text:span text:style-name="T4">$P</text:span><text:span text:style-name="T2">(^(0),</text:span><text:span text:style-name="T3">U</text:span><text:span text:style-name="T2">,6) </text:span><text:span text:style-name="T4">I 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1,0)) </text:span><text:span text:style-name="T4">K </text:span><text:span text:style-name="T2">^DIC(19,+</text:span><text:span text:style-name="T3">Y</text:span><text:span text:style-name="T2">,1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ible DIQ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45" calcext:value-type="float">
            <text:p>45</text:p>
          </table:table-cell>
          <table:table-cell table:style-name="ce2" office:value-type="string" calcext:value-type="string">
            <text:p>KILL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I </text:span><text:span text:style-name="T3">N</text:span><text:span text:style-name="T2">=</text:span><text:span text:style-name="T6">"OPT" </text:span><text:span text:style-name="T4">S</text:span><text:span text:style-name="T2">:</text:span><text:span text:style-name="T4">$P</text:span><text:span text:style-name="T2">(^DIC(19,+</text:span><text:span text:style-name="T3">Y</text:span><text:span text:style-name="T2">,0),</text:span><text:span text:style-name="T3">U</text:span><text:span text:style-name="T2">,6)]</text:span><text:span text:style-name="T6">"" </text:span><text:span text:style-name="T3">DIOPT</text:span><text:span text:style-name="T2">=</text:span><text:span text:style-name="T4">$P</text:span><text:span text:style-name="T2">(^(0),</text:span><text:span text:style-name="T3">U</text:span><text:span text:style-name="T2">,6) </text:span><text:span text:style-name="T4">I 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1,0)) </text:span><text:span text:style-name="T4">K </text:span><text:span text:style-name="T2">^DIC(19,+</text:span><text:span text:style-name="T3">Y</text:span><text:span text:style-name="T2">,1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ible change to DIK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45" calcext:value-type="float">
            <text:p>45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I </text:span><text:span text:style-name="T3">N</text:span><text:span text:style-name="T2">=</text:span><text:span text:style-name="T6">"OPT" </text:span><text:span text:style-name="T4">S</text:span><text:span text:style-name="T2">:</text:span><text:span text:style-name="T4">$P</text:span><text:span text:style-name="T2">(^DIC(19,+</text:span><text:span text:style-name="T3">Y</text:span><text:span text:style-name="T2">,0),</text:span><text:span text:style-name="T3">U</text:span><text:span text:style-name="T2">,6)]</text:span><text:span text:style-name="T6">"" </text:span><text:span text:style-name="T3">DIOPT</text:span><text:span text:style-name="T2">=</text:span><text:span text:style-name="T4">$P</text:span><text:span text:style-name="T2">(^(0),</text:span><text:span text:style-name="T3">U</text:span><text:span text:style-name="T2">,6) </text:span><text:span text:style-name="T4">I 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1,0)) </text:span><text:span text:style-name="T4">K </text:span><text:span text:style-name="T2">^DIC(19,+</text:span><text:span text:style-name="T3">Y</text:span><text:span text:style-name="T2">,1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45" calcext:value-type="float">
            <text:p>45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I </text:span><text:span text:style-name="T3">N</text:span><text:span text:style-name="T2">=</text:span><text:span text:style-name="T6">"OPT" </text:span><text:span text:style-name="T4">S</text:span><text:span text:style-name="T2">:</text:span><text:span text:style-name="T4">$P</text:span><text:span text:style-name="T2">(^DIC(19,+</text:span><text:span text:style-name="T3">Y</text:span><text:span text:style-name="T2">,0),</text:span><text:span text:style-name="T3">U</text:span><text:span text:style-name="T2">,6)]</text:span><text:span text:style-name="T6">"" </text:span><text:span text:style-name="T3">DIOPT</text:span><text:span text:style-name="T2">=</text:span><text:span text:style-name="T4">$P</text:span><text:span text:style-name="T2">(^(0),</text:span><text:span text:style-name="T3">U</text:span><text:span text:style-name="T2">,6) </text:span><text:span text:style-name="T4">I 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1,0)) </text:span><text:span text:style-name="T4">K </text:span><text:span text:style-name="T2">^DIC(19,+</text:span><text:span text:style-name="T3">Y</text:span><text:span text:style-name="T2">,1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45" calcext:value-type="float">
            <text:p>45</text:p>
          </table:table-cell>
          <table:table-cell table:style-name="ce2" office:value-type="string" calcext:value-type="string">
            <text:p>SET PIE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I </text:span><text:span text:style-name="T3">N</text:span><text:span text:style-name="T2">=</text:span><text:span text:style-name="T6">"OPT" </text:span><text:span text:style-name="T4">S</text:span><text:span text:style-name="T2">:</text:span><text:span text:style-name="T4">$P</text:span><text:span text:style-name="T2">(^DIC(19,+</text:span><text:span text:style-name="T3">Y</text:span><text:span text:style-name="T2">,0),</text:span><text:span text:style-name="T3">U</text:span><text:span text:style-name="T2">,6)]</text:span><text:span text:style-name="T6">"" </text:span><text:span text:style-name="T3">DIOPT</text:span><text:span text:style-name="T2">=</text:span><text:span text:style-name="T4">$P</text:span><text:span text:style-name="T2">(^(0),</text:span><text:span text:style-name="T3">U</text:span><text:span text:style-name="T2">,6) </text:span><text:span text:style-name="T4">I 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1,0)) </text:span><text:span text:style-name="T4">K </text:span><text:span text:style-name="T2">^DIC(19,+</text:span><text:span text:style-name="T3">Y</text:span><text:span text:style-name="T2">,1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48" calcext:value-type="float">
            <text:p>48</text:p>
          </table:table-cell>
          <table:table-cell table:style-name="ce2" office:value-type="string" calcext:value-type="string">
            <text:p>CONDITIONAL SET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D </text:span><text:span text:style-name="T5">IX1</text:span><text:span text:style-name="T2">^DIK:</text:span><text:span text:style-name="T3">N</text:span><text:span text:style-name="T2">'=</text:span><text:span text:style-name="T6">"OPT" </text:span><text:span text:style-name="T4">I </text:span><text:span text:style-name="T3">N</text:span><text:span text:style-name="T2">=</text:span><text:span text:style-name="T6">"OPT"</text:span><text:span text:style-name="T2">,</text:span><text:span text:style-name="T4">$D</text:span><text:span text:style-name="T2">(</text:span><text:span text:style-name="T3">DIOPT</text:span><text:span text:style-name="T2">) </text:span><text:span text:style-name="T4">S</text:span><text:span text:style-name="T2">:</text:span><text:span text:style-name="T4">$P</text:span><text:span text:style-name="T2">(^DIC(19,</text:span><text:span text:style-name="T3">DA</text:span><text:span text:style-name="T2">,0),</text:span><text:span text:style-name="T3">U</text:span><text:span text:style-name="T2">,6)=</text:span><text:span text:style-name="T6">"" </text:span><text:span text:style-name="T4">$P</text:span><text:span text:style-name="T2">(^(0),</text:span><text:span text:style-name="T3">U</text:span><text:span text:style-name="T2">,6)=</text:span><text:span text:style-name="T3">DIOPT </text:span><text:span text:style-name="T4">K </text:span><text:span text:style-name="T3">DIOPT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48" calcext:value-type="float">
            <text:p>48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D </text:span><text:span text:style-name="T5">IX1</text:span><text:span text:style-name="T2">^DIK:</text:span><text:span text:style-name="T3">N</text:span><text:span text:style-name="T2">'=</text:span><text:span text:style-name="T6">"OPT" </text:span><text:span text:style-name="T4">I </text:span><text:span text:style-name="T3">N</text:span><text:span text:style-name="T2">=</text:span><text:span text:style-name="T6">"OPT"</text:span><text:span text:style-name="T2">,</text:span><text:span text:style-name="T4">$D</text:span><text:span text:style-name="T2">(</text:span><text:span text:style-name="T3">DIOPT</text:span><text:span text:style-name="T2">) </text:span><text:span text:style-name="T4">S</text:span><text:span text:style-name="T2">:</text:span><text:span text:style-name="T4">$P</text:span><text:span text:style-name="T2">(^DIC(19,</text:span><text:span text:style-name="T3">DA</text:span><text:span text:style-name="T2">,0),</text:span><text:span text:style-name="T3">U</text:span><text:span text:style-name="T2">,6)=</text:span><text:span text:style-name="T6">"" </text:span><text:span text:style-name="T4">$P</text:span><text:span text:style-name="T2">(^(0),</text:span><text:span text:style-name="T3">U</text:span><text:span text:style-name="T2">,6)=</text:span><text:span text:style-name="T3">DIOPT </text:span><text:span text:style-name="T4">K </text:span><text:span text:style-name="T3">DIOPT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48" calcext:value-type="float">
            <text:p>48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D </text:span><text:span text:style-name="T5">IX1</text:span><text:span text:style-name="T2">^DIK:</text:span><text:span text:style-name="T3">N</text:span><text:span text:style-name="T2">'=</text:span><text:span text:style-name="T6">"OPT" </text:span><text:span text:style-name="T4">I </text:span><text:span text:style-name="T3">N</text:span><text:span text:style-name="T2">=</text:span><text:span text:style-name="T6">"OPT"</text:span><text:span text:style-name="T2">,</text:span><text:span text:style-name="T4">$D</text:span><text:span text:style-name="T2">(</text:span><text:span text:style-name="T3">DIOPT</text:span><text:span text:style-name="T2">) </text:span><text:span text:style-name="T4">S</text:span><text:span text:style-name="T2">:</text:span><text:span text:style-name="T4">$P</text:span><text:span text:style-name="T2">(^DIC(19,</text:span><text:span text:style-name="T3">DA</text:span><text:span text:style-name="T2">,0),</text:span><text:span text:style-name="T3">U</text:span><text:span text:style-name="T2">,6)=</text:span><text:span text:style-name="T6">"" </text:span><text:span text:style-name="T4">$P</text:span><text:span text:style-name="T2">(^(0),</text:span><text:span text:style-name="T3">U</text:span><text:span text:style-name="T2">,6)=</text:span><text:span text:style-name="T3">DIOPT </text:span><text:span text:style-name="T4">K </text:span><text:span text:style-name="T3">DIOPT</text:span></text:p>
          </table:table-cell>
          <table:table-cell table:number-columns-repeated="3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  <text:p>Possible DIQ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48" calcext:value-type="float">
            <text:p>48</text:p>
          </table:table-cell>
          <table:table-cell table:style-name="ce2" office:value-type="string" calcext:value-type="string">
            <text:p>SET PIECE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D </text:span><text:span text:style-name="T5">IX1</text:span><text:span text:style-name="T2">^DIK:</text:span><text:span text:style-name="T3">N</text:span><text:span text:style-name="T2">'=</text:span><text:span text:style-name="T6">"OPT" </text:span><text:span text:style-name="T4">I </text:span><text:span text:style-name="T3">N</text:span><text:span text:style-name="T2">=</text:span><text:span text:style-name="T6">"OPT"</text:span><text:span text:style-name="T2">,</text:span><text:span text:style-name="T4">$D</text:span><text:span text:style-name="T2">(</text:span><text:span text:style-name="T3">DIOPT</text:span><text:span text:style-name="T2">) </text:span><text:span text:style-name="T4">S</text:span><text:span text:style-name="T2">:</text:span><text:span text:style-name="T4">$P</text:span><text:span text:style-name="T2">(^DIC(19,</text:span><text:span text:style-name="T3">DA</text:span><text:span text:style-name="T2">,0),</text:span><text:span text:style-name="T3">U</text:span><text:span text:style-name="T2">,6)=</text:span><text:span text:style-name="T6">"" </text:span><text:span text:style-name="T4">$P</text:span><text:span text:style-name="T2">(^(0),</text:span><text:span text:style-name="T3">U</text:span><text:span text:style-name="T2">,6)=</text:span><text:span text:style-name="T3">DIOPT </text:span><text:span text:style-name="T4">K </text:span><text:span text:style-name="T3">DIOPT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3</text:p>
          </table:table-cell>
          <table:table-cell table:style-name="ce5" office:value-type="float" office:value="51" calcext:value-type="float">
            <text:p>51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DIST(.403,</text:p>
          </table:table-cell>
          <table:table-cell table:style-name="ce9" office:value-type="string" calcext:value-type="string">
            <text:p>FORM</text:p>
          </table:table-cell>
          <table:table-cell table:style-name="ce11" office:value-type="string" calcext:value-type="string">
            <text:p> .<text:span text:style-name="T1">I </text:span><text:span text:style-name="T3">DIFRVAL </text:span><text:span text:style-name="T4">W </text:span><text:span text:style-name="T2">!,</text:span><text:span text:style-name="T6">"Compiling form: "</text:span><text:span text:style-name="T2">,</text:span><text:span text:style-name="T4">$P</text:span><text:span text:style-name="T2">(^DIST(.403,</text:span><text:span text:style-name="T3">DA</text:span><text:span text:style-name="T2">,0),</text:span><text:span text:style-name="T3">U</text:span><text:span text:style-name="T2">) </text:span><text:span text:style-name="T4">D </text:span><text:span text:style-name="T5">EN</text:span><text:span text:style-name="T2">^DDSZ(</text:span><text:span text:style-name="T3">DA</text:span><text:span text:style-name="T2">) </text:span><text:span text:style-name="T4">Q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3</text:p>
          </table:table-cell>
          <table:table-cell table:style-name="ce5" office:value-type="float" office:value="52" calcext:value-type="float">
            <text:p>52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DIST(.403,</text:p>
          </table:table-cell>
          <table:table-cell table:style-name="ce9" office:value-type="string" calcext:value-type="string">
            <text:p>FORM</text:p>
          </table:table-cell>
          <table:table-cell table:style-name="ce11" office:value-type="string" calcext:value-type="string">
            <text:p> .<text:span text:style-name="T1">W </text:span><text:span text:style-name="T2">!,</text:span><text:span text:style-name="T6">"ERROR: Form: "</text:span><text:span text:style-name="T2">,</text:span><text:span text:style-name="T4">$P</text:span><text:span text:style-name="T2">(^DIST(.403,</text:span><text:span text:style-name="T3">DA</text:span><text:span text:style-name="T2">,0),</text:span><text:span text:style-name="T3">U</text:span><text:span text:style-name="T2">),</text:span><text:span text:style-name="T6">" cannot be compiled"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IT3</text:p>
          </table:table-cell>
          <table:table-cell table:style-name="ce5" office:value-type="float" office:value="55" calcext:value-type="float">
            <text:p>55</text:p>
          </table:table-cell>
          <table:table-cell table:style-name="ce2" office:value-type="string" calcext:value-type="string">
            <text:p>$ORDER</text:p>
          </table:table-cell>
          <table:table-cell table:style-name="ce9" office:value-type="string" calcext:value-type="string">
            <text:p>^DIST(.404,</text:p>
          </table:table-cell>
          <table:table-cell table:style-name="ce9" office:value-type="string" calcext:value-type="string">
            <text:p>BLOCK</text:p>
          </table:table-cell>
          <table:table-cell table:style-name="ce12" office:value-type="string" calcext:value-type="string">
            <text:p>BLK <text:span text:style-name="T1">F </text:span><text:span text:style-name="T3">J</text:span><text:span text:style-name="T2">=0:0 </text:span><text:span text:style-name="T4">S </text:span><text:span text:style-name="T3">J</text:span><text:span text:style-name="T2">=</text:span><text:span text:style-name="T4">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40,</text:span><text:span text:style-name="T3">J</text:span><text:span text:style-name="T2">)) </text:span><text:span text:style-name="T4">Q</text:span><text:span text:style-name="T2">:'</text:span><text:span text:style-name="T3">J  </text:span><text:span text:style-name="T4">I $D</text:span><text:span text:style-name="T2">(^(</text:span><text:span text:style-name="T3">J</text:span><text:span text:style-name="T2">,0)) </text:span><text:span text:style-name="T4">S </text:span><text:span text:style-name="T3">%</text:span><text:span text:style-name="T2">=</text:span><text:span text:style-name="T4">$P</text:span><text:span text:style-name="T2">(^(0),</text:span><text:span text:style-name="T3">U</text:span><text:span text:style-name="T2">,2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DIST(.404,</text:span><text:span text:style-name="T6">"B"</text:span><text:span text:style-name="T2">,</text:span><text:span text:style-name="T3">%</text:span><text:span text:style-name="T2">,0)) </text:span><text:span text:style-name="T4">S</text:span><text:span text:style-name="T2">:</text:span><text:span text:style-name="T3">% </text:span><text:span text:style-name="T4">$P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40,</text:span><text:span text:style-name="T3">J</text:span><text:span text:style-name="T2">,0),</text:span><text:span text:style-name="T3">U</text:span><text:span text:style-name="T2">,2)=</text:span><text:span text:style-name="T3">% </text:span><text:span text:style-name="T4">D </text:span><text:span text:style-name="T5">B1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IT3</text:p>
          </table:table-cell>
          <table:table-cell table:style-name="ce5" office:value-type="float" office:value="55" calcext:value-type="float">
            <text:p>55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ST(.404,</text:p>
          </table:table-cell>
          <table:table-cell table:style-name="ce9" office:value-type="string" calcext:value-type="string">
            <text:p>BLOCK</text:p>
          </table:table-cell>
          <table:table-cell table:style-name="ce12" office:value-type="string" calcext:value-type="string">
            <text:p>BLK <text:span text:style-name="T1">F </text:span><text:span text:style-name="T3">J</text:span><text:span text:style-name="T2">=0:0 </text:span><text:span text:style-name="T4">S </text:span><text:span text:style-name="T3">J</text:span><text:span text:style-name="T2">=</text:span><text:span text:style-name="T4">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40,</text:span><text:span text:style-name="T3">J</text:span><text:span text:style-name="T2">)) </text:span><text:span text:style-name="T4">Q</text:span><text:span text:style-name="T2">:'</text:span><text:span text:style-name="T3">J  </text:span><text:span text:style-name="T4">I $D</text:span><text:span text:style-name="T2">(^(</text:span><text:span text:style-name="T3">J</text:span><text:span text:style-name="T2">,0)) </text:span><text:span text:style-name="T4">S </text:span><text:span text:style-name="T3">%</text:span><text:span text:style-name="T2">=</text:span><text:span text:style-name="T4">$P</text:span><text:span text:style-name="T2">(^(0),</text:span><text:span text:style-name="T3">U</text:span><text:span text:style-name="T2">,2) </text:span><text:span text:style-name="T4">S</text:span><text:span text:style-name="T2">:</text:span><text:span text:style-name="T3">%</text:span><text:span text:style-name="T2">]</text:span><text:span text:style-name="T6">"" </text:span><text:span text:style-name="T3">%</text:span><text:span text:style-name="T2">=</text:span><text:span text:style-name="T4">$O</text:span><text:span text:style-name="T2">(^DIST(.404,</text:span><text:span text:style-name="T6">"B"</text:span><text:span text:style-name="T2">,</text:span><text:span text:style-name="T3">%</text:span><text:span text:style-name="T2">,0)) </text:span><text:span text:style-name="T4">S</text:span><text:span text:style-name="T2">:</text:span><text:span text:style-name="T3">% </text:span><text:span text:style-name="T4">$P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40,</text:span><text:span text:style-name="T3">J</text:span><text:span text:style-name="T2">,0),</text:span><text:span text:style-name="T3">U</text:span><text:span text:style-name="T2">,2)=</text:span><text:span text:style-name="T3">% </text:span><text:span text:style-name="T4">D </text:span><text:span text:style-name="T5">B1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3</text:p>
          </table:table-cell>
          <table:table-cell table:style-name="ce5" office:value-type="float" office:value="57" calcext:value-type="float">
            <text:p>57</text:p>
          </table:table-cell>
          <table:table-cell table:style-name="ce2" office:value-type="string" calcext:value-type="string">
            <text:p>$ORDER</text:p>
          </table:table-cell>
          <table:table-cell table:style-name="ce9" office:value-type="string" calcext:value-type="string">
            <text:p>^DIST(.404,</text:p>
          </table:table-cell>
          <table:table-cell table:style-name="ce9" office:value-type="string" calcext:value-type="string">
            <text:p>BLOCK</text:p>
          </table:table-cell>
          <table:table-cell table:style-name="ce12" office:value-type="string" calcext:value-type="string">
            <text:p>B1 <text:span text:style-name="T1">F </text:span><text:span text:style-name="T3">L</text:span><text:span text:style-name="T2">=0:0 </text:span><text:span text:style-name="T4">S </text:span><text:span text:style-name="T3">L</text:span><text:span text:style-name="T2">=</text:span><text:span text:style-name="T4">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40,</text:span><text:span text:style-name="T3">J</text:span><text:span text:style-name="T2">,40,</text:span><text:span text:style-name="T3">L</text:span><text:span text:style-name="T2">)) </text:span><text:span text:style-name="T4">Q</text:span><text:span text:style-name="T2">:'</text:span><text:span text:style-name="T3">L  </text:span><text:span text:style-name="T4">S </text:span><text:span text:style-name="T3">A0</text:span><text:span text:style-name="T2">=</text:span><text:span text:style-name="T4">$G</text:span><text:span text:style-name="T2">(^(</text:span><text:span text:style-name="T3">L</text:span><text:span text:style-name="T2">,0)),</text:span><text:span text:style-name="T3">%</text:span><text:span text:style-name="T2">=</text:span><text:span text:style-name="T4">$P</text:span><text:span text:style-name="T2">(</text:span><text:span text:style-name="T3">A0</text:span><text:span text:style-name="T2">,</text:span><text:span text:style-name="T3">U</text:span><text:span text:style-name="T2">) </text:span><text:span text:style-name="T4">I </text:span><text:span text:style-name="T3">%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DIST(.404,</text:span><text:span text:style-name="T6">"B"</text:span><text:span text:style-name="T2">,</text:span><text:span text:style-name="T3">%</text:span><text:span text:style-name="T2">,0)) </text:span><text:span text:style-name="T4">I </text:span><text:span text:style-name="T3">% </text:span><text:span text:style-name="T4">S $P</text:span><text:span text:style-name="T2">(</text:span><text:span text:style-name="T3">A0</text:span><text:span text:style-name="T2">,</text:span><text:span text:style-name="T3">U</text:span><text:span text:style-name="T2">)=</text:span><text:span text:style-name="T3">%</text:span><text:span text:style-name="T2">,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40,</text:span><text:span text:style-name="T3">J</text:span><text:span text:style-name="T2">,</text:span><text:span text:style-name="T6">"BLK"</text:span><text:span text:style-name="T2">,</text:span><text:span text:style-name="T3">%</text:span><text:span text:style-name="T2">,0)=</text:span><text:span text:style-name="T3">A0 </text:span><text:span text:style-name="T4">D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3</text:p>
          </table:table-cell>
          <table:table-cell table:style-name="ce5" office:value-type="float" office:value="57" calcext:value-type="float">
            <text:p>57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ST(.404,</text:p>
          </table:table-cell>
          <table:table-cell table:style-name="ce9" office:value-type="string" calcext:value-type="string">
            <text:p>BLOCK</text:p>
          </table:table-cell>
          <table:table-cell table:style-name="ce12" office:value-type="string" calcext:value-type="string">
            <text:p>B1 <text:span text:style-name="T1">F </text:span><text:span text:style-name="T3">L</text:span><text:span text:style-name="T2">=0:0 </text:span><text:span text:style-name="T4">S </text:span><text:span text:style-name="T3">L</text:span><text:span text:style-name="T2">=</text:span><text:span text:style-name="T4">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40,</text:span><text:span text:style-name="T3">J</text:span><text:span text:style-name="T2">,40,</text:span><text:span text:style-name="T3">L</text:span><text:span text:style-name="T2">)) </text:span><text:span text:style-name="T4">Q</text:span><text:span text:style-name="T2">:'</text:span><text:span text:style-name="T3">L  </text:span><text:span text:style-name="T4">S </text:span><text:span text:style-name="T3">A0</text:span><text:span text:style-name="T2">=</text:span><text:span text:style-name="T4">$G</text:span><text:span text:style-name="T2">(^(</text:span><text:span text:style-name="T3">L</text:span><text:span text:style-name="T2">,0)),</text:span><text:span text:style-name="T3">%</text:span><text:span text:style-name="T2">=</text:span><text:span text:style-name="T4">$P</text:span><text:span text:style-name="T2">(</text:span><text:span text:style-name="T3">A0</text:span><text:span text:style-name="T2">,</text:span><text:span text:style-name="T3">U</text:span><text:span text:style-name="T2">) </text:span><text:span text:style-name="T4">I </text:span><text:span text:style-name="T3">%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DIST(.404,</text:span><text:span text:style-name="T6">"B"</text:span><text:span text:style-name="T2">,</text:span><text:span text:style-name="T3">%</text:span><text:span text:style-name="T2">,0)) </text:span><text:span text:style-name="T4">I </text:span><text:span text:style-name="T3">% </text:span><text:span text:style-name="T4">S $P</text:span><text:span text:style-name="T2">(</text:span><text:span text:style-name="T3">A0</text:span><text:span text:style-name="T2">,</text:span><text:span text:style-name="T3">U</text:span><text:span text:style-name="T2">)=</text:span><text:span text:style-name="T3">%</text:span><text:span text:style-name="T2">,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40,</text:span><text:span text:style-name="T3">J</text:span><text:span text:style-name="T2">,</text:span><text:span text:style-name="T6">"BLK"</text:span><text:span text:style-name="T2">,</text:span><text:span text:style-name="T3">%</text:span><text:span text:style-name="T2">,0)=</text:span><text:span text:style-name="T3">A0 </text:span><text:span text:style-name="T4">D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59" calcext:value-type="float">
            <text:p>59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ST(.404,</text:p>
          </table:table-cell>
          <table:table-cell table:style-name="ce9" office:value-type="string" calcext:value-type="string">
            <text:p>BLOCK</text:p>
          </table:table-cell>
          <table:table-cell table:style-name="ce11" office:value-type="string" calcext:value-type="string">
            <text:p> .<text:span text:style-name="T1">F  S </text:span><text:span text:style-name="T3">X</text:span><text:span text:style-name="T2">=</text:span><text:span text:style-name="T4">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40,</text:span><text:span text:style-name="T3">J</text:span><text:span text:style-name="T2">,40,</text:span><text:span text:style-name="T3">L</text:span><text:span text:style-name="T2">,</text:span><text:span text:style-name="T3">X</text:span><text:span text:style-name="T2">)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2">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40,</text:span><text:span text:style-name="T3">J</text:span><text:span text:style-name="T2">,</text:span><text:span text:style-name="T6">"BLK"</text:span><text:span text:style-name="T2">,</text:span><text:span text:style-name="T3">%</text:span><text:span text:style-name="T2">,</text:span><text:span text:style-name="T3">X</text:span><text:span text:style-name="T2">)=^(</text:span><text:span text:style-name="T3">X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62" calcext:value-type="float">
            <text:p>62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ST(.404,</text:p>
          </table:table-cell>
          <table:table-cell table:style-name="ce9" office:value-type="string" calcext:value-type="string">
            <text:p>BLOCK</text:p>
          </table:table-cell>
          <table:table-cell table:style-name="ce11" office:value-type="string" calcext:value-type="string">
            <text:p> <text:span text:style-name="T1">F </text:span><text:span text:style-name="T3">L</text:span><text:span text:style-name="T2">=0:0 </text:span><text:span text:style-name="T4">S </text:span><text:span text:style-name="T3">L</text:span><text:span text:style-name="T2">=</text:span><text:span text:style-name="T4">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40,</text:span><text:span text:style-name="T3">J</text:span><text:span text:style-name="T2">,</text:span><text:span text:style-name="T6">"BLK"</text:span><text:span text:style-name="T2">,</text:span><text:span text:style-name="T3">L</text:span><text:span text:style-name="T2">)) </text:span><text:span text:style-name="T4">Q</text:span><text:span text:style-name="T2">:'</text:span><text:span text:style-name="T3">L  </text:span><text:span text:style-name="T4">S </text:span><text:span text:style-name="T2">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40,</text:span><text:span text:style-name="T3">J</text:span><text:span text:style-name="T2">,40,</text:span><text:span text:style-name="T3">L</text:span><text:span text:style-name="T2">,0)=^(</text:span><text:span text:style-name="T3">L</text:span><text:span text:style-name="T2">,0),</text:span><text:span text:style-name="T3">A1</text:span><text:span text:style-name="T2">=</text:span><text:span text:style-name="T3">L</text:span><text:span text:style-name="T2">,</text:span><text:span text:style-name="T3">A2</text:span><text:span text:style-name="T2">=</text:span><text:span text:style-name="T3">A2</text:span><text:span text:style-name="T2">+1 </text:span><text:span text:style-name="T4">D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64" calcext:value-type="float">
            <text:p>64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DIST(.404,</text:p>
          </table:table-cell>
          <table:table-cell table:style-name="ce9" office:value-type="string" calcext:value-type="string">
            <text:p>BLOCK</text:p>
          </table:table-cell>
          <table:table-cell table:style-name="ce11" office:value-type="string" calcext:value-type="string">
            <text:p> .<text:span text:style-name="T1">F  S </text:span><text:span text:style-name="T3">X</text:span><text:span text:style-name="T2">=</text:span><text:span text:style-name="T4">$O</text:span><text:span text:style-name="T2">(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40,</text:span><text:span text:style-name="T3">J</text:span><text:span text:style-name="T2">,</text:span><text:span text:style-name="T6">"BLK"</text:span><text:span text:style-name="T2">,</text:span><text:span text:style-name="T3">L</text:span><text:span text:style-name="T2">,</text:span><text:span text:style-name="T3">X</text:span><text:span text:style-name="T2">)) </text:span><text:span text:style-name="T4">Q</text:span><text:span text:style-name="T2">:</text:span><text:span text:style-name="T3">X</text:span><text:span text:style-name="T2">=</text:span><text:span text:style-name="T6">""  </text:span><text:span text:style-name="T4">S </text:span><text:span text:style-name="T2">^UTILITY(</text:span><text:span text:style-name="T3">U</text:span><text:span text:style-name="T2">,</text:span><text:span text:style-name="T4">$J</text:span><text:span text:style-name="T2">,</text:span><text:span text:style-name="T3">N</text:span><text:span text:style-name="T2">,</text:span><text:span text:style-name="T3">R</text:span><text:span text:style-name="T2">,40,</text:span><text:span text:style-name="T3">J</text:span><text:span text:style-name="T2">,40,</text:span><text:span text:style-name="T3">L</text:span><text:span text:style-name="T2">,</text:span><text:span text:style-name="T3">X</text:span><text:span text:style-name="T2">)=^(</text:span><text:span text:style-name="T3">X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69" calcext:value-type="float">
            <text:p>69</text:p>
          </table:table-cell>
          <table:table-cell table:style-name="ce2" office:value-type="string" calcext:value-type="string">
            <text:p>$ORDER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S </text:span><text:span text:style-name="T3">X</text:span><text:span text:style-name="T2">=0 </text:span><text:span text:style-name="T4">F  S </text:span><text:span text:style-name="T3">X</text:span><text:span text:style-name="T2">=</text:span><text:span text:style-name="T4">$O</text:span><text:span text:style-name="T2">(^DIC(19,</text:span><text:span text:style-name="T3">D0</text:span><text:span text:style-name="T2">,10,</text:span><text:span text:style-name="T6">"B"</text:span><text:span text:style-name="T2">,</text:span><text:span text:style-name="T3">X</text:span><text:span text:style-name="T2">)) </text:span><text:span text:style-name="T4">Q</text:span><text:span text:style-name="T2">:</text:span><text:span text:style-name="T3">X</text:span><text:span text:style-name="T2">'&gt;0  </text:span><text:span text:style-name="T4">S </text:span><text:span text:style-name="T3">D1</text:span><text:span text:style-name="T2">=0 </text:span><text:span text:style-name="T4">F  S </text:span><text:span text:style-name="T3">D1</text:span><text:span text:style-name="T2">=</text:span><text:span text:style-name="T4">$O</text:span><text:span text:style-name="T2">(^DIC(19,</text:span><text:span text:style-name="T3">D0</text:span><text:span text:style-name="T2">,10,</text:span><text:span text:style-name="T6">"B"</text:span><text:span text:style-name="T2">,</text:span><text:span text:style-name="T3">X</text:span><text:span text:style-name="T2">,</text:span><text:span text:style-name="T3">D1</text:span><text:span text:style-name="T2">)) </text:span><text:span text:style-name="T4">Q</text:span><text:span text:style-name="T2">:</text:span><text:span text:style-name="T3">D1</text:span><text:span text:style-name="T2">'&gt;0  </text:span><text:span text:style-name="T4">K </text:span><text:span text:style-name="T2">^DIC(19,</text:span><text:span text:style-name="T6">"AD"</text:span><text:span text:style-name="T2">,</text:span><text:span text:style-name="T3">X</text:span><text:span text:style-name="T2">,</text:span><text:span text:style-name="T3">D0</text:span><text:span text:style-name="T2">,</text:span><text:span text:style-name="T3">D1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NIT3</text:p>
          </table:table-cell>
          <table:table-cell table:style-name="ce5" office:value-type="float" office:value="69" calcext:value-type="float">
            <text:p>69</text:p>
          </table:table-cell>
          <table:table-cell table:style-name="ce2" office:value-type="string" calcext:value-type="string">
            <text:p>KILL</text:p>
          </table:table-cell>
          <table:table-cell table:style-name="ce9" office:value-type="string" calcext:value-type="string">
            <text:p>^DIC(19,</text:p>
          </table:table-cell>
          <table:table-cell table:style-name="ce9" office:value-type="string" calcext:value-type="string">
            <text:p>OPTION</text:p>
          </table:table-cell>
          <table:table-cell table:style-name="ce11" office:value-type="string" calcext:value-type="string">
            <text:p> <text:span text:style-name="T1">S </text:span><text:span text:style-name="T3">X</text:span><text:span text:style-name="T2">=0 </text:span><text:span text:style-name="T4">F  S </text:span><text:span text:style-name="T3">X</text:span><text:span text:style-name="T2">=</text:span><text:span text:style-name="T4">$O</text:span><text:span text:style-name="T2">(^DIC(19,</text:span><text:span text:style-name="T3">D0</text:span><text:span text:style-name="T2">,10,</text:span><text:span text:style-name="T6">"B"</text:span><text:span text:style-name="T2">,</text:span><text:span text:style-name="T3">X</text:span><text:span text:style-name="T2">)) </text:span><text:span text:style-name="T4">Q</text:span><text:span text:style-name="T2">:</text:span><text:span text:style-name="T3">X</text:span><text:span text:style-name="T2">'&gt;0  </text:span><text:span text:style-name="T4">S </text:span><text:span text:style-name="T3">D1</text:span><text:span text:style-name="T2">=0 </text:span><text:span text:style-name="T4">F  S </text:span><text:span text:style-name="T3">D1</text:span><text:span text:style-name="T2">=</text:span><text:span text:style-name="T4">$O</text:span><text:span text:style-name="T2">(^DIC(19,</text:span><text:span text:style-name="T3">D0</text:span><text:span text:style-name="T2">,10,</text:span><text:span text:style-name="T6">"B"</text:span><text:span text:style-name="T2">,</text:span><text:span text:style-name="T3">X</text:span><text:span text:style-name="T2">,</text:span><text:span text:style-name="T3">D1</text:span><text:span text:style-name="T2">)) </text:span><text:span text:style-name="T4">Q</text:span><text:span text:style-name="T2">:</text:span><text:span text:style-name="T3">D1</text:span><text:span text:style-name="T2">'&gt;0  </text:span><text:span text:style-name="T4">K </text:span><text:span text:style-name="T2">^DIC(19,</text:span><text:span text:style-name="T6">"AD"</text:span><text:span text:style-name="T2">,</text:span><text:span text:style-name="T3">X</text:span><text:span text:style-name="T2">,</text:span><text:span text:style-name="T3">D0</text:span><text:span text:style-name="T2">,</text:span><text:span text:style-name="T3">D1</text:span><text:span text:style-name="T2">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3" table:content-validation-name="val1" office:value-type="float" office:value="1" calcext:value-type="float">
            <text:p>1</text:p>
          </table:table-cell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ible change to DIK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4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2" office:value-type="string" calcext:value-type="string">
            <text:p>EN <text:span text:style-name="T1">S </text:span><text:span text:style-name="T3">DA</text:span><text:span text:style-name="T2">(1)=1,</text:span><text:span text:style-name="T3">DIK</text:span><text:span text:style-name="T2">=</text:span><text:span text:style-name="T6">"^ORD(100.99,1,5," </text:span><text:span text:style-name="T4">I $D</text:span><text:span text:style-name="T2">(^ORD(100.99,1,5,</text:span><text:span text:style-name="T3">DA</text:span><text:span text:style-name="T2">)) </text:span><text:span text:style-name="T4">D </text:span><text:span text:style-name="T2">^DIK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4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S</text:span><text:span text:style-name="T2">:'</text:span><text:span text:style-name="T4">$D</text:span><text:span text:style-name="T2">(^ORD(100.99,1,5,0)) ^(0)=</text:span><text:span text:style-name="T6">"^100.995P^^" </text:span><text:span text:style-name="T4">S $P</text:span><text:span text:style-name="T2">(^(0),</text:span><text:span text:style-name="T3">U</text:span><text:span text:style-name="T2">,3,4)=</text:span><text:span text:style-name="T3">DA</text:span><text:span text:style-name="T2">_</text:span><text:span text:style-name="T3">U</text:span><text:span text:style-name="T2">_(</text:span><text:span text:style-name="T4">$P</text:span><text:span text:style-name="T2">(^(0),</text:span><text:span text:style-name="T3">U</text:span><text:span text:style-name="T2">,4)+1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4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CONDITIONAL SET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S</text:span><text:span text:style-name="T2">:'</text:span><text:span text:style-name="T4">$D</text:span><text:span text:style-name="T2">(^ORD(100.99,1,5,0)) ^(0)=</text:span><text:span text:style-name="T6">"^100.995P^^" </text:span><text:span text:style-name="T4">S $P</text:span><text:span text:style-name="T2">(^(0),</text:span><text:span text:style-name="T3">U</text:span><text:span text:style-name="T2">,3,4)=</text:span><text:span text:style-name="T3">DA</text:span><text:span text:style-name="T2">_</text:span><text:span text:style-name="T3">U</text:span><text:span text:style-name="T2">_(</text:span><text:span text:style-name="T4">$P</text:span><text:span text:style-name="T2">(^(0),</text:span><text:span text:style-name="T3">U</text:span><text:span text:style-name="T2">,4)+1)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4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S</text:span><text:span text:style-name="T2">:'</text:span><text:span text:style-name="T4">$D</text:span><text:span text:style-name="T2">(^ORD(100.99,1,5,0)) ^(0)=</text:span><text:span text:style-name="T6">"^100.995P^^" </text:span><text:span text:style-name="T4">S $P</text:span><text:span text:style-name="T2">(^(0),</text:span><text:span text:style-name="T3">U</text:span><text:span text:style-name="T2">,3,4)=</text:span><text:span text:style-name="T3">DA</text:span><text:span text:style-name="T2">_</text:span><text:span text:style-name="T3">U</text:span><text:span text:style-name="T2">_(</text:span><text:span text:style-name="T4">$P</text:span><text:span text:style-name="T2">(^(0),</text:span><text:span text:style-name="T3">U</text:span><text:span text:style-name="T2">,4)+1)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4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D </text:span><text:span text:style-name="T5">%XY</text:span><text:span text:style-name="T2">^%RCR </text:span><text:span text:style-name="T4">S $P</text:span><text:span text:style-name="T2">(^ORD(100.99,1,5,</text:span><text:span text:style-name="T3">DA</text:span><text:span text:style-name="T2">,0),</text:span><text:span text:style-name="T3">U</text:span><text:span text:style-name="T2">)=</text:span><text:span text:style-name="T3">DA</text:span><text:span text:style-name="T2">,</text:span><text:span text:style-name="T3">%</text:span><text:span text:style-name="T2">=</text:span><text:span text:style-name="T4">$P</text:span><text:span text:style-name="T2">(^(0),</text:span><text:span text:style-name="T3">U</text:span><text:span text:style-name="T2">,4)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4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D </text:span><text:span text:style-name="T5">%XY</text:span><text:span text:style-name="T2">^%RCR </text:span><text:span text:style-name="T4">S $P</text:span><text:span text:style-name="T2">(^ORD(100.99,1,5,</text:span><text:span text:style-name="T3">DA</text:span><text:span text:style-name="T2">,0),</text:span><text:span text:style-name="T3">U</text:span><text:span text:style-name="T2">)=</text:span><text:span text:style-name="T3">DA</text:span><text:span text:style-name="T2">,</text:span><text:span text:style-name="T3">%</text:span><text:span text:style-name="T2">=</text:span><text:span text:style-name="T4">$P</text:span><text:span text:style-name="T2">(^(0),</text:span><text:span text:style-name="T3">U</text:span><text:span text:style-name="T2">,4)</text:span></text:p>
          </table:table-cell>
          <table:table-cell table:number-columns-repeated="3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  <text:p>Poss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4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SET PIECE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D </text:span><text:span text:style-name="T5">%XY</text:span><text:span text:style-name="T2">^%RCR </text:span><text:span text:style-name="T4">S $P</text:span><text:span text:style-name="T2">(^ORD(100.99,1,5,</text:span><text:span text:style-name="T3">DA</text:span><text:span text:style-name="T2">,0),</text:span><text:span text:style-name="T3">U</text:span><text:span text:style-name="T2">)=</text:span><text:span text:style-name="T3">DA</text:span><text:span text:style-name="T2">,</text:span><text:span text:style-name="T3">%</text:span><text:span text:style-name="T2">=</text:span><text:span text:style-name="T4">$P</text:span><text:span text:style-name="T2">(^(0),</text:span><text:span text:style-name="T3">U</text:span><text:span text:style-name="T2">,4)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4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$ORDER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I </text:span><text:span text:style-name="T3">%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ORD(100.98,</text:span><text:span text:style-name="T6">"B"</text:span><text:span text:style-name="T2">,</text:span><text:span text:style-name="T3">%</text:span><text:span text:style-name="T2">,0)) </text:span><text:span text:style-name="T4">I </text:span><text:span text:style-name="T3">%</text:span><text:span text:style-name="T2">&gt;0 </text:span><text:span text:style-name="T4">S $P</text:span><text:span text:style-name="T2">(^ORD(100.99,1,5,</text:span><text:span text:style-name="T3">DA</text:span><text:span text:style-name="T2">,0),</text:span><text:span text:style-name="T3">U</text:span><text:span text:style-name="T2">,4)=</text:span><text:span text:style-name="T3">%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4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I </text:span><text:span text:style-name="T3">%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ORD(100.98,</text:span><text:span text:style-name="T6">"B"</text:span><text:span text:style-name="T2">,</text:span><text:span text:style-name="T3">%</text:span><text:span text:style-name="T2">,0)) </text:span><text:span text:style-name="T4">I </text:span><text:span text:style-name="T3">%</text:span><text:span text:style-name="T2">&gt;0 </text:span><text:span text:style-name="T4">S $P</text:span><text:span text:style-name="T2">(^ORD(100.99,1,5,</text:span><text:span text:style-name="T3">DA</text:span><text:span text:style-name="T2">,0),</text:span><text:span text:style-name="T3">U</text:span><text:span text:style-name="T2">,4)=</text:span><text:span text:style-name="T3">%</text:span></text:p>
          </table:table-cell>
          <table:table-cell table:number-columns-repeated="3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  <text:p>Poss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4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SET PIECE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I </text:span><text:span text:style-name="T3">%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ORD(100.98,</text:span><text:span text:style-name="T6">"B"</text:span><text:span text:style-name="T2">,</text:span><text:span text:style-name="T3">%</text:span><text:span text:style-name="T2">,0)) </text:span><text:span text:style-name="T4">I </text:span><text:span text:style-name="T3">%</text:span><text:span text:style-name="T2">&gt;0 </text:span><text:span text:style-name="T4">S $P</text:span><text:span text:style-name="T2">(^ORD(100.99,1,5,</text:span><text:span text:style-name="T3">DA</text:span><text:span text:style-name="T2">,0),</text:span><text:span text:style-name="T3">U</text:span><text:span text:style-name="T2">,4)=</text:span><text:span text:style-name="T3">%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4</text:p>
          </table:table-cell>
          <table:table-cell table:style-name="ce5" office:value-type="float" office:value="14" calcext:value-type="float">
            <text:p>14</text:p>
          </table:table-cell>
          <table:table-cell table:style-name="ce2" office:value-type="string" calcext:value-type="string">
            <text:p>$ORDER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F  S </text:span><text:span text:style-name="T3">N</text:span><text:span text:style-name="T2">=</text:span><text:span text:style-name="T4">$O</text:span><text:span text:style-name="T2">(^ORD(100.99,1,5,</text:span><text:span text:style-name="T3">DA</text:span><text:span text:style-name="T2">,1,</text:span><text:span text:style-name="T3">N</text:span><text:span text:style-name="T2">)) </text:span><text:span text:style-name="T4">Q</text:span><text:span text:style-name="T2">:'</text:span><text:span text:style-name="T3">N  </text:span><text:span text:style-name="T4">S </text:span><text:span text:style-name="T3">X</text:span><text:span text:style-name="T2">=</text:span><text:span text:style-name="T4">$P</text:span><text:span text:style-name="T2">(^(</text:span><text:span text:style-name="T3">N</text:span><text:span text:style-name="T2">,0),</text:span><text:span text:style-name="T3">U</text:span><text:span text:style-name="T2">) </text:span><text:span text:style-name="T4">I </text:span><text:span text:style-name="T3">X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ORD(101,</text:span><text:span text:style-name="T6">"B"</text:span><text:span text:style-name="T2">,</text:span><text:span text:style-name="T3">X</text:span><text:span text:style-name="T2">,0)) </text:span><text:span text:style-name="T4">D</text:span><text:span text:style-name="T2">:'</text:span><text:span text:style-name="T3">% </text:span><text:span text:style-name="T5">ADDP </text:span><text:span text:style-name="T4">S</text:span><text:span text:style-name="T2">:</text:span><text:span text:style-name="T3">% </text:span><text:span text:style-name="T2">^ORD(100.99,1,5,</text:span><text:span text:style-name="T3">DA</text:span><text:span text:style-name="T2">,1,</text:span><text:span text:style-name="T3">N</text:span><text:span text:style-name="T2">,0)=</text:span><text:span text:style-name="T3">% </text:span><text:span text:style-name="T4">S </text:span><text:span text:style-name="T3">X</text:span><text:span text:style-name="T2">=</text:span><text:span text:style-name="T3">N</text:span><text:span text:style-name="T2">,</text:span><text:span text:style-name="T3">I</text:span><text:span text:style-name="T2">=</text:span><text:span text:style-name="T3">I</text:span><text:span text:style-name="T2">+1,(</text:span><text:span text:style-name="T3">R</text:span><text:span text:style-name="T2">,</text:span><text:span text:style-name="T3">J</text:span><text:span text:style-name="T2">)=0,</text:span><text:span text:style-name="T3">Y</text:span><text:span text:style-name="T2">=</text:span><text:span text:style-name="T6">"" </text:span><text:span text:style-name="T4">D </text:span><text:span text:style-name="T5">OR1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4</text:p>
          </table:table-cell>
          <table:table-cell table:style-name="ce5" office:value-type="float" office:value="14" calcext:value-type="float">
            <text:p>14</text:p>
          </table:table-cell>
          <table:table-cell table:style-name="ce2" office:value-type="string" calcext:value-type="string">
            <text:p>CONDITIONAL SET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F  S </text:span><text:span text:style-name="T3">N</text:span><text:span text:style-name="T2">=</text:span><text:span text:style-name="T4">$O</text:span><text:span text:style-name="T2">(^ORD(100.99,1,5,</text:span><text:span text:style-name="T3">DA</text:span><text:span text:style-name="T2">,1,</text:span><text:span text:style-name="T3">N</text:span><text:span text:style-name="T2">)) </text:span><text:span text:style-name="T4">Q</text:span><text:span text:style-name="T2">:'</text:span><text:span text:style-name="T3">N  </text:span><text:span text:style-name="T4">S </text:span><text:span text:style-name="T3">X</text:span><text:span text:style-name="T2">=</text:span><text:span text:style-name="T4">$P</text:span><text:span text:style-name="T2">(^(</text:span><text:span text:style-name="T3">N</text:span><text:span text:style-name="T2">,0),</text:span><text:span text:style-name="T3">U</text:span><text:span text:style-name="T2">) </text:span><text:span text:style-name="T4">I </text:span><text:span text:style-name="T3">X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ORD(101,</text:span><text:span text:style-name="T6">"B"</text:span><text:span text:style-name="T2">,</text:span><text:span text:style-name="T3">X</text:span><text:span text:style-name="T2">,0)) </text:span><text:span text:style-name="T4">D</text:span><text:span text:style-name="T2">:'</text:span><text:span text:style-name="T3">% </text:span><text:span text:style-name="T5">ADDP </text:span><text:span text:style-name="T4">S</text:span><text:span text:style-name="T2">:</text:span><text:span text:style-name="T3">% </text:span><text:span text:style-name="T2">^ORD(100.99,1,5,</text:span><text:span text:style-name="T3">DA</text:span><text:span text:style-name="T2">,1,</text:span><text:span text:style-name="T3">N</text:span><text:span text:style-name="T2">,0)=</text:span><text:span text:style-name="T3">% </text:span><text:span text:style-name="T4">S </text:span><text:span text:style-name="T3">X</text:span><text:span text:style-name="T2">=</text:span><text:span text:style-name="T3">N</text:span><text:span text:style-name="T2">,</text:span><text:span text:style-name="T3">I</text:span><text:span text:style-name="T2">=</text:span><text:span text:style-name="T3">I</text:span><text:span text:style-name="T2">+1,(</text:span><text:span text:style-name="T3">R</text:span><text:span text:style-name="T2">,</text:span><text:span text:style-name="T3">J</text:span><text:span text:style-name="T2">)=0,</text:span><text:span text:style-name="T3">Y</text:span><text:span text:style-name="T2">=</text:span><text:span text:style-name="T6">"" </text:span><text:span text:style-name="T4">D </text:span><text:span text:style-name="T5">OR1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4</text:p>
          </table:table-cell>
          <table:table-cell table:style-name="ce5" office:value-type="float" office:value="14" calcext:value-type="float">
            <text:p>14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F  S </text:span><text:span text:style-name="T3">N</text:span><text:span text:style-name="T2">=</text:span><text:span text:style-name="T4">$O</text:span><text:span text:style-name="T2">(^ORD(100.99,1,5,</text:span><text:span text:style-name="T3">DA</text:span><text:span text:style-name="T2">,1,</text:span><text:span text:style-name="T3">N</text:span><text:span text:style-name="T2">)) </text:span><text:span text:style-name="T4">Q</text:span><text:span text:style-name="T2">:'</text:span><text:span text:style-name="T3">N  </text:span><text:span text:style-name="T4">S </text:span><text:span text:style-name="T3">X</text:span><text:span text:style-name="T2">=</text:span><text:span text:style-name="T4">$P</text:span><text:span text:style-name="T2">(^(</text:span><text:span text:style-name="T3">N</text:span><text:span text:style-name="T2">,0),</text:span><text:span text:style-name="T3">U</text:span><text:span text:style-name="T2">) </text:span><text:span text:style-name="T4">I </text:span><text:span text:style-name="T3">X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ORD(101,</text:span><text:span text:style-name="T6">"B"</text:span><text:span text:style-name="T2">,</text:span><text:span text:style-name="T3">X</text:span><text:span text:style-name="T2">,0)) </text:span><text:span text:style-name="T4">D</text:span><text:span text:style-name="T2">:'</text:span><text:span text:style-name="T3">% </text:span><text:span text:style-name="T5">ADDP </text:span><text:span text:style-name="T4">S</text:span><text:span text:style-name="T2">:</text:span><text:span text:style-name="T3">% </text:span><text:span text:style-name="T2">^ORD(100.99,1,5,</text:span><text:span text:style-name="T3">DA</text:span><text:span text:style-name="T2">,1,</text:span><text:span text:style-name="T3">N</text:span><text:span text:style-name="T2">,0)=</text:span><text:span text:style-name="T3">% </text:span><text:span text:style-name="T4">S </text:span><text:span text:style-name="T3">X</text:span><text:span text:style-name="T2">=</text:span><text:span text:style-name="T3">N</text:span><text:span text:style-name="T2">,</text:span><text:span text:style-name="T3">I</text:span><text:span text:style-name="T2">=</text:span><text:span text:style-name="T3">I</text:span><text:span text:style-name="T2">+1,(</text:span><text:span text:style-name="T3">R</text:span><text:span text:style-name="T2">,</text:span><text:span text:style-name="T3">J</text:span><text:span text:style-name="T2">)=0,</text:span><text:span text:style-name="T3">Y</text:span><text:span text:style-name="T2">=</text:span><text:span text:style-name="T6">"" </text:span><text:span text:style-name="T4">D </text:span><text:span text:style-name="T5">OR1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4</text:p>
          </table:table-cell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S</text:span><text:span text:style-name="T2">:</text:span><text:span text:style-name="T3">I </text:span><text:span text:style-name="T4">$P</text:span><text:span text:style-name="T2">(^ORD(100.99,1,5,</text:span><text:span text:style-name="T3">DA</text:span><text:span text:style-name="T2">,1,0),</text:span><text:span text:style-name="T3">U</text:span><text:span text:style-name="T2">,3,4)=</text:span><text:span text:style-name="T3">X</text:span><text:span text:style-name="T2">_</text:span><text:span text:style-name="T3">U</text:span><text:span text:style-name="T2">_</text:span><text:span text:style-name="T3">I </text:span><text:span text:style-name="T4">S </text:span><text:span text:style-name="T2">(</text:span><text:span text:style-name="T3">N</text:span><text:span text:style-name="T2">,</text:span><text:span text:style-name="T3">I</text:span><text:span text:style-name="T2">)=0,</text:span><text:span text:style-name="T3">X</text:span><text:span text:style-name="T2">=</text:span><text:span text:style-name="T6">""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IT4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$ORDER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F  S </text:span><text:span text:style-name="T3">N</text:span><text:span text:style-name="T2">=</text:span><text:span text:style-name="T4">$O</text:span><text:span text:style-name="T2">(^ORD(100.99,1,5,</text:span><text:span text:style-name="T3">DA</text:span><text:span text:style-name="T2">,5,</text:span><text:span text:style-name="T3">N</text:span><text:span text:style-name="T2">)) </text:span><text:span text:style-name="T4">Q</text:span><text:span text:style-name="T2">:'</text:span><text:span text:style-name="T3">N  </text:span><text:span text:style-name="T4">S </text:span><text:span text:style-name="T3">X</text:span><text:span text:style-name="T2">=</text:span><text:span text:style-name="T4">$P</text:span><text:span text:style-name="T2">(^(</text:span><text:span text:style-name="T3">N</text:span><text:span text:style-name="T2">,0),</text:span><text:span text:style-name="T3">U</text:span><text:span text:style-name="T2">,3) </text:span><text:span text:style-name="T4">I </text:span><text:span text:style-name="T3">X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ORD(101,</text:span><text:span text:style-name="T6">"B"</text:span><text:span text:style-name="T2">,</text:span><text:span text:style-name="T3">X</text:span><text:span text:style-name="T2">,0)) </text:span><text:span text:style-name="T4">D</text:span><text:span text:style-name="T2">:'</text:span><text:span text:style-name="T3">% </text:span><text:span text:style-name="T5">ADDP </text:span><text:span text:style-name="T4">S</text:span><text:span text:style-name="T2">:</text:span><text:span text:style-name="T3">% </text:span><text:span text:style-name="T4">$P</text:span><text:span text:style-name="T2">(^ORD(100.99,1,5,</text:span><text:span text:style-name="T3">DA</text:span><text:span text:style-name="T2">,5,</text:span><text:span text:style-name="T3">N</text:span><text:span text:style-name="T2">,0),</text:span><text:span text:style-name="T3">U</text:span><text:span text:style-name="T2">,3)=</text:span><text:span text:style-name="T3">% </text:span><text:span text:style-name="T4">S </text:span><text:span text:style-name="T3">X</text:span><text:span text:style-name="T2">=</text:span><text:span text:style-name="T3">N</text:span><text:span text:style-name="T2">,</text:span><text:span text:style-name="T3">I</text:span><text:span text:style-name="T2">=</text:span><text:span text:style-name="T3">I</text:span><text:span text:style-name="T2">+1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IT4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F  S </text:span><text:span text:style-name="T3">N</text:span><text:span text:style-name="T2">=</text:span><text:span text:style-name="T4">$O</text:span><text:span text:style-name="T2">(^ORD(100.99,1,5,</text:span><text:span text:style-name="T3">DA</text:span><text:span text:style-name="T2">,5,</text:span><text:span text:style-name="T3">N</text:span><text:span text:style-name="T2">)) </text:span><text:span text:style-name="T4">Q</text:span><text:span text:style-name="T2">:'</text:span><text:span text:style-name="T3">N  </text:span><text:span text:style-name="T4">S </text:span><text:span text:style-name="T3">X</text:span><text:span text:style-name="T2">=</text:span><text:span text:style-name="T4">$P</text:span><text:span text:style-name="T2">(^(</text:span><text:span text:style-name="T3">N</text:span><text:span text:style-name="T2">,0),</text:span><text:span text:style-name="T3">U</text:span><text:span text:style-name="T2">,3) </text:span><text:span text:style-name="T4">I </text:span><text:span text:style-name="T3">X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ORD(101,</text:span><text:span text:style-name="T6">"B"</text:span><text:span text:style-name="T2">,</text:span><text:span text:style-name="T3">X</text:span><text:span text:style-name="T2">,0)) </text:span><text:span text:style-name="T4">D</text:span><text:span text:style-name="T2">:'</text:span><text:span text:style-name="T3">% </text:span><text:span text:style-name="T5">ADDP </text:span><text:span text:style-name="T4">S</text:span><text:span text:style-name="T2">:</text:span><text:span text:style-name="T3">% </text:span><text:span text:style-name="T4">$P</text:span><text:span text:style-name="T2">(^ORD(100.99,1,5,</text:span><text:span text:style-name="T3">DA</text:span><text:span text:style-name="T2">,5,</text:span><text:span text:style-name="T3">N</text:span><text:span text:style-name="T2">,0),</text:span><text:span text:style-name="T3">U</text:span><text:span text:style-name="T2">,3)=</text:span><text:span text:style-name="T3">% </text:span><text:span text:style-name="T4">S </text:span><text:span text:style-name="T3">X</text:span><text:span text:style-name="T2">=</text:span><text:span text:style-name="T3">N</text:span><text:span text:style-name="T2">,</text:span><text:span text:style-name="T3">I</text:span><text:span text:style-name="T2">=</text:span><text:span text:style-name="T3">I</text:span><text:span text:style-name="T2">+1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NIT4</text:p>
          </table:table-cell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F  S </text:span><text:span text:style-name="T3">N</text:span><text:span text:style-name="T2">=</text:span><text:span text:style-name="T4">$O</text:span><text:span text:style-name="T2">(^ORD(100.99,1,5,</text:span><text:span text:style-name="T3">DA</text:span><text:span text:style-name="T2">,5,</text:span><text:span text:style-name="T3">N</text:span><text:span text:style-name="T2">)) </text:span><text:span text:style-name="T4">Q</text:span><text:span text:style-name="T2">:'</text:span><text:span text:style-name="T3">N  </text:span><text:span text:style-name="T4">S </text:span><text:span text:style-name="T3">X</text:span><text:span text:style-name="T2">=</text:span><text:span text:style-name="T4">$P</text:span><text:span text:style-name="T2">(^(</text:span><text:span text:style-name="T3">N</text:span><text:span text:style-name="T2">,0),</text:span><text:span text:style-name="T3">U</text:span><text:span text:style-name="T2">,3) </text:span><text:span text:style-name="T4">I </text:span><text:span text:style-name="T3">X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ORD(101,</text:span><text:span text:style-name="T6">"B"</text:span><text:span text:style-name="T2">,</text:span><text:span text:style-name="T3">X</text:span><text:span text:style-name="T2">,0)) </text:span><text:span text:style-name="T4">D</text:span><text:span text:style-name="T2">:'</text:span><text:span text:style-name="T3">% </text:span><text:span text:style-name="T5">ADDP </text:span><text:span text:style-name="T4">S</text:span><text:span text:style-name="T2">:</text:span><text:span text:style-name="T3">% </text:span><text:span text:style-name="T4">$P</text:span><text:span text:style-name="T2">(^ORD(100.99,1,5,</text:span><text:span text:style-name="T3">DA</text:span><text:span text:style-name="T2">,5,</text:span><text:span text:style-name="T3">N</text:span><text:span text:style-name="T2">,0),</text:span><text:span text:style-name="T3">U</text:span><text:span text:style-name="T2">,3)=</text:span><text:span text:style-name="T3">% </text:span><text:span text:style-name="T4">S </text:span><text:span text:style-name="T3">X</text:span><text:span text:style-name="T2">=</text:span><text:span text:style-name="T3">N</text:span><text:span text:style-name="T2">,</text:span><text:span text:style-name="T3">I</text:span><text:span text:style-name="T2">=</text:span><text:span text:style-name="T3">I</text:span><text:span text:style-name="T2">+1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4</text:p>
          </table:table-cell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S</text:span><text:span text:style-name="T2">:</text:span><text:span text:style-name="T3">I </text:span><text:span text:style-name="T4">$P</text:span><text:span text:style-name="T2">(^ORD(100.99,1,5,</text:span><text:span text:style-name="T3">DA</text:span><text:span text:style-name="T2">,5,0),</text:span><text:span text:style-name="T3">U</text:span><text:span text:style-name="T2">,3,4)=</text:span><text:span text:style-name="T3">X</text:span><text:span text:style-name="T2">_</text:span><text:span text:style-name="T3">U</text:span><text:span text:style-name="T2">_</text:span><text:span text:style-name="T3">I </text:span><text:span text:style-name="T4">K </text:span><text:span text:style-name="T3">N</text:span><text:span text:style-name="T2">,</text:span><text:span text:style-name="T3">R</text:span><text:span text:style-name="T2">,</text:span><text:span text:style-name="T3">X</text:span><text:span text:style-name="T2">,</text:span><text:span text:style-name="T3">Y</text:span><text:span text:style-name="T2">,</text:span><text:span text:style-name="T3">I</text:span><text:span text:style-name="T2">,</text:span><text:span text:style-name="T3">J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4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$ORDER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2" office:value-type="string" calcext:value-type="string">
            <text:p>OR1 <text:span text:style-name="T1">N </text:span><text:span text:style-name="T3">X </text:span><text:span text:style-name="T4">F  S </text:span><text:span text:style-name="T3">R</text:span><text:span text:style-name="T2">=</text:span><text:span text:style-name="T4">$O</text:span><text:span text:style-name="T2">(^ORD(100.99,1,5,</text:span><text:span text:style-name="T3">DA</text:span><text:span text:style-name="T2">,1,</text:span><text:span text:style-name="T3">N</text:span><text:span text:style-name="T2">,1,</text:span><text:span text:style-name="T3">R</text:span><text:span text:style-name="T2">)) </text:span><text:span text:style-name="T4">Q</text:span><text:span text:style-name="T2">:'</text:span><text:span text:style-name="T3">R  </text:span><text:span text:style-name="T4">S </text:span><text:span text:style-name="T3">X</text:span><text:span text:style-name="T2">=</text:span><text:span text:style-name="T4">$P</text:span><text:span text:style-name="T2">(^(</text:span><text:span text:style-name="T3">R</text:span><text:span text:style-name="T2">,0),</text:span><text:span text:style-name="T3">U</text:span><text:span text:style-name="T2">) </text:span><text:span text:style-name="T4">I </text:span><text:span text:style-name="T3">X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ORD(101,</text:span><text:span text:style-name="T6">"B"</text:span><text:span text:style-name="T2">,</text:span><text:span text:style-name="T3">X</text:span><text:span text:style-name="T2">,0)) </text:span><text:span text:style-name="T4">D</text:span><text:span text:style-name="T2">:'</text:span><text:span text:style-name="T3">% </text:span><text:span text:style-name="T5">ADDP </text:span><text:span text:style-name="T4">S</text:span><text:span text:style-name="T2">:</text:span><text:span text:style-name="T3">% </text:span><text:span text:style-name="T2">^ORD(100.99,1,5,</text:span><text:span text:style-name="T3">DA</text:span><text:span text:style-name="T2">,1,</text:span><text:span text:style-name="T3">N</text:span><text:span text:style-name="T2">,1,</text:span><text:span text:style-name="T3">R</text:span><text:span text:style-name="T2">,0)=</text:span><text:span text:style-name="T3">% </text:span><text:span text:style-name="T4">S </text:span><text:span text:style-name="T3">Y</text:span><text:span text:style-name="T2">=</text:span><text:span text:style-name="T3">R</text:span><text:span text:style-name="T2">,</text:span><text:span text:style-name="T3">J</text:span><text:span text:style-name="T2">=</text:span><text:span text:style-name="T3">J</text:span><text:span text:style-name="T2">+1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4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CONDITIONAL SET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2" office:value-type="string" calcext:value-type="string">
            <text:p>OR1 <text:span text:style-name="T1">N </text:span><text:span text:style-name="T3">X </text:span><text:span text:style-name="T4">F  S </text:span><text:span text:style-name="T3">R</text:span><text:span text:style-name="T2">=</text:span><text:span text:style-name="T4">$O</text:span><text:span text:style-name="T2">(^ORD(100.99,1,5,</text:span><text:span text:style-name="T3">DA</text:span><text:span text:style-name="T2">,1,</text:span><text:span text:style-name="T3">N</text:span><text:span text:style-name="T2">,1,</text:span><text:span text:style-name="T3">R</text:span><text:span text:style-name="T2">)) </text:span><text:span text:style-name="T4">Q</text:span><text:span text:style-name="T2">:'</text:span><text:span text:style-name="T3">R  </text:span><text:span text:style-name="T4">S </text:span><text:span text:style-name="T3">X</text:span><text:span text:style-name="T2">=</text:span><text:span text:style-name="T4">$P</text:span><text:span text:style-name="T2">(^(</text:span><text:span text:style-name="T3">R</text:span><text:span text:style-name="T2">,0),</text:span><text:span text:style-name="T3">U</text:span><text:span text:style-name="T2">) </text:span><text:span text:style-name="T4">I </text:span><text:span text:style-name="T3">X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ORD(101,</text:span><text:span text:style-name="T6">"B"</text:span><text:span text:style-name="T2">,</text:span><text:span text:style-name="T3">X</text:span><text:span text:style-name="T2">,0)) </text:span><text:span text:style-name="T4">D</text:span><text:span text:style-name="T2">:'</text:span><text:span text:style-name="T3">% </text:span><text:span text:style-name="T5">ADDP </text:span><text:span text:style-name="T4">S</text:span><text:span text:style-name="T2">:</text:span><text:span text:style-name="T3">% </text:span><text:span text:style-name="T2">^ORD(100.99,1,5,</text:span><text:span text:style-name="T3">DA</text:span><text:span text:style-name="T2">,1,</text:span><text:span text:style-name="T3">N</text:span><text:span text:style-name="T2">,1,</text:span><text:span text:style-name="T3">R</text:span><text:span text:style-name="T2">,0)=</text:span><text:span text:style-name="T3">% </text:span><text:span text:style-name="T4">S </text:span><text:span text:style-name="T3">Y</text:span><text:span text:style-name="T2">=</text:span><text:span text:style-name="T3">R</text:span><text:span text:style-name="T2">,</text:span><text:span text:style-name="T3">J</text:span><text:span text:style-name="T2">=</text:span><text:span text:style-name="T3">J</text:span><text:span text:style-name="T2">+1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2">
          <table:table-cell table:style-name="ce2" office:value-type="string" calcext:value-type="string">
            <text:p>NLTINIT4</text:p>
          </table:table-cell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NAKED REFERENCE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2" office:value-type="string" calcext:value-type="string">
            <text:p>OR1 <text:span text:style-name="T1">N </text:span><text:span text:style-name="T3">X </text:span><text:span text:style-name="T4">F  S </text:span><text:span text:style-name="T3">R</text:span><text:span text:style-name="T2">=</text:span><text:span text:style-name="T4">$O</text:span><text:span text:style-name="T2">(^ORD(100.99,1,5,</text:span><text:span text:style-name="T3">DA</text:span><text:span text:style-name="T2">,1,</text:span><text:span text:style-name="T3">N</text:span><text:span text:style-name="T2">,1,</text:span><text:span text:style-name="T3">R</text:span><text:span text:style-name="T2">)) </text:span><text:span text:style-name="T4">Q</text:span><text:span text:style-name="T2">:'</text:span><text:span text:style-name="T3">R  </text:span><text:span text:style-name="T4">S </text:span><text:span text:style-name="T3">X</text:span><text:span text:style-name="T2">=</text:span><text:span text:style-name="T4">$P</text:span><text:span text:style-name="T2">(^(</text:span><text:span text:style-name="T3">R</text:span><text:span text:style-name="T2">,0),</text:span><text:span text:style-name="T3">U</text:span><text:span text:style-name="T2">) </text:span><text:span text:style-name="T4">I </text:span><text:span text:style-name="T3">X</text:span><text:span text:style-name="T2">]</text:span><text:span text:style-name="T6">"" </text:span><text:span text:style-name="T4">S </text:span><text:span text:style-name="T3">%</text:span><text:span text:style-name="T2">=</text:span><text:span text:style-name="T4">$O</text:span><text:span text:style-name="T2">(^ORD(101,</text:span><text:span text:style-name="T6">"B"</text:span><text:span text:style-name="T2">,</text:span><text:span text:style-name="T3">X</text:span><text:span text:style-name="T2">,0)) </text:span><text:span text:style-name="T4">D</text:span><text:span text:style-name="T2">:'</text:span><text:span text:style-name="T3">% </text:span><text:span text:style-name="T5">ADDP </text:span><text:span text:style-name="T4">S</text:span><text:span text:style-name="T2">:</text:span><text:span text:style-name="T3">% </text:span><text:span text:style-name="T2">^ORD(100.99,1,5,</text:span><text:span text:style-name="T3">DA</text:span><text:span text:style-name="T2">,1,</text:span><text:span text:style-name="T3">N</text:span><text:span text:style-name="T2">,1,</text:span><text:span text:style-name="T3">R</text:span><text:span text:style-name="T2">,0)=</text:span><text:span text:style-name="T3">% </text:span><text:span text:style-name="T4">S </text:span><text:span text:style-name="T3">Y</text:span><text:span text:style-name="T2">=</text:span><text:span text:style-name="T3">R</text:span><text:span text:style-name="T2">,</text:span><text:span text:style-name="T3">J</text:span><text:span text:style-name="T2">=</text:span><text:span text:style-name="T3">J</text:span><text:span text:style-name="T2">+1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NIT4</text:p>
          </table:table-cell>
          <table:table-cell table:style-name="ce5" office:value-type="float" office:value="20" calcext:value-type="float">
            <text:p>20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ORD(100.99,</text:p>
          </table:table-cell>
          <table:table-cell table:style-name="ce9" office:value-type="string" calcext:value-type="string">
            <text:p>ORDER PARAMETERS</text:p>
          </table:table-cell>
          <table:table-cell table:style-name="ce11" office:value-type="string" calcext:value-type="string">
            <text:p> <text:span text:style-name="T1">S</text:span><text:span text:style-name="T2">:</text:span><text:span text:style-name="T3">J </text:span><text:span text:style-name="T4">$P</text:span><text:span text:style-name="T2">(^ORD(100.99,1,5,</text:span><text:span text:style-name="T3">DA</text:span><text:span text:style-name="T2">,1,</text:span><text:span text:style-name="T3">N</text:span><text:span text:style-name="T2">,1,0),</text:span><text:span text:style-name="T3">U</text:span><text:span text:style-name="T2">,3,4)=</text:span><text:span text:style-name="T3">Y</text:span><text:span text:style-name="T2">_</text:span><text:span text:style-name="T3">U</text:span><text:span text:style-name="T2">_</text:span><text:span text:style-name="T3">J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PCK</text:p>
          </table:table-cell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VA(200,</text:p>
          </table:table-cell>
          <table:table-cell table:style-name="ce9" office:value-type="string" calcext:value-type="string">
            <text:p>NEW PERSON</text:p>
          </table:table-cell>
          <table:table-cell table:style-name="ce11" office:value-type="string" calcext:value-type="string">
            <text:p> <text:span text:style-name="T1">I $S</text:span><text:span text:style-name="T2">('</text:span><text:span text:style-name="T4">$D</text:span><text:span text:style-name="T2">(</text:span><text:span text:style-name="T3">DUZ</text:span><text:span text:style-name="T2">):1,'</text:span><text:span text:style-name="T4">$D</text:span><text:span text:style-name="T2">(^VA(200,+</text:span><text:span text:style-name="T3">DUZ</text:span><text:span text:style-name="T2">)):1,'</text:span><text:span text:style-name="T4">$D</text:span><text:span text:style-name="T2">(</text:span><text:span text:style-name="T3">IO</text:span><text:span text:style-name="T2">):1,1:0) </text:span><text:span text:style-name="T4">G </text:span><text:span text:style-name="T5">DUZ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PCK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$DATA</text:p>
          </table:table-cell>
          <table:table-cell table:style-name="ce9" office:value-type="string" calcext:value-type="string">
            <text:p>^LAM("VR",</text:p>
          </table:table-cell>
          <table:table-cell table:style-name="ce9" office:value-type="string" calcext:value-type="string">
            <text:p>WKLD CODE</text:p>
          </table:table-cell>
          <table:table-cell table:style-name="ce11" office:value-type="string" calcext:value-type="string">
            <text:p> <text:span text:style-name="T1">I $D</text:span><text:span text:style-name="T2">(^LAM(</text:span><text:span text:style-name="T6">"VR"</text:span><text:span text:style-name="T2">)),+</text:span><text:span text:style-name="T4">$G</text:span><text:span text:style-name="T2">(^LAM(</text:span><text:span text:style-name="T6">"VR"</text:span><text:span text:style-name="T2">))&lt;5.2 </text:span><text:span text:style-name="T4">W </text:span><text:span text:style-name="T2">!,</text:span><text:span text:style-name="T4">$C</text:span><text:span text:style-name="T2">(7),</text:span><text:span text:style-name="T6">"YOU MUST HAVE AT LEAST LAB V5.2 BEFORE I CAN INIT THIS VERSION "</text:span><text:span text:style-name="T2">,</text:span><text:span text:style-name="T4">$P</text:span><text:span text:style-name="T2">(</text:span><text:span text:style-name="T4">$T</text:span><text:span text:style-name="T2">(+2),</text:span><text:span text:style-name="T6">";"</text:span><text:span text:style-name="T2">,3),! </text:span><text:span text:style-name="T4">K </text:span><text:span text:style-name="T3">DIFQ </text:span><text:span text:style-name="T4">Q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PCK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$GET</text:p>
          </table:table-cell>
          <table:table-cell table:style-name="ce9" office:value-type="string" calcext:value-type="string">
            <text:p>^LAM("VR",</text:p>
          </table:table-cell>
          <table:table-cell table:style-name="ce9" office:value-type="string" calcext:value-type="string">
            <text:p>WKLD CODE</text:p>
          </table:table-cell>
          <table:table-cell table:style-name="ce11" office:value-type="string" calcext:value-type="string">
            <text:p> <text:span text:style-name="T1">I $D</text:span><text:span text:style-name="T2">(^LAM(</text:span><text:span text:style-name="T6">"VR"</text:span><text:span text:style-name="T2">)),+</text:span><text:span text:style-name="T4">$G</text:span><text:span text:style-name="T2">(^LAM(</text:span><text:span text:style-name="T6">"VR"</text:span><text:span text:style-name="T2">))&lt;5.2 </text:span><text:span text:style-name="T4">W </text:span><text:span text:style-name="T2">!,</text:span><text:span text:style-name="T4">$C</text:span><text:span text:style-name="T2">(7),</text:span><text:span text:style-name="T6">"YOU MUST HAVE AT LEAST LAB V5.2 BEFORE I CAN INIT THIS VERSION "</text:span><text:span text:style-name="T2">,</text:span><text:span text:style-name="T4">$P</text:span><text:span text:style-name="T2">(</text:span><text:span text:style-name="T4">$T</text:span><text:span text:style-name="T2">(+2),</text:span><text:span text:style-name="T6">";"</text:span><text:span text:style-name="T2">,3),! </text:span><text:span text:style-name="T4">K </text:span><text:span text:style-name="T3">DIFQ </text:span><text:span text:style-name="T4">Q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6">
          <table:table-cell table:style-name="ce2" office:value-type="string" calcext:value-type="string">
            <text:p>NLTIPCK</text:p>
          </table:table-cell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$GET</text:p>
          </table:table-cell>
          <table:table-cell table:style-name="ce9" office:value-type="string" calcext:value-type="string">
            <text:p>^LAM("VR",</text:p>
          </table:table-cell>
          <table:table-cell table:style-name="ce9" office:value-type="string" calcext:value-type="string">
            <text:p>WKLD CODE</text:p>
          </table:table-cell>
          <table:table-cell table:style-name="ce11" office:value-type="string" calcext:value-type="string">
            <text:p> <text:span text:style-name="T1">I </text:span><text:span text:style-name="T2">+</text:span><text:span text:style-name="T4">$G</text:span><text:span text:style-name="T2">(^LAM(</text:span><text:span text:style-name="T6">"VR"</text:span><text:span text:style-name="T2">))&lt;5.199 </text:span><text:span text:style-name="T4">W </text:span><text:span text:style-name="T2">!!,</text:span><text:span text:style-name="T6">"You Need to install V5.2 of the Laboratory Package."</text:span><text:span text:style-name="T2">,!! </text:span><text:span text:style-name="T4">K </text:span><text:span text:style-name="T3">DIFQ </text:span><text:span text:style-name="T4">Q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3">
          <table:table-cell table:style-name="ce2" office:value-type="string" calcext:value-type="string">
            <text:p>NLTIPCK</text:p>
          </table:table-cell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$GET</text:p>
          </table:table-cell>
          <table:table-cell table:style-name="ce9" office:value-type="string" calcext:value-type="string">
            <text:p>^LAM("VR",</text:p>
          </table:table-cell>
          <table:table-cell table:style-name="ce9" office:value-type="string" calcext:value-type="string">
            <text:p>WKLD CODE</text:p>
          </table:table-cell>
          <table:table-cell table:style-name="ce11" office:value-type="string" calcext:value-type="string">
            <text:p> <text:span text:style-name="T1">I </text:span><text:span text:style-name="T2">+</text:span><text:span text:style-name="T4">$G</text:span><text:span text:style-name="T2">(^LAM(</text:span><text:span text:style-name="T6">"VR"</text:span><text:span text:style-name="T2">))=5.254 </text:span><text:span text:style-name="T4">W </text:span><text:span text:style-name="T2">!!?5,</text:span><text:span text:style-name="T6">"You have have already installed this version once."</text:span><text:span text:style-name="T2">,!,</text:span><text:span text:style-name="T6">" Do you want to continue " </text:span><text:span text:style-name="T4">S </text:span><text:span text:style-name="T3">%Y</text:span><text:span text:style-name="T2">=2 </text:span><text:span text:style-name="T4">D </text:span><text:span text:style-name="T5">YN</text:span><text:span text:style-name="T2">^DICN </text:span><text:span text:style-name="T4">I </text:span><text:span text:style-name="T3">%</text:span><text:span text:style-name="T2">'=1 </text:span><text:span text:style-name="T4">K </text:span><text:span text:style-name="T3">DIFQ </text:span><text:span text:style-name="T4">Q</text:span></text:p>
          </table:table-cell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Possbible DIQ API</text:p>
          </table:table-cell>
          <table:table-cell table:style-name="ce17"/>
          <table:table-cell table:number-columns-repeated="1011"/>
        </table:table-row>
        <table:table-row table:style-name="ro4">
          <table:table-cell table:style-name="ce2" office:value-type="string" calcext:value-type="string">
            <text:p>NLTIPOST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LAM(0,</text:p>
          </table:table-cell>
          <table:table-cell table:style-name="ce9" office:value-type="string" calcext:value-type="string">
            <text:p>WKLD CODE</text:p>
          </table:table-cell>
          <table:table-cell table:style-name="ce11" office:value-type="string" calcext:value-type="string">
            <text:p> <text:span text:style-name="T1">S $P</text:span><text:span text:style-name="T2">(^LAM(0),</text:span><text:span text:style-name="T3">U</text:span><text:span text:style-name="T2">,3)=99999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4">
          <table:table-cell table:style-name="ce2" office:value-type="string" calcext:value-type="string">
            <text:p>NLTIPOST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SET PIECE</text:p>
          </table:table-cell>
          <table:table-cell table:style-name="ce9" office:value-type="string" calcext:value-type="string">
            <text:p>^LAM(0,</text:p>
          </table:table-cell>
          <table:table-cell table:style-name="ce9" office:value-type="string" calcext:value-type="string">
            <text:p>WKLD CODE</text:p>
          </table:table-cell>
          <table:table-cell table:style-name="ce11" office:value-type="string" calcext:value-type="string">
            <text:p> <text:span text:style-name="T1">S $P</text:span><text:span text:style-name="T2">(^LAM(0),</text:span><text:span text:style-name="T3">U</text:span><text:span text:style-name="T2">,3)=99999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POST</text:p>
          </table:table-cell>
          <table:table-cell table:style-name="ce5" office:value-type="float" office:value="23" calcext:value-type="float">
            <text:p>23</text:p>
          </table:table-cell>
          <table:table-cell table:style-name="ce2" office:value-type="string" calcext:value-type="string">
            <text:p>SET</text:p>
          </table:table-cell>
          <table:table-cell table:style-name="ce9" office:value-type="string" calcext:value-type="string">
            <text:p>^LAB(I,</text:p>
          </table:table-cell>
          <table:table-cell table:style-name="ce8"/>
          <table:table-cell table:style-name="ce11" office:value-type="string" calcext:value-type="string">
            <text:p> <text:span text:style-name="T1">S </text:span><text:span text:style-name="T2">^LAM(</text:span><text:span text:style-name="T6">"VR"</text:span><text:span text:style-name="T2">)=</text:span><text:span text:style-name="T3">LRVR </text:span><text:span text:style-name="T4">F </text:span><text:span text:style-name="T3">I</text:span><text:span text:style-name="T2">=64.2,64.21,64.22,64.3 </text:span><text:span text:style-name="T4">S </text:span><text:span text:style-name="T2">^LAB(</text:span><text:span text:style-name="T3">I</text:span><text:span text:style-name="T2">,</text:span><text:span text:style-name="T6">"VR"</text:span><text:span text:style-name="T2">)=</text:span><text:span text:style-name="T3">LRVR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PRE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PIECE</text:p>
          </table:table-cell>
          <table:table-cell table:style-name="ce9" office:value-type="string" calcext:value-type="string">
            <text:p>^LAM(0,</text:p>
          </table:table-cell>
          <table:table-cell table:style-name="ce9" office:value-type="string" calcext:value-type="string">
            <text:p>WKLD CODE</text:p>
          </table:table-cell>
          <table:table-cell table:style-name="ce11" office:value-type="string" calcext:value-type="string">
            <text:p> <text:span text:style-name="T1">S $P</text:span><text:span text:style-name="T2">(^LAM(0),</text:span><text:span text:style-name="T3">U</text:span><text:span text:style-name="T2">,3)=1881,</text:span><text:span text:style-name="T3">DIK</text:span><text:span text:style-name="T2">=</text:span><text:span text:style-name="T6">"^DD(64,"</text:span><text:span text:style-name="T2">,</text:span><text:span text:style-name="T3">DA</text:span><text:span text:style-name="T2">(1)=64,</text:span><text:span text:style-name="T3">DA</text:span><text:span text:style-name="T2">=14 </text:span><text:span text:style-name="T4">D </text:span><text:span text:style-name="T2">^DIK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IPRE</text:p>
          </table:table-cell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SET PIECE</text:p>
          </table:table-cell>
          <table:table-cell table:style-name="ce9" office:value-type="string" calcext:value-type="string">
            <text:p>^LAM(0,</text:p>
          </table:table-cell>
          <table:table-cell table:style-name="ce9" office:value-type="string" calcext:value-type="string">
            <text:p>WKLD CODE</text:p>
          </table:table-cell>
          <table:table-cell table:style-name="ce11" office:value-type="string" calcext:value-type="string">
            <text:p> <text:span text:style-name="T1">S $P</text:span><text:span text:style-name="T2">(^LAM(0),</text:span><text:span text:style-name="T3">U</text:span><text:span text:style-name="T2">,3)=1881,</text:span><text:span text:style-name="T3">DIK</text:span><text:span text:style-name="T2">=</text:span><text:span text:style-name="T6">"^DD(64,"</text:span><text:span text:style-name="T2">,</text:span><text:span text:style-name="T3">DA</text:span><text:span text:style-name="T2">(1)=64,</text:span><text:span text:style-name="T3">DA</text:span><text:span text:style-name="T2">=14 </text:span><text:span text:style-name="T4">D </text:span><text:span text:style-name="T2">^DIK</text:span></text:p>
          </table:table-cell>
          <table:table-cell table:number-columns-repeated="2" table:style-name="ce13" table:content-validation-name="val1" office:value-type="float" office:value="1" calcext:value-type="float">
            <text:p>1</text:p>
          </table:table-cell>
          <table:table-cell table:style-name="ce13" table:content-validation-name="val1" table:number-columns-repeated="2"/>
          <table:table-cell table:style-name="ce14" table:content-validation-name="val2" office:value-type="string" calcext:value-type="string">
            <text:p>Applications</text:p>
          </table:table-cell>
          <table:table-cell table:style-name="ce16" office:value-type="string" calcext:value-type="string">
            <text:p>Fileman Set/Edit API</text:p>
          </table:table-cell>
          <table:table-cell table:style-name="ce17"/>
          <table:table-cell table:number-columns-repeated="1011"/>
        </table:table-row>
        <table:table-row table:style-name="ro8">
          <table:table-cell table:style-name="ce2" office:value-type="string" calcext:value-type="string">
            <text:p>NLTNTEG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CONDITIONAL XECUTE</text:p>
          </table:table-cell>
          <table:table-cell table:style-name="ce9" office:value-type="string" calcext:value-type="string">
            <text:p>^%ZOSF("RSUM",</text:p>
          </table:table-cell>
          <table:table-cell table:style-name="ce8"/>
          <table:table-cell table:style-name="ce12" office:value-type="string" calcext:value-type="string">
            <text:p>CONT <text:span text:style-name="T1">F </text:span><text:span text:style-name="T3">XT1</text:span><text:span text:style-name="T2">=1:1 </text:span><text:span text:style-name="T4">S </text:span><text:span text:style-name="T3">XT2</text:span><text:span text:style-name="T2">=</text:span><text:span text:style-name="T4">$T</text:span><text:span text:style-name="T2">(</text:span><text:span text:style-name="T5">ROU</text:span><text:span text:style-name="T2">+</text:span><text:span text:style-name="T3">XT1</text:span><text:span text:style-name="T2">) </text:span><text:span text:style-name="T4">Q</text:span><text:span text:style-name="T2">:</text:span><text:span text:style-name="T3">XT2</text:span><text:span text:style-name="T2">=</text:span><text:span text:style-name="T6">""  </text:span><text:span text:style-name="T4">S </text:span><text:span text:style-name="T3">X</text:span><text:span text:style-name="T2">=</text:span><text:span text:style-name="T4">$P</text:span><text:span text:style-name="T2">(</text:span><text:span text:style-name="T3">XT2</text:span><text:span text:style-name="T2">,</text:span><text:span text:style-name="T6">" "</text:span><text:span text:style-name="T2">,1),</text:span><text:span text:style-name="T3">XT3</text:span><text:span text:style-name="T2">=</text:span><text:span text:style-name="T4">$P</text:span><text:span text:style-name="T2">(</text:span><text:span text:style-name="T3">XT2</text:span><text:span text:style-name="T2">,</text:span><text:span text:style-name="T6">";"</text:span><text:span text:style-name="T2">,3) </text:span><text:span text:style-name="T4">X </text:span><text:span text:style-name="T3">XT4 </text:span><text:span text:style-name="T4">I $T W </text:span><text:span text:style-name="T2">!,</text:span><text:span text:style-name="T3">X </text:span><text:span text:style-name="T4">X </text:span><text:span text:style-name="T2">^%ZOSF(</text:span><text:span text:style-name="T6">"TEST"</text:span><text:span text:style-name="T2">) </text:span><text:span text:style-name="T4">S</text:span><text:span text:style-name="T2">:'</text:span><text:span text:style-name="T4">$T </text:span><text:span text:style-name="T3">XT3</text:span><text:span text:style-name="T2">=0 </text:span><text:span text:style-name="T4">X</text:span><text:span text:style-name="T2">:</text:span><text:span text:style-name="T3">XT3 </text:span><text:span text:style-name="T2">^%ZOSF(</text:span><text:span text:style-name="T6">"RSUM"</text:span><text:span text:style-name="T2">) </text:span><text:span text:style-name="T4">W </text:span><text:span text:style-name="T2">?10,</text:span><text:span text:style-name="T4">$S</text:span><text:span text:style-name="T2">('</text:span><text:span text:style-name="T3">XT3</text:span><text:span text:style-name="T2">:</text:span><text:span text:style-name="T6">"Routine not in UCI"</text:span><text:span text:style-name="T2">,</text:span><text:span text:style-name="T3">XT3</text:span><text:span text:style-name="T2">'=</text:span><text:span text:style-name="T3">Y</text:span><text:span text:style-name="T2">:</text:span><text:span text:style-name="T6">"Calculated "</text:span><text:span text:style-name="T2">_</text:span><text:span text:style-name="T4">$C</text:span><text:span text:style-name="T2">(7)_</text:span><text:span text:style-name="T3">Y</text:span><text:span text:style-name="T2">_</text:span><text:span text:style-name="T6">", off by "</text:span><text:span text:style-name="T2">_(</text:span><text:span text:style-name="T3">Y</text:span><text:span text:style-name="T2">-</text:span><text:span text:style-name="T3">XT3</text:span><text:span text:style-name="T2">),1:</text:span><text:span text:style-name="T6">"ok"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8">
          <table:table-cell table:style-name="ce2" office:value-type="string" calcext:value-type="string">
            <text:p>NLTNTEG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EXECUTE</text:p>
          </table:table-cell>
          <table:table-cell table:style-name="ce9" office:value-type="string" calcext:value-type="string">
            <text:p>^%ZOSF("RSUM",</text:p>
          </table:table-cell>
          <table:table-cell table:style-name="ce8"/>
          <table:table-cell table:style-name="ce12" office:value-type="string" calcext:value-type="string">
            <text:p>CONT <text:span text:style-name="T1">F </text:span><text:span text:style-name="T3">XT1</text:span><text:span text:style-name="T2">=1:1 </text:span><text:span text:style-name="T4">S </text:span><text:span text:style-name="T3">XT2</text:span><text:span text:style-name="T2">=</text:span><text:span text:style-name="T4">$T</text:span><text:span text:style-name="T2">(</text:span><text:span text:style-name="T5">ROU</text:span><text:span text:style-name="T2">+</text:span><text:span text:style-name="T3">XT1</text:span><text:span text:style-name="T2">) </text:span><text:span text:style-name="T4">Q</text:span><text:span text:style-name="T2">:</text:span><text:span text:style-name="T3">XT2</text:span><text:span text:style-name="T2">=</text:span><text:span text:style-name="T6">""  </text:span><text:span text:style-name="T4">S </text:span><text:span text:style-name="T3">X</text:span><text:span text:style-name="T2">=</text:span><text:span text:style-name="T4">$P</text:span><text:span text:style-name="T2">(</text:span><text:span text:style-name="T3">XT2</text:span><text:span text:style-name="T2">,</text:span><text:span text:style-name="T6">" "</text:span><text:span text:style-name="T2">,1),</text:span><text:span text:style-name="T3">XT3</text:span><text:span text:style-name="T2">=</text:span><text:span text:style-name="T4">$P</text:span><text:span text:style-name="T2">(</text:span><text:span text:style-name="T3">XT2</text:span><text:span text:style-name="T2">,</text:span><text:span text:style-name="T6">";"</text:span><text:span text:style-name="T2">,3) </text:span><text:span text:style-name="T4">X </text:span><text:span text:style-name="T3">XT4 </text:span><text:span text:style-name="T4">I $T W </text:span><text:span text:style-name="T2">!,</text:span><text:span text:style-name="T3">X </text:span><text:span text:style-name="T4">X </text:span><text:span text:style-name="T2">^%ZOSF(</text:span><text:span text:style-name="T6">"TEST"</text:span><text:span text:style-name="T2">) </text:span><text:span text:style-name="T4">S</text:span><text:span text:style-name="T2">:'</text:span><text:span text:style-name="T4">$T </text:span><text:span text:style-name="T3">XT3</text:span><text:span text:style-name="T2">=0 </text:span><text:span text:style-name="T4">X</text:span><text:span text:style-name="T2">:</text:span><text:span text:style-name="T3">XT3 </text:span><text:span text:style-name="T2">^%ZOSF(</text:span><text:span text:style-name="T6">"RSUM"</text:span><text:span text:style-name="T2">) </text:span><text:span text:style-name="T4">W </text:span><text:span text:style-name="T2">?10,</text:span><text:span text:style-name="T4">$S</text:span><text:span text:style-name="T2">('</text:span><text:span text:style-name="T3">XT3</text:span><text:span text:style-name="T2">:</text:span><text:span text:style-name="T6">"Routine not in UCI"</text:span><text:span text:style-name="T2">,</text:span><text:span text:style-name="T3">XT3</text:span><text:span text:style-name="T2">'=</text:span><text:span text:style-name="T3">Y</text:span><text:span text:style-name="T2">:</text:span><text:span text:style-name="T6">"Calculated "</text:span><text:span text:style-name="T2">_</text:span><text:span text:style-name="T4">$C</text:span><text:span text:style-name="T2">(7)_</text:span><text:span text:style-name="T3">Y</text:span><text:span text:style-name="T2">_</text:span><text:span text:style-name="T6">", off by "</text:span><text:span text:style-name="T2">_(</text:span><text:span text:style-name="T3">Y</text:span><text:span text:style-name="T2">-</text:span><text:span text:style-name="T3">XT3</text:span><text:span text:style-name="T2">),1:</text:span><text:span text:style-name="T6">"ok"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8">
          <table:table-cell table:style-name="ce2" office:value-type="string" calcext:value-type="string">
            <text:p>NLTNTEG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XECUTE</text:p>
          </table:table-cell>
          <table:table-cell table:style-name="ce9" office:value-type="string" calcext:value-type="string">
            <text:p>^%ZOSF("RSUM",</text:p>
          </table:table-cell>
          <table:table-cell table:style-name="ce8"/>
          <table:table-cell table:style-name="ce12" office:value-type="string" calcext:value-type="string">
            <text:p>CONT <text:span text:style-name="T1">F </text:span><text:span text:style-name="T3">XT1</text:span><text:span text:style-name="T2">=1:1 </text:span><text:span text:style-name="T4">S </text:span><text:span text:style-name="T3">XT2</text:span><text:span text:style-name="T2">=</text:span><text:span text:style-name="T4">$T</text:span><text:span text:style-name="T2">(</text:span><text:span text:style-name="T5">ROU</text:span><text:span text:style-name="T2">+</text:span><text:span text:style-name="T3">XT1</text:span><text:span text:style-name="T2">) </text:span><text:span text:style-name="T4">Q</text:span><text:span text:style-name="T2">:</text:span><text:span text:style-name="T3">XT2</text:span><text:span text:style-name="T2">=</text:span><text:span text:style-name="T6">""  </text:span><text:span text:style-name="T4">S </text:span><text:span text:style-name="T3">X</text:span><text:span text:style-name="T2">=</text:span><text:span text:style-name="T4">$P</text:span><text:span text:style-name="T2">(</text:span><text:span text:style-name="T3">XT2</text:span><text:span text:style-name="T2">,</text:span><text:span text:style-name="T6">" "</text:span><text:span text:style-name="T2">,1),</text:span><text:span text:style-name="T3">XT3</text:span><text:span text:style-name="T2">=</text:span><text:span text:style-name="T4">$P</text:span><text:span text:style-name="T2">(</text:span><text:span text:style-name="T3">XT2</text:span><text:span text:style-name="T2">,</text:span><text:span text:style-name="T6">";"</text:span><text:span text:style-name="T2">,3) </text:span><text:span text:style-name="T4">X </text:span><text:span text:style-name="T3">XT4 </text:span><text:span text:style-name="T4">I $T W </text:span><text:span text:style-name="T2">!,</text:span><text:span text:style-name="T3">X </text:span><text:span text:style-name="T4">X </text:span><text:span text:style-name="T2">^%ZOSF(</text:span><text:span text:style-name="T6">"TEST"</text:span><text:span text:style-name="T2">) </text:span><text:span text:style-name="T4">S</text:span><text:span text:style-name="T2">:'</text:span><text:span text:style-name="T4">$T </text:span><text:span text:style-name="T3">XT3</text:span><text:span text:style-name="T2">=0 </text:span><text:span text:style-name="T4">X</text:span><text:span text:style-name="T2">:</text:span><text:span text:style-name="T3">XT3 </text:span><text:span text:style-name="T2">^%ZOSF(</text:span><text:span text:style-name="T6">"RSUM"</text:span><text:span text:style-name="T2">) </text:span><text:span text:style-name="T4">W </text:span><text:span text:style-name="T2">?10,</text:span><text:span text:style-name="T4">$S</text:span><text:span text:style-name="T2">('</text:span><text:span text:style-name="T3">XT3</text:span><text:span text:style-name="T2">:</text:span><text:span text:style-name="T6">"Routine not in UCI"</text:span><text:span text:style-name="T2">,</text:span><text:span text:style-name="T3">XT3</text:span><text:span text:style-name="T2">'=</text:span><text:span text:style-name="T3">Y</text:span><text:span text:style-name="T2">:</text:span><text:span text:style-name="T6">"Calculated "</text:span><text:span text:style-name="T2">_</text:span><text:span text:style-name="T4">$C</text:span><text:span text:style-name="T2">(7)_</text:span><text:span text:style-name="T3">Y</text:span><text:span text:style-name="T2">_</text:span><text:span text:style-name="T6">", off by "</text:span><text:span text:style-name="T2">_(</text:span><text:span text:style-name="T3">Y</text:span><text:span text:style-name="T2">-</text:span><text:span text:style-name="T3">XT3</text:span><text:span text:style-name="T2">),1:</text:span><text:span text:style-name="T6">"ok"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NTEG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EXECUTE</text:p>
          </table:table-cell>
          <table:table-cell table:style-name="ce9" office:value-type="string" calcext:value-type="string">
            <text:p>^%ZOSF("RSEL",</text:p>
          </table:table-cell>
          <table:table-cell table:style-name="ce8"/>
          <table:table-cell table:style-name="ce11" office:value-type="string" calcext:value-type="string">
            <text:p> <text:span text:style-name="T1">W </text:span><text:span text:style-name="T2">!,</text:span><text:span text:style-name="T6">"Check a subset of routines:" </text:span><text:span text:style-name="T4">K </text:span><text:span text:style-name="T2">^UTILITY(</text:span><text:span text:style-name="T4">$J</text:span><text:span text:style-name="T2">) </text:span><text:span text:style-name="T4">X </text:span><text:span text:style-name="T2">^%ZOSF(</text:span><text:span text:style-name="T6">"RSEL"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5">
          <table:table-cell table:style-name="ce2" office:value-type="string" calcext:value-type="string">
            <text:p>NLTNTEG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XECUTE</text:p>
          </table:table-cell>
          <table:table-cell table:style-name="ce9" office:value-type="string" calcext:value-type="string">
            <text:p>^%ZOSF("RSEL",</text:p>
          </table:table-cell>
          <table:table-cell table:style-name="ce8"/>
          <table:table-cell table:style-name="ce11" office:value-type="string" calcext:value-type="string">
            <text:p> <text:span text:style-name="T1">W </text:span><text:span text:style-name="T2">!,</text:span><text:span text:style-name="T6">"Check a subset of routines:" </text:span><text:span text:style-name="T4">K </text:span><text:span text:style-name="T2">^UTILITY(</text:span><text:span text:style-name="T4">$J</text:span><text:span text:style-name="T2">) </text:span><text:span text:style-name="T4">X </text:span><text:span text:style-name="T2">^%ZOSF(</text:span><text:span text:style-name="T6">"RSEL"</text:span><text:span text:style-name="T2">)</text:span></text:p>
          </table:table-cell>
          <table:table-cell table:style-name="ce13" table:content-validation-name="val1" office:value-type="float" office:value="0" calcext:value-type="float">
            <text:p>0</text:p>
          </table:table-cell>
          <table:table-cell table:style-name="ce13" table:content-validation-name="val1" table:number-columns-repeated="3"/>
          <table:table-cell table:style-name="ce14" table:content-validation-name="val2" office:value-type="string" calcext:value-type="string">
            <text:p>Applications</text:p>
          </table:table-cell>
          <table:table-cell table:style-name="ce16"/>
          <table:table-cell table:style-name="ce17"/>
          <table:table-cell table:number-columns-repeated="1011"/>
        </table:table-row>
        <table:table-row table:style-name="ro9" table:number-rows-repeated="104825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NLT.A1:NLT.M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6:38:50.490255000</meta:creation-date>
    <dc:date>2016-01-31T16:38:59.963202000</dc:date>
    <meta:editing-duration>PT9S</meta:editing-duration>
    <meta:editing-cycles>1</meta:editing-cycles>
    <meta:document-statistic meta:table-count="1" meta:cell-count="2588" meta:object-count="0"/>
    <meta:generator>LibreOffice/5.0.4.2$MacOSX_X86_64 LibreOffice_project/2b9802c1994aa0b7dc6079e128979269cf95bc78</meta:generator>
  </office:meta>
</office:document-meta>
</file>